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svg:stroke-width="0.1cm" svg:stroke-color="#800000" draw:marker-start="" draw:marker-start-width="1.25cm" draw:marker-end="Стили_20_стрелок_20_1" draw:marker-end-width="1.25cm" draw:textarea-horizontal-align="center" draw:textarea-vertical-align="middle" fo:padding-top="0.175cm" fo:padding-bottom="0.175cm" fo:padding-left="0.3cm" fo:padding-right="0.3cm"/>
    </style:style>
    <style:style style:name="gr3" style:family="graphic" style:parent-style-name="standard">
      <style:graphic-properties draw:fill="solid" draw:fill-color="#ffffcc" draw:textarea-horizontal-align="justify" draw:textarea-vertical-align="middle" draw:auto-grow-height="false"/>
    </style:style>
    <style:style style:name="gr4" style:family="graphic" style:parent-style-name="standard">
      <style:graphic-properties svg:stroke-width="0.1cm" svg:stroke-color="#800000" draw:marker-start="" draw:marker-start-width="1.25cm" draw:marker-end="ERD_5f_1..1" draw:marker-end-width="1.25cm" draw:textarea-horizontal-align="center" draw:textarea-vertical-align="middle" fo:padding-top="0.175cm" fo:padding-bottom="0.175cm" fo:padding-left="0.3cm" fo:padding-right="0.3cm"/>
    </style:style>
    <style:style style:name="gr5" style:family="graphic" style:parent-style-name="standard">
      <style:graphic-properties svg:stroke-width="0.1cm" svg:stroke-color="#800000" draw:marker-start="ERD_5f_1..1" draw:marker-start-width="1.25cm" draw:marker-end="Стили_20_стрелок_20_1" draw:marker-end-width="1.25cm" draw:textarea-horizontal-align="center" draw:textarea-vertical-align="middle" fo:padding-top="0.175cm" fo:padding-bottom="0.175cm" fo:padding-left="0.3cm" fo:padding-right="0.3cm"/>
    </style:style>
    <style:style style:name="gr6" style:family="graphic" style:parent-style-name="standard">
      <style:graphic-properties svg:stroke-width="0.1cm" svg:stroke-color="#008000" draw:marker-start-width="0.35cm" draw:marker-end-width="0.35cm" draw:textarea-horizontal-align="center" draw:textarea-vertical-align="middle" fo:padding-top="0.175cm" fo:padding-bottom="0.175cm" fo:padding-left="0.3cm" fo:padding-right="0.3cm"/>
    </style:style>
    <style:style style:name="gr7" style:family="graphic" style:parent-style-name="objectwithoutfill">
      <style:graphic-properties draw:stroke="dash" draw:stroke-dash="Fine_20_Dashed" svg:stroke-width="0.2cm" svg:stroke-color="#0000ff" draw:marker-start-width="0.5cm" draw:marker-end-width="0.5cm" draw:fill="none" draw:textarea-horizontal-align="center" draw:textarea-vertical-align="middle" fo:padding-top="0.225cm" fo:padding-bottom="0.225cm" fo:padding-left="0.35cm" fo:padding-right="0.35cm"/>
    </style:style>
    <style:style style:name="gr8" style:family="graphic" style:parent-style-name="standard">
      <style:graphic-properties draw:stroke="none" svg:stroke-color="#000000" draw:fill="none" draw:fill-color="#ffffff" fo:min-height="1.5cm"/>
    </style:style>
    <style:style style:name="gr9" style:family="graphic" style:parent-style-name="standard">
      <style:graphic-properties draw:stroke="dash" draw:stroke-dash="Dash_20_2" svg:stroke-width="0.1cm" draw:marker-start-width="0.35cm" draw:marker-end-width="0.35cm" draw:fill="solid" draw:fill-color="#ffffff" draw:textarea-horizontal-align="justify" draw:textarea-vertical-align="middle" draw:auto-grow-height="false" fo:padding-top="0.175cm" fo:padding-bottom="0.175cm" fo:padding-left="0.3cm" fo:padding-right="0.3cm"/>
    </style:style>
    <style:style style:name="gr10" style:family="graphic" style:parent-style-name="standard">
      <style:graphic-properties draw:fill="solid" draw:fill-color="#ffffff" draw:textarea-horizontal-align="justify" draw:textarea-vertical-align="middle" draw:auto-grow-height="false"/>
    </style:style>
    <style:style style:name="gr11" style:family="graphic" style:parent-style-name="standard">
      <style:graphic-properties svg:stroke-width="0cm" draw:marker-start-width="0.2cm" draw:marker-end-width="0.2cm" draw:fill="solid" draw:fill-color="#ffaaa5" draw:textarea-horizontal-align="justify" draw:textarea-vertical-align="middle" draw:auto-grow-height="false" fo:padding-top="0.125cm" fo:padding-bottom="0.125cm" fo:padding-left="0.25cm" fo:padding-right="0.25cm"/>
    </style:style>
    <style:style style:name="gr12" style:family="graphic" style:parent-style-name="standard">
      <style:graphic-properties draw:fill="solid" draw:fill-color="#ffff99" draw:textarea-horizontal-align="justify" draw:textarea-vertical-align="middle" draw:auto-grow-height="false"/>
    </style:style>
    <style:style style:name="gr13" style:family="graphic" style:parent-style-name="standard">
      <style:graphic-properties draw:fill="solid" draw:fill-color="#9999ff" draw:textarea-horizontal-align="justify" draw:textarea-vertical-align="middle" draw:auto-grow-height="false"/>
    </style:style>
    <style:style style:name="gr14" style:family="graphic" style:parent-style-name="standard">
      <style:graphic-properties svg:stroke-width="0.1cm" svg:stroke-color="#800000" draw:marker-start="" draw:marker-start-width="0.35cm" draw:marker-end="" draw:marker-end-width="0.35cm" draw:textarea-horizontal-align="center" draw:textarea-vertical-align="middle" fo:padding-top="0.175cm" fo:padding-bottom="0.175cm" fo:padding-left="0.3cm" fo:padding-right="0.3cm"/>
    </style:style>
    <style:style style:name="gr15" style:family="graphic" style:parent-style-name="standard">
      <style:graphic-properties draw:stroke="none" svg:stroke-color="#000000" draw:fill="none" draw:fill-color="#ffffff" fo:min-height="1cm"/>
    </style:style>
    <style:style style:name="gr16" style:family="graphic" style:parent-style-name="standard">
      <style:graphic-properties draw:textarea-horizontal-align="center" draw:textarea-vertical-align="middle"/>
    </style:style>
    <style:style style:name="gr17" style:family="graphic" style:parent-style-name="standard">
      <style:graphic-properties svg:stroke-width="0.1cm" svg:stroke-color="#800000" draw:marker-start="" draw:marker-start-width="1.25cm" draw:marker-end="ERD_5f_1..N" draw:marker-end-width="1.25cm" draw:textarea-horizontal-align="center" draw:textarea-vertical-align="middle" fo:padding-top="0.175cm" fo:padding-bottom="0.175cm" fo:padding-left="0.3cm" fo:padding-right="0.3cm"/>
    </style:style>
    <style:style style:name="gr18" style:family="graphic" style:parent-style-name="standard">
      <style:graphic-properties svg:stroke-width="0.1cm" svg:stroke-color="#800000" draw:marker-start="" draw:marker-start-width="1.25cm" draw:marker-end="ERD_5f_0..N" draw:marker-end-width="1.25cm" draw:textarea-horizontal-align="center" draw:textarea-vertical-align="middle" fo:padding-top="0.175cm" fo:padding-bottom="0.175cm" fo:padding-left="0.3cm" fo:padding-right="0.3cm"/>
    </style:style>
    <style:style style:name="gr19" style:family="graphic" style:parent-style-name="standard">
      <style:graphic-properties svg:stroke-width="0.1cm" svg:stroke-color="#800000" draw:marker-start="" draw:marker-start-width="1.25cm" draw:marker-end="ERD_5f_0..1" draw:marker-end-width="1.25cm" draw:textarea-horizontal-align="center" draw:textarea-vertical-align="middle" fo:padding-top="0.175cm" fo:padding-bottom="0.175cm" fo:padding-left="0.3cm" fo:padding-right="0.3cm"/>
    </style:style>
    <style:style style:name="gr20" style:family="graphic" style:parent-style-name="standard">
      <style:graphic-properties draw:auto-grow-height="false" fo:min-height="0.749cm" fo:min-width="0.499cm" fo:wrap-option="no-wrap"/>
    </style:style>
    <style:style style:name="gr21" style:family="graphic" style:parent-style-name="standard">
      <style:graphic-properties svg:stroke-width="0.1cm" svg:stroke-color="#008000" draw:marker-start-width="0.35cm" draw:marker-end-width="0.35cm" draw:fill="solid" draw:fill-color="#008000" draw:textarea-horizontal-align="center" draw:textarea-vertical-align="middle" fo:padding-top="0.175cm" fo:padding-bottom="0.175cm" fo:padding-left="0.3cm" fo:padding-right="0.3cm"/>
    </style:style>
    <style:style style:name="gr22" style:family="graphic" style:parent-style-name="standard">
      <style:graphic-properties draw:fill="solid" draw:fill-color="#00cccc" draw:textarea-vertical-align="middle" draw:auto-grow-height="false" fo:min-height="0.749cm" fo:min-width="0.499cm"/>
    </style:style>
    <style:style style:name="gr23" style:family="graphic" style:parent-style-name="Заголовок_20_сущности">
      <style:graphic-properties draw:marker-end="ERD_5f_0..1"/>
    </style:style>
    <style:style style:name="gr24" style:family="graphic" style:parent-style-name="Заголовок_20_сущности">
      <style:graphic-properties draw:marker-end="ERD_5f_0..1"/>
    </style:style>
    <style:style style:name="gr25" style:family="graphic" style:parent-style-name="objectwithoutfill">
      <style:graphic-properties draw:stroke="dash" draw:stroke-dash="Fine_20_Dashed" svg:stroke-width="0.2cm" draw:marker-start-width="0.5cm" draw:marker-end-width="0.5cm" draw:fill="none" draw:textarea-horizontal-align="center" draw:textarea-vertical-align="middle" fo:padding-top="0.225cm" fo:padding-bottom="0.225cm" fo:padding-left="0.35cm" fo:padding-right="0.35cm"/>
    </style:style>
    <style:style style:name="gr26" style:family="graphic" style:parent-style-name="standard">
      <style:graphic-properties draw:stroke="none" svg:stroke-color="#000000" draw:fill="none" draw:fill-color="#ffffff" fo:min-height="2cm"/>
    </style:style>
    <style:style style:name="gr27" style:family="graphic" style:parent-style-name="standard">
      <style:graphic-properties svg:stroke-width="0.1cm" svg:stroke-color="#ff6633" draw:marker-start-width="0.35cm" draw:marker-end-width="0.35cm" draw:textarea-horizontal-align="center" draw:textarea-vertical-align="middle" fo:padding-top="0.175cm" fo:padding-bottom="0.175cm" fo:padding-left="0.3cm" fo:padding-right="0.3cm"/>
    </style:style>
    <style:style style:name="gr28" style:family="graphic" style:parent-style-name="standard">
      <style:graphic-properties draw:fill="solid" draw:fill-color="#cccccc" draw:textarea-horizontal-align="center" draw:textarea-vertical-align="middle"/>
    </style:style>
    <style:style style:name="gr29" style:family="graphic" style:parent-style-name="standard">
      <style:graphic-properties draw:stroke="dash" draw:stroke-dash="_32__20_Dots_20_1_20_Dash" svg:stroke-width="0.1cm" svg:stroke-color="#800000" draw:marker-start="" draw:marker-start-width="1.25cm" draw:marker-end="Стили_20_стрелок_20_1" draw:marker-end-width="1.25cm" draw:textarea-horizontal-align="center" draw:textarea-vertical-align="middle" fo:padding-top="0.175cm" fo:padding-bottom="0.175cm" fo:padding-left="0.3cm" fo:padding-right="0.3cm"/>
    </style:style>
    <style:style style:name="gr30" style:family="graphic" style:parent-style-name="standard">
      <style:graphic-properties draw:fill="solid" draw:fill-color="#99ccff" draw:textarea-horizontal-align="center" draw:textarea-vertical-align="middle"/>
    </style:style>
    <style:style style:name="gr31" style:family="graphic" style:parent-style-name="standard">
      <style:graphic-properties draw:marker-end="Стили_20_стрелок_20_5" draw:fill="solid" draw:fill-color="#99ccff" draw:textarea-horizontal-align="center" draw:textarea-vertical-align="middle"/>
    </style:style>
    <style:style style:name="gr32" style:family="graphic" style:parent-style-name="standard">
      <style:graphic-properties draw:marker-end="Стили_20_стрелок_20_14" draw:fill="solid" draw:fill-color="#99ccff" draw:textarea-horizontal-align="center" draw:textarea-vertical-align="middle"/>
    </style:style>
    <style:style style:name="gr33" style:family="graphic" style:parent-style-name="standard">
      <style:graphic-properties draw:marker-end="Стили_20_стрелок_20_17" draw:fill="solid" draw:fill-color="#99ccff" draw:textarea-horizontal-align="center" draw:textarea-vertical-align="middle"/>
    </style:style>
    <style:style style:name="gr34" style:family="graphic" style:parent-style-name="standard">
      <style:graphic-properties draw:marker-end="Стили_20_стрелок_20_22" draw:fill="solid" draw:fill-color="#99ccff" draw:textarea-horizontal-align="center" draw:textarea-vertical-align="middle"/>
    </style:style>
    <style:style style:name="gr35" style:family="graphic" style:parent-style-name="standard">
      <style:graphic-properties draw:marker-end="Стили_20_стрелок_20_23" draw:fill="solid" draw:fill-color="#99ccff" draw:textarea-horizontal-align="center" draw:textarea-vertical-align="middle"/>
    </style:style>
    <style:style style:name="gr36" style:family="graphic" style:parent-style-name="standard">
      <style:graphic-properties draw:marker-end="Стили_20_стрелок_20_24" draw:fill="solid" draw:fill-color="#99ccff" draw:textarea-horizontal-align="center" draw:textarea-vertical-align="middle"/>
    </style:style>
    <style:style style:name="gr37" style:family="graphic" style:parent-style-name="_32_22">
      <style:graphic-properties draw:fill="solid" draw:fill-color="#99ccff"/>
    </style:style>
    <style:style style:name="gr38" style:family="graphic" style:parent-style-name="standard">
      <style:graphic-properties draw:marker-end="Стили_20_стрелок_20_27" draw:fill="solid" draw:fill-color="#99ccff" draw:textarea-horizontal-align="center" draw:textarea-vertical-align="middle"/>
    </style:style>
    <style:style style:name="gr39" style:family="graphic" style:parent-style-name="standard">
      <style:graphic-properties draw:marker-end="Стили_20_стрелок_20_29" draw:fill="solid" draw:fill-color="#99ccff" draw:textarea-horizontal-align="center" draw:textarea-vertical-align="middle"/>
    </style:style>
    <style:style style:name="gr40" style:family="graphic" style:parent-style-name="standard">
      <style:graphic-properties draw:fill="solid" draw:fill-color="#b3b3b3" draw:textarea-horizontal-align="justify" draw:textarea-vertical-align="middle" draw:auto-grow-height="false" fo:min-height="0cm" fo:min-width="0cm" fo:wrap-option="no-wrap"/>
    </style:style>
    <style:style style:name="gr41" style:family="graphic" style:parent-style-name="standard">
      <style:graphic-properties draw:stroke="dash" draw:stroke-dash="Fine_20_Dashed" draw:marker-end="Стили_20_стрелок_20_32" draw:textarea-horizontal-align="center" draw:textarea-vertical-align="middle"/>
    </style:style>
    <style:style style:name="gr42" style:family="graphic" style:parent-style-name="standard">
      <style:graphic-properties draw:stroke="dash" draw:stroke-dash="Fine_20_Dashed" draw:marker-start="" draw:marker-end="Стили_20_стрелок_20_32" draw:textarea-horizontal-align="center" draw:textarea-vertical-align="middle"/>
    </style:style>
    <style:style style:name="gr43" style:family="graphic" style:parent-style-name="standard">
      <style:graphic-properties svg:stroke-width="0.1cm" draw:marker-start-width="0.35cm" draw:marker-end-width="0.35cm" draw:textarea-horizontal-align="center" draw:textarea-vertical-align="middle" fo:padding-top="0.175cm" fo:padding-bottom="0.175cm" fo:padding-left="0.3cm" fo:padding-right="0.3cm"/>
    </style:style>
    <style:style style:name="P1" style:family="paragraph">
      <style:paragraph-properties fo:margin-left="2.107cm" fo:margin-right="0.2cm" fo:text-indent="-1.697cm"/>
    </style:style>
    <style:style style:name="P2" style:family="paragraph">
      <style:paragraph-properties fo:text-align="center"/>
    </style:style>
    <style:style style:name="P3" style:family="paragraph">
      <style:paragraph-properties fo:text-align="center"/>
      <style:text-properties fo:font-family="'Courier New'" style:font-family-generic="modern" style:font-pitch="fixed" fo:font-size="20pt" fo:font-style="normal" fo:font-weight="bold" style:font-size-asian="20pt" style:font-style-asian="normal" style:font-weight-asian="bold" style:font-size-complex="20pt" style:font-style-complex="normal" style:font-weight-complex="bold"/>
    </style:style>
    <style:style style:name="P4" style:family="paragraph">
      <style:paragraph-properties fo:margin-left="1.814cm" fo:margin-right="0.3cm" fo:text-indent="-1.463cm"/>
    </style:style>
    <style:style style:name="P5" style:family="paragraph">
      <style:paragraph-properties fo:text-align="center"/>
      <style:text-properties fo:font-family="'Courier New'" style:font-family-generic="modern" style:font-pitch="fixed" fo:font-size="10pt" fo:font-weight="bold" style:font-size-asian="10pt" style:font-weight-asian="bold" style:font-size-complex="10pt" style:font-weight-complex="bold"/>
    </style:style>
    <style:style style:name="P6" style:family="paragraph">
      <style:paragraph-properties fo:margin-left="2.498cm" fo:margin-right="0.527cm" fo:text-indent="-2.198cm"/>
    </style:style>
    <style:style style:name="P7" style:family="paragraph">
      <style:paragraph-properties fo:margin-left="2.498cm" fo:margin-right="0.527cm" fo:text-indent="-2.107cm"/>
    </style:style>
    <style:style style:name="P8" style:family="paragraph">
      <style:paragraph-properties fo:margin-left="0.4cm" fo:margin-right="0.2cm" fo:text-indent="2.575cm"/>
    </style:style>
    <style:style style:name="P9" style:family="paragraph">
      <style:text-properties fo:color="#0000ff" fo:font-size="24pt" fo:font-weight="bold" style:font-size-asian="24pt" style:font-weight-asian="bold" style:font-size-complex="24pt" style:font-weight-complex="bold"/>
    </style:style>
    <style:style style:name="P10" style:family="paragraph">
      <style:paragraph-properties fo:margin-left="0cm" fo:margin-right="0.043cm" fo:text-align="center" fo:text-indent="0cm"/>
    </style:style>
    <style:style style:name="P11" style:family="paragraph">
      <style:paragraph-properties fo:margin-left="0cm" fo:margin-right="0.043cm" fo:text-align="center" fo:text-indent="0cm"/>
      <style:text-properties fo:font-size="15pt" style:font-size-asian="10pt" style:font-size-complex="10pt"/>
    </style:style>
    <style:style style:name="P12" style:family="paragraph">
      <style:paragraph-properties fo:margin-left="0cm" fo:margin-right="0.043cm" fo:text-align="center" fo:text-indent="0cm"/>
      <style:text-properties fo:font-size="15pt" fo:font-weight="bold" style:font-size-asian="10pt" style:font-size-complex="10pt"/>
    </style:style>
    <style:style style:name="P13" style:family="paragraph">
      <style:paragraph-properties fo:margin-left="0cm" fo:margin-right="0.043cm" fo:text-align="start" fo:text-indent="0cm"/>
      <style:text-properties fo:font-size="15pt" style:font-size-asian="10pt" style:font-size-complex="10pt"/>
    </style:style>
    <style:style style:name="P14" style:family="paragraph">
      <style:paragraph-properties fo:text-align="center"/>
      <style:text-properties fo:font-family="'Courier New'" style:font-family-generic="modern" style:font-pitch="fixed" fo:font-size="16pt" fo:font-weight="bold" style:font-size-asian="16pt" style:font-weight-asian="bold" style:font-size-complex="16pt" style:font-weight-complex="bold"/>
    </style:style>
    <style:style style:name="P15" style:family="paragraph">
      <style:paragraph-properties fo:text-align="center"/>
      <style:text-properties fo:font-style="italic" style:font-style-asian="italic" style:font-style-complex="italic"/>
    </style:style>
    <style:style style:name="P16" style:family="paragraph">
      <style:paragraph-properties fo:margin-left="1.58cm" fo:margin-right="0.234cm" fo:text-indent="-1.112cm"/>
    </style:style>
    <style:style style:name="P17" style:family="paragraph">
      <style:paragraph-properties fo:margin-left="1.58cm" fo:margin-right="0.2cm" fo:text-indent="-1.171cm"/>
    </style:style>
    <style:style style:name="P18" style:family="paragraph">
      <style:text-properties fo:font-weight="bold" style:font-weight-asian="bold" style:font-weight-complex="bold"/>
    </style:style>
    <style:style style:name="P19" style:family="paragraph">
      <style:text-properties fo:font-style="italic" style:font-style-asian="italic" style:font-style-complex="italic"/>
    </style:style>
    <style:style style:name="P20" style:family="paragraph">
      <style:paragraph-properties fo:text-align="start"/>
    </style:style>
    <style:style style:name="P21" style:family="paragraph">
      <style:paragraph-properties style:text-autospace="none"/>
    </style:style>
    <style:style style:name="P22" style:family="paragraph">
      <style:paragraph-properties fo:text-align="start"/>
      <style:text-properties fo:font-family="'Courier New'" style:font-family-generic="modern" style:font-pitch="fixed"/>
    </style:style>
    <style:style style:name="P23" style:family="paragraph">
      <style:paragraph-properties fo:margin-left="2.325cm" fo:margin-right="0.941cm" fo:text-indent="-1.882cm"/>
    </style:style>
    <style:style style:name="P24" style:family="paragraph">
      <style:text-properties fo:font-style="normal" style:font-style-asian="normal" style:font-style-complex="normal"/>
    </style:style>
    <style:style style:name="T1" style:family="text">
      <style:text-properties fo:color="#000000" fo:language="en" fo:country="US" fo:font-style="normal" fo:font-weight="bold" style:font-family-asian="'Courier New'" style:font-family-generic-asian="modern" style:font-pitch-asian="fixed" style:font-style-asian="normal" style:font-weight-asian="bold" style:font-family-complex="'Courier New'" style:font-family-generic-complex="modern" style:font-pitch-complex="fixed" style:font-style-complex="normal" style:font-weight-complex="bold"/>
    </style:style>
    <style:style style:name="T2" style:family="text">
      <style:text-properties fo:color="#000000" fo:language="en" fo:country="US" fo:font-style="normal" fo:font-weight="normal" style:font-family-asian="'Courier New'" style:font-family-generic-asian="modern" style:font-pitch-asian="fixed" style:font-style-asian="normal" style:font-weight-asian="normal" style:font-family-complex="'Courier New'" style:font-family-generic-complex="modern" style:font-pitch-complex="fixed" style:font-style-complex="normal" style:font-weight-complex="normal"/>
    </style:style>
    <style:style style:name="T3" style:family="text">
      <style:text-properties fo:color="#000000" fo:language="lv" fo:country="LV" fo:font-style="normal" fo:font-weight="normal" style:font-family-asian="'Courier New'" style:font-family-generic-asian="modern" style:font-pitch-asian="fixed" style:font-style-asian="normal" style:font-weight-asian="normal" style:font-family-complex="'Courier New'" style:font-family-generic-complex="modern" style:font-pitch-complex="fixed" style:font-style-complex="normal" style:font-weight-complex="normal"/>
    </style:style>
    <style:style style:name="T4" style:family="text">
      <style:text-properties fo:font-family="'Courier New'" style:font-family-generic="modern" style:font-pitch="fixed" fo:font-size="20pt" fo:font-style="normal" fo:font-weight="bold" style:font-size-asian="20pt" style:font-style-asian="normal" style:font-weight-asian="bold" style:font-size-complex="20pt" style:font-style-complex="normal" style:font-weight-complex="bold"/>
    </style:style>
    <style:style style:name="T5" style:family="text">
      <style:text-properties fo:font-size="22pt" fo:font-weight="bold" style:font-size-asian="22pt" style:font-weight-asian="bold" style:font-size-complex="22pt" style:font-weight-complex="bold"/>
    </style:style>
    <style:style style:name="T6" style:family="text">
      <style:text-properties fo:font-weight="bold" style:font-weight-asian="bold" style:font-weight-complex="bold"/>
    </style:style>
    <style:style style:name="T7" style:family="text">
      <style:text-properties fo:font-family="'Courier New'" style:font-family-generic="modern" style:font-pitch="fixed" fo:font-size="10pt" fo:font-weight="bold" style:font-size-asian="10pt" style:font-weight-asian="bold" style:font-size-complex="10pt" style:font-weight-complex="bold"/>
    </style:style>
    <style:style style:name="T8" style:family="text">
      <style:text-properties fo:color="#000000" fo:language="en" fo:country="US" fo:font-style="italic" fo:font-weight="bold" style:font-family-asian="'Courier New'" style:font-family-generic-asian="modern" style:font-pitch-asian="fixed" style:font-style-asian="italic" style:font-weight-asian="bold" style:font-family-complex="'Courier New'" style:font-family-generic-complex="modern" style:font-pitch-complex="fixed" style:font-style-complex="italic" style:font-weight-complex="bold"/>
    </style:style>
    <style:style style:name="T9" style:family="text">
      <style:text-properties fo:color="#000000" fo:language="lv" fo:country="LV" fo:font-style="italic" fo:font-weight="bold" style:font-family-asian="'Courier New'" style:font-family-generic-asian="modern" style:font-pitch-asian="fixed" style:font-style-asian="italic" style:font-weight-asian="bold" style:font-family-complex="'Courier New'" style:font-family-generic-complex="modern" style:font-pitch-complex="fixed" style:font-style-complex="italic" style:font-weight-complex="bold"/>
    </style:style>
    <style:style style:name="T10" style:family="text">
      <style:text-properties fo:color="#000000" fo:language="en" fo:country="US" style:font-family-asian="'Courier New'" style:font-family-generic-asian="modern" style:font-pitch-asian="fixed" style:font-family-complex="'Courier New'" style:font-family-generic-complex="modern" style:font-pitch-complex="fixed"/>
    </style:style>
    <style:style style:name="T11" style:family="text">
      <style:text-properties fo:color="#000000" fo:language="lv" fo:country="LV" fo:font-style="italic" fo:font-weight="normal" style:font-family-asian="'Courier New'" style:font-family-generic-asian="modern" style:font-pitch-asian="fixed" style:font-style-asian="italic" style:font-weight-asian="normal" style:font-family-complex="'Courier New'" style:font-family-generic-complex="modern" style:font-pitch-complex="fixed" style:font-style-complex="italic" style:font-weight-complex="normal"/>
    </style:style>
    <style:style style:name="T12" style:family="text">
      <style:text-properties fo:color="#0000ff" fo:font-size="24pt" fo:font-weight="bold" style:font-size-asian="24pt" style:font-weight-asian="bold" style:font-size-complex="24pt" style:font-weight-complex="bold"/>
    </style:style>
    <style:style style:name="T13" style:family="text">
      <style:text-properties fo:font-size="15pt" style:font-size-asian="10pt" style:font-size-complex="10pt"/>
    </style:style>
    <style:style style:name="T14" style:family="text">
      <style:text-properties fo:font-size="15pt" fo:font-style="italic" style:font-size-asian="10pt" style:font-style-asian="italic" style:font-size-complex="10pt" style:font-style-complex="italic"/>
    </style:style>
    <style:style style:name="T15" style:family="text">
      <style:text-properties fo:font-size="15pt" fo:font-weight="bold" style:font-size-asian="10pt" style:font-size-complex="10pt"/>
    </style:style>
    <style:style style:name="T16" style:family="text">
      <style:text-properties fo:font-family="'Courier New'" style:font-family-generic="modern" style:font-pitch="fixed" fo:font-size="16pt" fo:font-weight="bold" style:font-size-asian="16pt" style:font-weight-asian="bold" style:font-size-complex="16pt" style:font-weight-complex="bold"/>
    </style:style>
    <style:style style:name="T17" style:family="text">
      <style:text-properties fo:font-style="italic" style:font-style-asian="italic" style:font-style-complex="italic"/>
    </style:style>
    <style:style style:name="T18" style:family="text">
      <style:text-properties fo:font-size="40pt" fo:font-weight="bold" style:font-size-asian="40pt" style:font-weight-asian="bold" style:font-size-complex="40pt" style:font-weight-complex="bold"/>
    </style:style>
    <style:style style:name="T19" style:family="text">
      <style:text-properties fo:color="#000000" fo:language="lv" fo:country="LV" fo:font-weight="bold" style:font-family-asian="'Courier New'" style:font-family-generic-asian="modern" style:font-pitch-asian="fixed" style:font-weight-asian="bold" style:font-family-complex="'Courier New'" style:font-family-generic-complex="modern" style:font-pitch-complex="fixed" style:font-weight-complex="bold"/>
    </style:style>
    <style:style style:name="T20" style:family="text">
      <style:text-properties fo:color="#000000" fo:font-style="italic" style:font-family-asian="'Courier New'" style:font-family-generic-asian="modern" style:font-pitch-asian="fixed" style:font-style-asian="italic" style:font-family-complex="'Courier New'" style:font-family-generic-complex="modern" style:font-pitch-complex="fixed" style:font-style-complex="italic"/>
    </style:style>
    <style:style style:name="T21" style:family="text">
      <style:text-properties fo:color="#000000" style:font-family-asian="'Courier New'" style:font-family-generic-asian="modern" style:font-pitch-asian="fixed" style:font-family-complex="'Courier New'" style:font-family-generic-complex="modern" style:font-pitch-complex="fixed"/>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color="#000000" fo:language="en" fo:country="US" fo:font-style="italic" fo:font-weight="normal" style:font-family-asian="'Courier New'" style:font-family-generic-asian="modern" style:font-pitch-asian="fixed" style:font-style-asian="italic" style:font-weight-asian="normal" style:font-family-complex="'Courier New'" style:font-family-generic-complex="modern" style:font-pitch-complex="fixed" style:font-style-complex="italic" style:font-weight-complex="normal"/>
    </style:style>
    <style:style style:name="T24" style:family="text">
      <style:text-properties fo:color="#000000" fo:font-weight="normal" style:font-family-asian="'Courier New'" style:font-family-generic-asian="modern" style:font-pitch-asian="fixed" style:font-weight-asian="normal" style:font-family-complex="'Courier New'" style:font-family-generic-complex="modern" style:font-pitch-complex="fixed" style:font-weight-complex="normal"/>
    </style:style>
    <style:style style:name="T25" style:family="text">
      <style:text-properties fo:font-family="'Courier New'" style:font-family-generic="modern"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rect draw:style-name="Список_20_атрибутов_20_сущносей" draw:id="id3" draw:layer="layout" svg:width="10cm" svg:height="4cm" svg:x="70cm" svg:y="93cm">
          <draw:glue-point draw:id="4" svg:x="-5cm" svg:y="-3.701cm"/>
          <draw:glue-point draw:id="5" svg:x="-5cm" svg:y="-1.017cm"/>
          <draw:glue-point draw:id="6" svg:x="3cm" svg:y="5cm"/>
          <text:p><text:span text:style-name="T1">Person ID</text:span><text:span text:style-name="T2"> </text:span></text:p>
          <text:p text:style-name="P1"><text:span text:style-name="T3">Person type</text:span></text:p>
        </draw:rect>
        <draw:rect draw:style-name="gr1" draw:text-style-name="P3" draw:id="id6" draw:layer="layout" svg:width="10cm" svg:height="1cm" svg:x="70cm" svg:y="92cm">
          <draw:glue-point draw:id="4" svg:x="3.333cm" svg:y="-5cm"/>
          <text:p text:style-name="P2"><text:span text:style-name="T4">Person</text:span></text:p>
        </draw:rect>
        <draw:rect draw:style-name="Кодификатор" draw:id="id8" draw:layer="layout" svg:width="8cm" svg:height="7.5cm" svg:x="85.5cm" svg:y="89cm">
          <text:p><text:span text:style-name="T5">Persons types:</text:span></text:p>
          <text:p><text:span text:style-name="T6"/></text:p>
          <text:p>human</text:p>
          <text:p text:style-name="P4">organisation </text:p>
          <text:p text:style-name="P4"/>
          <text:p text:style-name="P4">undefined</text:p>
          <text:p text:style-name="P4">unclassified</text:p>
        </draw:rect>
        <draw:connector draw:style-name="gr2" draw:text-style-name="P2" draw:layer="layout" svg:x1="64.241cm" svg:y1="95cm" svg:x2="60.5cm" svg:y2="95cm" draw:start-shape="id1" draw:start-glue-point="3" draw:end-shape="id2" draw:end-glue-point="1" svg:d="m64241 95000h-3741">
          <text:p/>
        </draw:connector>
        <draw:g draw:id="id1">
          <draw:custom-shape draw:style-name="gr3" draw:text-style-name="P5" draw:layer="layout" svg:width="2cm" svg:height="2cm" svg:x="64.241cm" svg:y="94cm">
            <text:p text:style-name="P2"><text:span text:style-name="T7"><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custom-shape draw:style-name="gr3" draw:text-style-name="P5" draw:layer="layout" svg:width="1.4cm" svg:height="1.4cm" svg:x="64.541cm" svg:y="94.3cm">
            <text:p text:style-name="P2"><text:span text:style-name="T7"><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g>
        <draw:connector draw:style-name="gr4" draw:text-style-name="P2" draw:layer="layout" svg:x1="66.241cm" svg:y1="95cm" svg:x2="70cm" svg:y2="95cm" draw:start-shape="id1" draw:start-glue-point="1" draw:end-shape="id3" svg:d="m66241 95000h3759">
          <text:p/>
        </draw:connector>
        <draw:connector draw:style-name="gr2" draw:text-style-name="P2" draw:layer="layout" svg:x1="75cm" svg:y1="86.3cm" svg:x2="75cm" svg:y2="83.5cm" draw:start-shape="id4" draw:start-glue-point="0" draw:end-shape="id5" draw:end-glue-point="2" svg:d="m75000 86300v-2800">
          <text:p/>
        </draw:connector>
        <draw:g draw:id="id4">
          <draw:custom-shape draw:style-name="gr3" draw:text-style-name="P5" draw:layer="layout" svg:width="2cm" svg:height="2cm" svg:x="74cm" svg:y="86.3cm">
            <text:p text:style-name="P2"><text:span text:style-name="T7"><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custom-shape draw:style-name="gr3" draw:text-style-name="P5" draw:layer="layout" svg:width="1.4cm" svg:height="1.4cm" svg:x="74.3cm" svg:y="86.6cm">
            <text:p text:style-name="P2"><text:span text:style-name="T7"><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g>
        <draw:connector draw:style-name="gr4" draw:text-style-name="P2" draw:layer="layout" svg:x1="75cm" svg:y1="88.3cm" svg:x2="75cm" svg:y2="92cm" draw:start-shape="id4" draw:start-glue-point="2" draw:end-shape="id6" draw:end-glue-point="0" svg:d="m75000 88300v3700">
          <text:p/>
        </draw:connector>
        <draw:connector draw:style-name="gr5" draw:text-style-name="P2" draw:layer="layout" svg:x1="75cm" svg:y1="97cm" svg:x2="58.5cm" svg:y2="108.5cm" draw:start-shape="id3" draw:start-glue-point="2" draw:end-shape="id7" draw:end-glue-point="1" svg:d="m75000 97000v11500h-16500">
          <text:p/>
        </draw:connector>
        <draw:connector draw:style-name="Привязка_20_кодификатора" draw:layer="layout" draw:type="line" svg:x1="85.5cm" svg:y1="92.75cm" svg:x2="81cm" svg:y2="95cm" draw:start-shape="id8" draw:end-shape="id9" draw:end-glue-point="1" svg:d="m85500 92750-4500 2250">
          <text:p/>
        </draw:connector>
        <draw:connector draw:style-name="gr6" draw:text-style-name="P2" draw:layer="layout" draw:type="curve" draw:line-skew="-12.987cm" svg:x1="33cm" svg:y1="102cm" svg:x2="117.051cm" svg:y2="63.9cm" draw:start-shape="id10" draw:start-glue-point="0" draw:end-shape="id11" draw:end-glue-point="5" svg:d="m33000 102000c0-48018 84051-28968 84051-38100">
          <text:p/>
        </draw:connector>
        <draw:connector draw:style-name="gr6" draw:text-style-name="P2" draw:layer="layout" draw:type="curve" draw:line-skew="-7.987cm" svg:x1="53cm" svg:y1="90cm" svg:x2="117.051cm" svg:y2="63.9cm" draw:start-shape="id12" draw:start-glue-point="0" draw:end-shape="id11" draw:end-glue-point="5" svg:d="m53000 90000c0-31518 64051-18468 64051-26100">
          <text:p/>
        </draw:connector>
        <draw:rect draw:style-name="Список_20_атрибутов_20_сущносей" draw:id="id5" draw:layer="layout" svg:width="12cm" svg:height="5.5cm" svg:x="69cm" svg:y="78cm">
          <text:p><text:span text:style-name="T8">Person ID</text:span></text:p>
          <text:p text:style-name="P6"><text:span text:style-name="T9">Language ISO 639-3 code</text:span></text:p>
          <text:p text:style-name="P6"><text:span text:style-name="T3">Language skill</text:span></text:p>
          <text:p text:style-name="P6"><text:span text:style-name="T3">Language priority (priority of use, the bigger - the more preferable by this person )</text:span></text:p>
        </draw:rect>
        <draw:rect draw:style-name="Свойства_20_атрибутов" draw:layer="layout" svg:width="1cm" svg:height="5.5cm" svg:x="81cm" svg:y="78cm">
          <draw:glue-point draw:id="4" svg:x="5.01cm" svg:y="-2.142cm"/>
          <draw:glue-point draw:id="5" svg:x="5.01cm" svg:y="3.571cm"/>
          <text:p><text:span text:style-name="T10">#</text:span></text:p>
          <text:p><text:span text:style-name="T10">*</text:span></text:p>
          <text:p><text:span text:style-name="T10">o</text:span></text:p>
          <text:p><text:span text:style-name="T10">*</text:span></text:p>
        </draw:rect>
        <draw:g>
          <draw:rect draw:style-name="Заголовок_20_сущности" draw:layer="layout" svg:width="12cm" svg:height="2cm" svg:x="69cm" svg:y="76cm">
            <text:p/>
          </draw:rect>
          <draw:rect draw:style-name="Заголовок_20_сущности" draw:layer="layout" svg:width="10.824cm" svg:height="1.428cm" svg:x="69.588cm" svg:y="76.286cm">
            <text:p><text:span text:style-name="T4">Person language</text:span></text:p>
          </draw:rect>
        </draw:g>
        <draw:rect draw:style-name="Список_20_атрибутов_20_сущносей" draw:id="id15" draw:layer="layout" svg:width="9cm" svg:height="8cm" svg:x="48.5cm" svg:y="104.5cm">
          <draw:glue-point draw:id="4" svg:x="-5cm" svg:y="-3.701cm"/>
          <draw:glue-point draw:id="5" svg:x="-5cm" svg:y="-1.017cm"/>
          <text:p><text:span text:style-name="T1">Contact ID</text:span><text:span text:style-name="T2"> </text:span></text:p>
          <text:p><text:span text:style-name="T11">Person ID</text:span></text:p>
          <text:p><text:span text:style-name="T3">Contact type</text:span></text:p>
          <text:p text:style-name="P7"><text:span text:style-name="T3">Contact priority (priority of use, the bigger - the more preferable by this person)</text:span></text:p>
          <text:p text:style-name="P7"><text:span text:style-name="T3">Contact constraints</text:span></text:p>
        </draw:rect>
        <draw:rect draw:style-name="Свойства_20_атрибутов" draw:id="id7" draw:layer="layout" svg:width="1cm" svg:height="8cm" svg:x="57.5cm" svg:y="104.5cm">
          <text:p><text:span text:style-name="T10">#</text:span></text:p>
          <text:p><text:span text:style-name="T10">*</text:span></text:p>
          <text:p><text:span text:style-name="T10">o</text:span></text:p>
          <text:p><text:span text:style-name="T10">o</text:span></text:p>
          <text:p><text:span text:style-name="T10"/></text:p>
          <text:p><text:span text:style-name="T10"/></text:p>
          <text:p><text:span text:style-name="T10"/></text:p>
          <text:p><text:span text:style-name="T10"/></text:p>
          <text:p><text:span text:style-name="T10"/></text:p>
          <text:p><text:span text:style-name="T10">o</text:span></text:p>
        </draw:rect>
        <draw:rect draw:style-name="Список_20_атрибутов_20_сущносей" draw:text-style-name="P8" draw:layer="layout" svg:width="13cm" svg:height="6cm" svg:x="46.5cm" svg:y="92cm">
          <draw:glue-point draw:id="4" svg:x="-5cm" svg:y="-3.701cm"/>
          <draw:glue-point draw:id="5" svg:x="-5cm" svg:y="-1.017cm"/>
          <text:p><text:span text:style-name="T8">Person ID</text:span><text:span text:style-name="T2"> </text:span></text:p>
          <text:p><text:span text:style-name="T8">Code of language, in which named</text:span></text:p>
          <text:p><text:span text:style-name="T3">Name</text:span></text:p>
          <text:p><text:span text:style-name="T3">Entity</text:span></text:p>
          <text:p><text:span text:style-name="T3">Description</text:span></text:p>
          <text:p><text:span text:style-name="T3">Comments</text:span></text:p>
          <text:p><text:span text:style-name="T3"/></text:p>
        </draw:rect>
        <draw:rect draw:style-name="Свойства_20_атрибутов" draw:id="id2" draw:layer="layout" svg:width="1cm" svg:height="6cm" svg:x="59.5cm" svg:y="92cm">
          <text:p><text:span text:style-name="T10">#</text:span></text:p>
          <text:p><text:span text:style-name="T10"/></text:p>
          <text:p><text:span text:style-name="T10">#</text:span></text:p>
          <text:p><text:span text:style-name="T10">*</text:span></text:p>
          <text:p><text:span text:style-name="T10">*</text:span></text:p>
          <text:p><text:span text:style-name="T10">o</text:span></text:p>
          <text:p><text:span text:style-name="T10">o</text:span></text:p>
        </draw:rect>
        <draw:rect draw:style-name="Список_20_атрибутов_20_сущносей" draw:text-style-name="P8" draw:layer="layout" svg:width="13cm" svg:height="6cm" svg:x="26.5cm" svg:y="105.5cm">
          <draw:glue-point draw:id="4" svg:x="-5cm" svg:y="-3.701cm"/>
          <draw:glue-point draw:id="5" svg:x="-5cm" svg:y="-1.017cm"/>
          <text:p><text:span text:style-name="T8">Contact ID</text:span><text:span text:style-name="T2"> </text:span></text:p>
          <text:p><text:span text:style-name="T8">Code of language, in which named</text:span></text:p>
          <text:p><text:span text:style-name="T3">Name</text:span></text:p>
          <text:p><text:span text:style-name="T3">Entity</text:span></text:p>
          <text:p><text:span text:style-name="T3">Description</text:span></text:p>
          <text:p><text:span text:style-name="T3">Comments</text:span></text:p>
          <text:p><text:span text:style-name="T3"/></text:p>
        </draw:rect>
        <draw:rect draw:style-name="Свойства_20_атрибутов" draw:id="id14" draw:layer="layout" svg:width="1cm" svg:height="6cm" svg:x="39.5cm" svg:y="105.5cm">
          <text:p><text:span text:style-name="T10">#</text:span></text:p>
          <text:p><text:span text:style-name="T10"/></text:p>
          <text:p><text:span text:style-name="T10">#</text:span></text:p>
          <text:p><text:span text:style-name="T10">*</text:span></text:p>
          <text:p><text:span text:style-name="T10">*</text:span></text:p>
          <text:p><text:span text:style-name="T10">o</text:span></text:p>
          <text:p><text:span text:style-name="T10">o</text:span></text:p>
        </draw:rect>
        <draw:connector draw:style-name="gr2" draw:text-style-name="P2" draw:layer="layout" svg:x1="43.6cm" svg:y1="108.5cm" svg:x2="40.5cm" svg:y2="108.5cm" draw:start-shape="id13" draw:start-glue-point="3" draw:end-shape="id14" draw:end-glue-point="1" svg:d="m43600 108500h-3100">
          <text:p/>
        </draw:connector>
        <draw:g draw:id="id13">
          <draw:custom-shape draw:style-name="gr3" draw:text-style-name="P5" draw:layer="layout" svg:width="2cm" svg:height="2cm" svg:x="43.6cm" svg:y="107.5cm">
            <text:p text:style-name="P2"><text:span text:style-name="T7"><text:s/></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 draw:text-style-name="P5" draw:layer="layout" svg:width="1.4cm" svg:height="1.4cm" svg:x="43.9cm" svg:y="107.8cm">
            <text:p text:style-name="P2"><text:span text:style-name="T7"><text:s/></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onnector draw:style-name="ПолСвязи_5f_1..1" draw:layer="layout" svg:x1="45.6cm" svg:y1="108.5cm" svg:x2="48.5cm" svg:y2="108.5cm" draw:start-shape="id13" draw:start-glue-point="1" draw:end-shape="id15" svg:d="m45600 108500h2900">
          <text:p/>
        </draw:connector>
        <draw:g draw:id="id12">
          <draw:rect draw:style-name="Заголовок_20_сущности" draw:layer="layout" svg:width="13cm" svg:height="2cm" svg:x="46.5cm" svg:y="90cm">
            <text:p/>
          </draw:rect>
          <draw:rect draw:style-name="Заголовок_20_сущности" draw:layer="layout" svg:width="11.726cm" svg:height="1.428cm" svg:x="47.137cm" svg:y="90.286cm">
            <text:p><text:span text:style-name="T4">Person name</text:span></text:p>
          </draw:rect>
        </draw:g>
        <draw:polyline draw:style-name="gr7" draw:text-style-name="P2" draw:layer="layout" svg:width="91.999cm" svg:height="90.999cm" svg:x="6cm" svg:y="69cm" svg:viewBox="0 0 92000 91000" draw:points="0,5057 92000,5057 92000,91000 2360,91000 2360,0">
          <text:p/>
        </draw:polyline>
        <draw:frame draw:style-name="gr8" draw:text-style-name="P9" draw:layer="layout" svg:width="11cm" svg:height="1.75cm" svg:x="10.5cm" svg:y="77cm">
          <draw:text-box>
            <text:p><text:span text:style-name="T12">Package: Person-Contact</text:span></text:p>
          </draw:text-box>
        </draw:frame>
        <draw:custom-shape draw:style-name="gr9" draw:text-style-name="P11" draw:id="id24" draw:layer="layout" svg:width="9cm" svg:height="1.5cm" svg:x="28.5cm" svg:y="23.846cm">
          <text:p text:style-name="P10"><text:span text:style-name="T13">NONmandatory attribure </text:span></text:p>
          <text:p text:style-name="P10"><text:span text:style-name="T14">(NULL field of tabl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rect draw:style-name="Заголовок_20_сущности" draw:id="id22" draw:layer="layout" svg:width="10.2cm" svg:height="2.5cm" svg:x="16cm" svg:y="23.346cm">
          <text:p>Entity </text:p>
          <text:p>(name of row in a table)</text:p>
        </draw:rect>
        <draw:custom-shape draw:style-name="gr10" draw:text-style-name="P11" draw:id="id25" draw:layer="layout" svg:width="9cm" svg:height="1.5cm" svg:x="28.5cm" svg:y="21.946cm">
          <text:p text:style-name="P10"><text:span text:style-name="T13">Mandatory attribure </text:span></text:p>
          <text:p text:style-name="P10"><text:span text:style-name="T14">(NOT NULL field of tabl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1" draw:text-style-name="P12" draw:id="id26" draw:layer="layout" svg:width="9cm" svg:height="0.846cm" svg:x="28.5cm" svg:y="20.5cm">
          <text:p text:style-name="P10"><text:span text:style-name="T15">Primary key attribut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2" draw:text-style-name="P13" draw:id="id23" draw:layer="layout" svg:width="9cm" svg:height="1cm" svg:x="28.5cm" svg:y="25.846cm">
          <text:p text:style-name="P10"><text:span text:style-name="T13">Foreign key attribut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3" draw:text-style-name="P11" draw:id="id21" draw:layer="layout" svg:width="9cm" svg:height="2cm" svg:x="28.5cm" svg:y="27.846cm">
          <text:p text:style-name="P10"><text:span text:style-name="T13">In language localizable attribute</text:span></text:p>
          <text:p text:style-name="P10"><text:span text:style-name="T14">(having different values </text:span></text:p>
          <text:p text:style-name="P10"><text:span text:style-name="T14">for different languages)</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rect draw:style-name="Заголовок_20_сущности" draw:id="id16" draw:layer="layout" svg:width="4.5cm" svg:height="1.5cm" svg:x="44cm" svg:y="19.5cm">
          <text:p>Entity A</text:p>
        </draw:rect>
        <draw:rect draw:style-name="Заголовок_20_сущности" draw:id="id17" draw:layer="layout" svg:width="4.5cm" svg:height="1.5cm" svg:x="53.5cm" svg:y="19.5cm">
          <text:p>Entity B</text:p>
        </draw:rect>
        <draw:connector draw:style-name="gr14" draw:text-style-name="P2" draw:layer="layout" svg:x1="48.5cm" svg:y1="20.25cm" svg:x2="53.5cm" svg:y2="20.25cm" draw:start-shape="id16" draw:start-glue-point="1" draw:end-shape="id17" draw:end-glue-point="3" svg:d="m48500 20250h5000">
          <text:p/>
        </draw:connector>
        <draw:frame draw:style-name="gr15" draw:layer="layout" svg:width="4cm" svg:height="1.25cm" svg:x="49cm" svg:y="19.25cm">
          <draw:text-box>
            <text:p>relationship</text:p>
          </draw:text-box>
        </draw:frame>
        <draw:custom-shape draw:style-name="gr3" draw:text-style-name="P14" draw:layer="layout" svg:width="5cm" svg:height="5cm" svg:x="61.5cm" svg:y="18.5cm">
          <text:p text:style-name="P2"><text:span text:style-name="T16">Relationship</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6" draw:text-style-name="P2" draw:layer="layout" draw:type="curve" svg:x1="38.75cm" svg:y1="39.7cm" svg:x2="38.75cm" svg:y2="41.154cm" draw:start-shape="id18" draw:start-glue-point="2" draw:end-shape="id19" draw:end-glue-point="0" svg:d="m38750 39700v1454">
          <text:p/>
        </draw:connector>
        <draw:rect draw:style-name="Заголовок_20_сущности" draw:id="id20" draw:layer="layout" svg:width="5.5cm" svg:height="2cm" svg:x="36cm" svg:y="35.5cm">
          <text:p>Superclass </text:p>
          <text:p>entity</text:p>
        </draw:rect>
        <draw:connector draw:style-name="gr6" draw:text-style-name="P2" draw:layer="layout" draw:type="line" svg:x1="38.75cm" svg:y1="37.5cm" svg:x2="38.75cm" svg:y2="38.6cm" draw:start-shape="id20" draw:start-glue-point="2" draw:end-shape="id18" draw:end-glue-point="0" svg:d="m38750 37500v1100">
          <text:p/>
        </draw:connector>
        <draw:rect draw:style-name="Заголовок_20_сущности" draw:id="id19" draw:layer="layout" svg:width="6.226cm" svg:height="1.846cm" svg:x="35.637cm" svg:y="41.154cm">
          <text:p>Subclass </text:p>
          <text:p>entity</text:p>
        </draw:rect>
        <draw:frame draw:style-name="gr15" draw:layer="layout" svg:width="3.5cm" svg:height="1.25cm" svg:x="39.6cm" svg:y="38.699cm">
          <draw:text-box>
            <text:p>OOP like</text:p>
          </draw:text-box>
        </draw:frame>
        <draw:custom-shape draw:style-name="Вид" draw:layer="layout" svg:width="6cm" svg:height="3.6cm" svg:x="28.5cm" svg:y="34.4cm">
          <text:p>VIEW </text:p>
          <text:p><text:span text:style-name="T17">(like ones in </text:span></text:p>
          <text:p><text:span text:style-name="T17">Oracl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16" draw:text-style-name="P2" draw:layer="layout" draw:type="line" svg:x1="28.5cm" svg:y1="28.845cm" svg:x2="26.2cm" svg:y2="24.596cm" draw:start-shape="id21" draw:start-glue-point="5" draw:end-shape="id22" draw:end-glue-point="1" svg:d="m28500 28845-2300-4249">
          <text:p/>
        </draw:connector>
        <draw:connector draw:style-name="gr16" draw:text-style-name="P2" draw:layer="layout" draw:type="line" svg:x1="28.5cm" svg:y1="26.345cm" svg:x2="26.2cm" svg:y2="24.596cm" draw:start-shape="id23" draw:start-glue-point="5" draw:end-shape="id22" svg:d="m28500 26345-2300-1749">
          <text:p/>
        </draw:connector>
        <draw:connector draw:style-name="gr16" draw:text-style-name="P2" draw:layer="layout" draw:type="line" svg:x1="28.5cm" svg:y1="24.595cm" svg:x2="26.2cm" svg:y2="24.596cm" draw:start-shape="id24" draw:start-glue-point="5" draw:end-shape="id22" svg:d="m28500 24595-2300 1">
          <text:p/>
        </draw:connector>
        <draw:connector draw:style-name="gr16" draw:text-style-name="P2" draw:layer="layout" draw:type="line" svg:x1="28.5cm" svg:y1="22.695cm" svg:x2="26.2cm" svg:y2="24.596cm" draw:start-shape="id25" draw:start-glue-point="5" draw:end-shape="id22" svg:d="m28500 22695-2300 1901">
          <text:p/>
        </draw:connector>
        <draw:connector draw:style-name="gr16" draw:text-style-name="P2" draw:layer="layout" draw:type="line" svg:x1="28.5cm" svg:y1="20.922cm" svg:x2="26.2cm" svg:y2="24.596cm" draw:start-shape="id26" draw:start-glue-point="5" draw:end-shape="id22" svg:d="m28500 20922-2300 3674">
          <text:p/>
        </draw:connector>
        <draw:frame draw:style-name="gr15" draw:layer="layout" svg:width="9cm" svg:height="1.826cm" svg:x="10cm" svg:y="18.75cm">
          <draw:text-box>
            <text:p><text:span text:style-name="T18">Legend</text:span></text:p>
          </draw:text-box>
        </draw:frame>
        <draw:connector draw:style-name="Связь_5f_1..N_5f_1..N" draw:layer="layout" svg:x1="44.2cm" svg:y1="24.5cm" svg:x2="51.163cm" svg:y2="24.5cm" svg:d="m44200 24500h6963">
          <text:p/>
        </draw:connector>
        <draw:connector draw:style-name="Связь_5f_1..N_5f_0..1" draw:layer="layout" svg:x1="44.2cm" svg:y1="28.8cm" svg:x2="51.163cm" svg:y2="28.8cm" svg:d="m44200 28800h6963">
          <text:p/>
        </draw:connector>
        <draw:connector draw:style-name="Связь_5f_1..N_5f_0..N" draw:layer="layout" svg:x1="44.2cm" svg:y1="26cm" svg:x2="51.163cm" svg:y2="26cm" svg:d="m44200 26000h6963">
          <text:p/>
        </draw:connector>
        <draw:connector draw:style-name="Связь_5f_1..1_5f_1..N" draw:layer="layout" svg:x1="60cm" svg:y1="24.5cm" svg:x2="67cm" svg:y2="24.5cm" svg:d="m60000 24500h7000">
          <text:p/>
        </draw:connector>
        <draw:connector draw:style-name="Связь_5f_1..1_5f_0..1" draw:layer="layout" svg:x1="60cm" svg:y1="28.8cm" svg:x2="67cm" svg:y2="28.8cm" svg:d="m60000 28800h7000">
          <text:p/>
        </draw:connector>
        <draw:connector draw:style-name="Связь_5f_1..1_5f_0..N" draw:layer="layout" svg:x1="60cm" svg:y1="26cm" svg:x2="67cm" svg:y2="26cm" svg:d="m60000 26000h7000">
          <text:p/>
        </draw:connector>
        <draw:connector draw:style-name="Связь_5f_0..N_5f_1..N" draw:layer="layout" svg:x1="52.2cm" svg:y1="24.5cm" svg:x2="59.163cm" svg:y2="24.5cm" svg:d="m52200 24500h6963">
          <text:p/>
        </draw:connector>
        <draw:connector draw:style-name="Связь_5f_0..N_5f_0..1" draw:layer="layout" svg:x1="52.2cm" svg:y1="28.8cm" svg:x2="59.163cm" svg:y2="28.8cm" svg:d="m52200 28800h6963">
          <text:p/>
        </draw:connector>
        <draw:connector draw:style-name="Связь_5f_0..N_5f_0..N" draw:layer="layout" svg:x1="52.2cm" svg:y1="26cm" svg:x2="59.163cm" svg:y2="26cm" svg:d="m52200 26000h6963">
          <text:p/>
        </draw:connector>
        <draw:g draw:id="id27">
          <draw:custom-shape draw:style-name="gr3" draw:text-style-name="P5" draw:layer="layout" svg:width="2cm" svg:height="2cm" svg:x="46.7cm" svg:y="31cm">
            <text:p text:style-name="P2"><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5" draw:layer="layout" svg:width="1.4cm" svg:height="1.4cm" svg:x="47cm" svg:y="31.3cm">
            <text:p text:style-name="P2"><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7" draw:text-style-name="P2" draw:layer="layout" svg:x1="48.7cm" svg:y1="32cm" svg:x2="51.2cm" svg:y2="32cm" draw:start-shape="id27" draw:start-glue-point="1" svg:d="m48700 32000h2500">
          <text:p/>
        </draw:connector>
        <draw:connector draw:style-name="gr4" draw:text-style-name="P2" draw:layer="layout" svg:x1="48.703cm" svg:y1="36cm" svg:x2="51.2cm" svg:y2="36cm" draw:start-shape="id28" draw:start-glue-point="1" svg:d="m48703 36000h2497">
          <text:p/>
        </draw:connector>
        <draw:connector draw:style-name="gr2" draw:text-style-name="P2" draw:layer="layout" svg:x1="48.7cm" svg:y1="34cm" svg:x2="51.2cm" svg:y2="34cm" draw:start-shape="id29" draw:start-glue-point="1" svg:d="m48700 34000h2500">
          <text:p/>
        </draw:connector>
        <draw:g draw:id="id29">
          <draw:custom-shape draw:style-name="gr3" draw:text-style-name="P5" draw:layer="layout" svg:width="2cm" svg:height="2cm" svg:x="46.7cm" svg:y="33cm">
            <text:p text:style-name="P2"><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5" draw:layer="layout" svg:width="1.4cm" svg:height="1.4cm" svg:x="47cm" svg:y="33.3cm">
            <text:p text:style-name="P2"><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g>
        <draw:g draw:id="id28">
          <draw:custom-shape draw:style-name="gr3" draw:text-style-name="P5" draw:layer="layout" svg:width="2cm" svg:height="2cm" svg:x="46.703cm" svg:y="35cm">
            <text:p text:style-name="P2"><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5" draw:layer="layout" svg:width="1.4cm" svg:height="1.4cm" svg:x="47.003cm" svg:y="35.3cm">
            <text:p text:style-name="P2"><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7" draw:text-style-name="P2" draw:layer="layout" svg:x1="46.7cm" svg:y1="32cm" svg:x2="44.225cm" svg:y2="32cm" draw:start-shape="id27" draw:start-glue-point="3" svg:d="m46700 32000h-2475">
          <text:p/>
        </draw:connector>
        <draw:connector draw:style-name="gr17" draw:text-style-name="P2" draw:layer="layout" svg:x1="46.703cm" svg:y1="36cm" svg:x2="44.225cm" svg:y2="36cm" draw:start-shape="id28" draw:start-glue-point="3" svg:d="m46703 36000h-2478">
          <text:p/>
        </draw:connector>
        <draw:connector draw:style-name="gr17" draw:text-style-name="P2" draw:layer="layout" svg:x1="46.7cm" svg:y1="34cm" svg:x2="44.225cm" svg:y2="34cm" draw:start-shape="id29" draw:start-glue-point="3" svg:d="m46700 34000h-2475">
          <text:p/>
        </draw:connector>
        <draw:g draw:id="id30">
          <draw:custom-shape draw:style-name="gr3" draw:text-style-name="P5" draw:layer="layout" svg:width="2cm" svg:height="2cm" svg:x="54.675cm" svg:y="31cm">
            <text:p text:style-name="P2"><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5" draw:layer="layout" svg:width="1.4cm" svg:height="1.4cm" svg:x="54.975cm" svg:y="31.3cm">
            <text:p text:style-name="P2"><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7" draw:text-style-name="P2" draw:layer="layout" svg:x1="56.675cm" svg:y1="32cm" svg:x2="59.175cm" svg:y2="32cm" draw:start-shape="id30" draw:start-glue-point="1" svg:d="m56675 32000h2500">
          <text:p/>
        </draw:connector>
        <draw:connector draw:style-name="gr4" draw:text-style-name="P2" draw:layer="layout" svg:x1="56.678cm" svg:y1="36cm" svg:x2="59.175cm" svg:y2="36cm" draw:start-shape="id31" draw:start-glue-point="1" svg:d="m56678 36000h2497">
          <text:p/>
        </draw:connector>
        <draw:connector draw:style-name="gr2" draw:text-style-name="P2" draw:layer="layout" svg:x1="56.675cm" svg:y1="34cm" svg:x2="59.175cm" svg:y2="34cm" draw:start-shape="id32" draw:start-glue-point="1" svg:d="m56675 34000h2500">
          <text:p/>
        </draw:connector>
        <draw:g draw:id="id32">
          <draw:custom-shape draw:style-name="gr3" draw:text-style-name="P5" draw:layer="layout" svg:width="2cm" svg:height="2cm" svg:x="54.675cm" svg:y="33cm">
            <text:p text:style-name="P2"><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5" draw:layer="layout" svg:width="1.4cm" svg:height="1.4cm" svg:x="54.975cm" svg:y="33.3cm">
            <text:p text:style-name="P2"><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g>
        <draw:g draw:id="id31">
          <draw:custom-shape draw:style-name="gr3" draw:text-style-name="P5" draw:layer="layout" svg:width="2cm" svg:height="2cm" svg:x="54.678cm" svg:y="35cm">
            <text:p text:style-name="P2"><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5" draw:layer="layout" svg:width="1.4cm" svg:height="1.4cm" svg:x="54.978cm" svg:y="35.3cm">
            <text:p text:style-name="P2"><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8" draw:text-style-name="P2" draw:layer="layout" svg:x1="54.675cm" svg:y1="32cm" svg:x2="52.2cm" svg:y2="32cm" draw:start-shape="id30" draw:start-glue-point="3" svg:d="m54675 32000h-2475">
          <text:p/>
        </draw:connector>
        <draw:connector draw:style-name="gr18" draw:text-style-name="P2" draw:layer="layout" svg:x1="54.678cm" svg:y1="36cm" svg:x2="52.2cm" svg:y2="36cm" draw:start-shape="id31" draw:start-glue-point="3" svg:d="m54678 36000h-2478">
          <text:p/>
        </draw:connector>
        <draw:connector draw:style-name="gr18" draw:text-style-name="P2" draw:layer="layout" svg:x1="54.675cm" svg:y1="34cm" svg:x2="52.2cm" svg:y2="34cm" draw:start-shape="id32" draw:start-glue-point="3" svg:d="m54675 34000h-2475">
          <text:p/>
        </draw:connector>
        <draw:g draw:id="id33">
          <draw:custom-shape draw:style-name="gr3" draw:text-style-name="P5" draw:layer="layout" svg:width="2cm" svg:height="2cm" svg:x="62.471cm" svg:y="31cm">
            <text:p text:style-name="P2"><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5" draw:layer="layout" svg:width="1.4cm" svg:height="1.4cm" svg:x="62.771cm" svg:y="31.3cm">
            <text:p text:style-name="P2"><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7" draw:text-style-name="P2" draw:layer="layout" svg:x1="64.471cm" svg:y1="32cm" svg:x2="66.971cm" svg:y2="32cm" draw:start-shape="id33" draw:start-glue-point="1" svg:d="m64471 32000h2500">
          <text:p/>
        </draw:connector>
        <draw:connector draw:style-name="gr4" draw:text-style-name="P2" draw:layer="layout" svg:x1="64.474cm" svg:y1="36cm" svg:x2="66.971cm" svg:y2="36cm" draw:start-shape="id34" draw:start-glue-point="1" svg:d="m64474 36000h2497">
          <text:p/>
        </draw:connector>
        <draw:connector draw:style-name="gr2" draw:text-style-name="P2" draw:layer="layout" svg:x1="64.471cm" svg:y1="34cm" svg:x2="66.971cm" svg:y2="34cm" draw:start-shape="id35" draw:start-glue-point="1" svg:d="m64471 34000h2500">
          <text:p/>
        </draw:connector>
        <draw:g draw:id="id35">
          <draw:custom-shape draw:style-name="gr3" draw:text-style-name="P5" draw:layer="layout" svg:width="2cm" svg:height="2cm" svg:x="62.471cm" svg:y="33cm">
            <text:p text:style-name="P2"><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5" draw:layer="layout" svg:width="1.4cm" svg:height="1.4cm" svg:x="62.771cm" svg:y="33.3cm">
            <text:p text:style-name="P2"><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g>
        <draw:g draw:id="id34">
          <draw:custom-shape draw:style-name="gr3" draw:text-style-name="P5" draw:layer="layout" svg:width="2cm" svg:height="2cm" svg:x="62.474cm" svg:y="35cm">
            <text:p text:style-name="P2"><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5" draw:layer="layout" svg:width="1.4cm" svg:height="1.4cm" svg:x="62.774cm" svg:y="35.3cm">
            <text:p text:style-name="P2"><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4" draw:text-style-name="P2" draw:layer="layout" svg:x1="62.471cm" svg:y1="32cm" svg:x2="59.996cm" svg:y2="32cm" draw:start-shape="id33" draw:start-glue-point="3" svg:d="m62471 32000h-2475">
          <text:p/>
        </draw:connector>
        <draw:connector draw:style-name="gr4" draw:text-style-name="P2" draw:layer="layout" svg:x1="62.474cm" svg:y1="36cm" svg:x2="59.996cm" svg:y2="36cm" draw:start-shape="id34" draw:start-glue-point="3" svg:d="m62474 36000h-2478">
          <text:p/>
        </draw:connector>
        <draw:connector draw:style-name="gr4" draw:text-style-name="P2" draw:layer="layout" svg:x1="62.471cm" svg:y1="34cm" svg:x2="59.996cm" svg:y2="34cm" draw:start-shape="id35" draw:start-glue-point="3" svg:d="m62471 34000h-2475">
          <text:p/>
        </draw:connector>
        <draw:line draw:style-name="gr16" draw:text-style-name="P2" draw:layer="layout" svg:x1="43.5cm" svg:y1="30.2cm" svg:x2="75.5cm" svg:y2="30.2cm">
          <text:p/>
        </draw:line>
        <draw:connector draw:style-name="Связь_5f_1..N_5f_1..1" draw:layer="layout" svg:x1="44.2cm" svg:y1="27.435cm" svg:x2="51.163cm" svg:y2="27.435cm" svg:d="m44200 27435h6963">
          <text:p/>
        </draw:connector>
        <draw:connector draw:style-name="Связь_5f_1..1_5f_1..1" draw:layer="layout" svg:x1="60cm" svg:y1="27.435cm" svg:x2="67cm" svg:y2="27.435cm" svg:d="m60000 27435h7000">
          <text:p/>
        </draw:connector>
        <draw:connector draw:style-name="Связь_5f_0..N_5f_1..1" draw:layer="layout" svg:x1="52.2cm" svg:y1="27.435cm" svg:x2="59.163cm" svg:y2="27.435cm" svg:d="m52200 27435h6963">
          <text:p/>
        </draw:connector>
        <draw:connector draw:style-name="gr19" draw:text-style-name="P2" draw:layer="layout" svg:x1="48.703cm" svg:y1="37.96cm" svg:x2="51.2cm" svg:y2="37.96cm" draw:start-shape="id36" draw:start-glue-point="1" svg:d="m48703 37960h2497">
          <text:p/>
        </draw:connector>
        <draw:g draw:id="id36">
          <draw:custom-shape draw:style-name="gr3" draw:text-style-name="P5" draw:layer="layout" svg:width="2cm" svg:height="2cm" svg:x="46.703cm" svg:y="36.96cm">
            <text:p text:style-name="P2"><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5" draw:layer="layout" svg:width="1.4cm" svg:height="1.4cm" svg:x="47.003cm" svg:y="37.26cm">
            <text:p text:style-name="P2"><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7" draw:text-style-name="P2" draw:layer="layout" svg:x1="46.703cm" svg:y1="37.96cm" svg:x2="44.225cm" svg:y2="37.96cm" draw:start-shape="id36" draw:start-glue-point="3" svg:d="m46703 37960h-2478">
          <text:p/>
        </draw:connector>
        <draw:connector draw:style-name="gr19" draw:text-style-name="P2" draw:layer="layout" svg:x1="56.678cm" svg:y1="37.96cm" svg:x2="59.175cm" svg:y2="37.96cm" draw:start-shape="id37" draw:start-glue-point="1" svg:d="m56678 37960h2497">
          <text:p/>
        </draw:connector>
        <draw:g draw:id="id37">
          <draw:custom-shape draw:style-name="gr3" draw:text-style-name="P5" draw:layer="layout" svg:width="2cm" svg:height="2cm" svg:x="54.678cm" svg:y="36.96cm">
            <text:p text:style-name="P2"><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5" draw:layer="layout" svg:width="1.4cm" svg:height="1.4cm" svg:x="54.978cm" svg:y="37.26cm">
            <text:p text:style-name="P2"><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8" draw:text-style-name="P2" draw:layer="layout" svg:x1="54.678cm" svg:y1="37.96cm" svg:x2="52.2cm" svg:y2="37.96cm" draw:start-shape="id37" draw:start-glue-point="3" svg:d="m54678 37960h-2478">
          <text:p/>
        </draw:connector>
        <draw:connector draw:style-name="gr19" draw:text-style-name="P2" draw:layer="layout" svg:x1="64.474cm" svg:y1="37.96cm" svg:x2="66.971cm" svg:y2="37.96cm" draw:start-shape="id38" draw:start-glue-point="1" svg:d="m64474 37960h2497">
          <text:p/>
        </draw:connector>
        <draw:g draw:id="id38">
          <draw:custom-shape draw:style-name="gr3" draw:text-style-name="P5" draw:layer="layout" svg:width="2cm" svg:height="2cm" svg:x="62.474cm" svg:y="36.96cm">
            <text:p text:style-name="P2"><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5" draw:layer="layout" svg:width="1.4cm" svg:height="1.4cm" svg:x="62.774cm" svg:y="37.26cm">
            <text:p text:style-name="P2"><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4" draw:text-style-name="P2" draw:layer="layout" svg:x1="62.474cm" svg:y1="37.96cm" svg:x2="59.996cm" svg:y2="37.96cm" draw:start-shape="id38" draw:start-glue-point="3" svg:d="m62474 37960h-2478">
          <text:p/>
        </draw:connector>
        <draw:connector draw:style-name="Связь_5f_0..1_5f_1..N" draw:layer="layout" svg:x1="67.776cm" svg:y1="24.5cm" svg:x2="74.776cm" svg:y2="24.5cm" svg:d="m67776 24500h7000">
          <text:p/>
        </draw:connector>
        <draw:connector draw:style-name="Связь_5f_0..1_5f_0..1" draw:layer="layout" svg:x1="67.776cm" svg:y1="28.8cm" svg:x2="74.776cm" svg:y2="28.8cm" svg:d="m67776 28800h7000">
          <text:p/>
        </draw:connector>
        <draw:connector draw:style-name="Связь_5f_0..1_5f_0..N" draw:layer="layout" svg:x1="67.776cm" svg:y1="26cm" svg:x2="74.776cm" svg:y2="26cm" svg:d="m67776 26000h7000">
          <text:p/>
        </draw:connector>
        <draw:g draw:id="id39">
          <draw:custom-shape draw:style-name="gr3" draw:text-style-name="P5" draw:layer="layout" svg:width="2cm" svg:height="2cm" svg:x="70.247cm" svg:y="31cm">
            <text:p text:style-name="P2"><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5" draw:layer="layout" svg:width="1.4cm" svg:height="1.4cm" svg:x="70.547cm" svg:y="31.3cm">
            <text:p text:style-name="P2"><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7" draw:text-style-name="P2" draw:layer="layout" svg:x1="72.247cm" svg:y1="32cm" svg:x2="74.747cm" svg:y2="32cm" draw:start-shape="id39" draw:start-glue-point="1" svg:d="m72247 32000h2500">
          <text:p/>
        </draw:connector>
        <draw:connector draw:style-name="gr4" draw:text-style-name="P2" draw:layer="layout" svg:x1="72.25cm" svg:y1="36cm" svg:x2="74.747cm" svg:y2="36cm" draw:start-shape="id40" draw:start-glue-point="1" svg:d="m72250 36000h2497">
          <text:p/>
        </draw:connector>
        <draw:connector draw:style-name="gr2" draw:text-style-name="P2" draw:layer="layout" svg:x1="72.247cm" svg:y1="34cm" svg:x2="74.747cm" svg:y2="34cm" draw:start-shape="id41" draw:start-glue-point="1" svg:d="m72247 34000h2500">
          <text:p/>
        </draw:connector>
        <draw:g draw:id="id41">
          <draw:custom-shape draw:style-name="gr3" draw:text-style-name="P5" draw:layer="layout" svg:width="2cm" svg:height="2cm" svg:x="70.247cm" svg:y="33cm">
            <text:p text:style-name="P2"><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5" draw:layer="layout" svg:width="1.4cm" svg:height="1.4cm" svg:x="70.547cm" svg:y="33.3cm">
            <text:p text:style-name="P2"><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g>
        <draw:g draw:id="id40">
          <draw:custom-shape draw:style-name="gr3" draw:text-style-name="P5" draw:layer="layout" svg:width="2cm" svg:height="2cm" svg:x="70.25cm" svg:y="35cm">
            <text:p text:style-name="P2"><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5" draw:layer="layout" svg:width="1.4cm" svg:height="1.4cm" svg:x="70.55cm" svg:y="35.3cm">
            <text:p text:style-name="P2"><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9" draw:text-style-name="P2" draw:layer="layout" svg:x1="70.247cm" svg:y1="32cm" svg:x2="67.772cm" svg:y2="32cm" draw:start-shape="id39" draw:start-glue-point="3" svg:d="m70247 32000h-2475">
          <text:p/>
        </draw:connector>
        <draw:connector draw:style-name="gr19" draw:text-style-name="P2" draw:layer="layout" svg:x1="70.25cm" svg:y1="36cm" svg:x2="67.772cm" svg:y2="36cm" draw:start-shape="id40" draw:start-glue-point="3" svg:d="m70250 36000h-2478">
          <text:p/>
        </draw:connector>
        <draw:connector draw:style-name="gr19" draw:text-style-name="P2" draw:layer="layout" svg:x1="70.247cm" svg:y1="34cm" svg:x2="67.772cm" svg:y2="34cm" draw:start-shape="id41" draw:start-glue-point="3" svg:d="m70247 34000h-2475">
          <text:p/>
        </draw:connector>
        <draw:connector draw:style-name="Связь_5f_0..1_5f_1..1" draw:layer="layout" svg:x1="67.776cm" svg:y1="27.435cm" svg:x2="74.776cm" svg:y2="27.435cm" svg:d="m67776 27435h7000">
          <text:p/>
        </draw:connector>
        <draw:connector draw:style-name="gr19" draw:text-style-name="P2" draw:layer="layout" svg:x1="72.25cm" svg:y1="37.96cm" svg:x2="74.747cm" svg:y2="37.96cm" draw:start-shape="id42" draw:start-glue-point="1" svg:d="m72250 37960h2497">
          <text:p/>
        </draw:connector>
        <draw:g draw:id="id42">
          <draw:custom-shape draw:style-name="gr3" draw:text-style-name="P5" draw:layer="layout" svg:width="2cm" svg:height="2cm" svg:x="70.25cm" svg:y="36.96cm">
            <text:p text:style-name="P2"><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5" draw:layer="layout" svg:width="1.4cm" svg:height="1.4cm" svg:x="70.55cm" svg:y="37.26cm">
            <text:p text:style-name="P2"><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9" draw:text-style-name="P2" draw:layer="layout" svg:x1="70.25cm" svg:y1="37.96cm" svg:x2="67.772cm" svg:y2="37.96cm" draw:start-shape="id42" draw:start-glue-point="3" svg:d="m70250 37960h-2478">
          <text:p/>
        </draw:connector>
        <draw:custom-shape draw:style-name="gr20" draw:layer="layout" svg:width="74cm" svg:height="32cm" svg:x="6cm" svg:y="15cm">
          <text:p/>
          <draw:enhanced-geometry svg:viewBox="0 0 21600 21600" draw:mirror-horizontal="true" draw:mirror-vertical="true"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onnector draw:style-name="Связь" draw:layer="layout" svg:x1="44.26cm" svg:y1="23.017cm" svg:x2="51.005cm" svg:y2="23.017cm" svg:d="m44260 23017h6745">
          <text:p/>
        </draw:connector>
        <draw:path draw:style-name="gr21" draw:text-style-name="P2" draw:id="id18" draw:layer="layout" svg:width="2.099cm" svg:height="1.099cm" svg:x="37.7cm" svg:y="38.6cm" svg:viewBox="0 0 2100 1100" svg:d="m1050 1100c-290 0-525-246-525-550s235-550 525-550 525 246 525 550-235 550-525 550zm-1050 0h2100z">
          <draw:glue-point draw:id="4" svg:x="2.619cm" svg:y="5.454cm"/>
          <draw:glue-point draw:id="5" svg:x="-2.142cm" svg:y="5.454cm"/>
          <draw:glue-point draw:id="6" svg:x="5cm" svg:y="5.454cm"/>
          <draw:glue-point draw:id="7" svg:x="-5.238cm" svg:y="5.454cm"/>
          <text:p/>
        </draw:path>
        <draw:rect draw:style-name="Список_20_атрибутов_20_сущносей" draw:layer="layout" svg:width="14.758cm" svg:height="5.484cm" svg:x="10.5cm" svg:y="32.5cm">
          <text:p><text:span text:style-name="T19">Primary Key </text:span></text:p>
          <text:p><text:span text:style-name="T19"/></text:p>
          <text:p><text:span text:style-name="T20">Foreign Key</text:span></text:p>
          <text:p><text:span text:style-name="T21">Codifier (C)</text:span></text:p>
          <text:p><text:span text:style-name="T21">Field</text:span></text:p>
          <text:p><text:span text:style-name="T10">Field [length constraint]</text:span></text:p>
        </draw:rect>
        <draw:rect draw:style-name="gr1" draw:text-style-name="P3" draw:layer="layout" svg:width="14.758cm" svg:height="1cm" svg:x="10.5cm" svg:y="31.5cm">
          <text:p text:style-name="P2"><text:span text:style-name="T4">Entity</text:span></text:p>
        </draw:rect>
        <draw:rect draw:style-name="Свойства_20_атрибутов" draw:layer="layout" svg:width="1cm" svg:height="5.484cm" svg:x="25.258cm" svg:y="32.5cm">
          <text:p><text:span text:style-name="T10">#</text:span></text:p>
          <text:p><text:span text:style-name="T10"/></text:p>
          <text:p><text:span text:style-name="T10">*</text:span></text:p>
          <text:p><text:span text:style-name="T21">*</text:span></text:p>
          <text:p><text:span text:style-name="T10">o</text:span></text:p>
          <text:p><text:span text:style-name="T10">o</text:span></text:p>
        </draw:rect>
        <draw:g>
          <draw:rect draw:style-name="Заголовок_20_сущности" draw:layer="layout" svg:width="10.2cm" svg:height="3.5cm" svg:x="16cm" svg:y="27cm">
            <text:p/>
          </draw:rect>
          <draw:rect draw:style-name="Заголовок_20_сущности" draw:layer="layout" svg:width="9.2cm" svg:height="2.5cm" svg:x="16.5cm" svg:y="27.5cm">
            <text:p>Weak entity </text:p>
            <text:p>(It's PK depends on </text:p>
            <text:p>PK of other entity)</text:p>
          </draw:rect>
        </draw:g>
        <draw:custom-shape draw:style-name="gr22" draw:text-style-name="P15" draw:layer="layout" svg:width="28cm" svg:height="7.5cm" svg:x="28.5cm" svg:y="3.5cm">
          <text:p><text:span text:style-name="T22">Copyright (C) 2010 Andrejs Sisojevs &lt;andrejs.sisojevs@nextmail.ru&gt;</text:span></text:p>
          <text:p><text:span text:style-name="T22"/></text:p>
          <text:p><text:span text:style-name="T22">All rights reserved.</text:span></text:p>
          <text:p><text:span text:style-name="T22"/></text:p>
          <text:p><text:span text:style-name="T22">For license and copyright information, see the file COPYRIGHT</text:span></text:p>
          <text:p><text:span text:style-name="T17"/></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rect draw:style-name="Кодификатор" draw:layer="layout" svg:width="9cm" svg:height="2.5cm" svg:x="13.418cm" svg:y="39.382cm">
          <text:p><text:span text:style-name="T6">Codifier name</text:span></text:p>
          <text:p/>
          <text:p>Codes...</text:p>
        </draw:rect>
        <draw:rect draw:style-name="Заголовок_20_сущности" draw:layer="layout" svg:width="9cm" svg:height="2cm" svg:x="48.5cm" svg:y="102.5cm">
          <text:p><text:span text:style-name="T4">Concact</text:span></text:p>
        </draw:rect>
        <draw:rect draw:style-name="Заголовок_20_сущности" draw:id="id10" draw:layer="layout" svg:width="13cm" svg:height="3.5cm" svg:x="26.5cm" svg:y="102cm">
          <text:p/>
        </draw:rect>
        <draw:rect draw:style-name="Заголовок_20_сущности" draw:layer="layout" svg:width="12cm" svg:height="2.5cm" svg:x="27cm" svg:y="102.5cm">
          <text:p/>
        </draw:rect>
        <draw:rect draw:style-name="Заголовок_20_сущности" draw:layer="layout" svg:width="11cm" svg:height="1.832cm" svg:x="27.5cm" svg:y="102.834cm">
          <text:p><text:span text:style-name="T4">Contact name</text:span></text:p>
        </draw:rect>
        <draw:rect draw:style-name="Список_20_атрибутов_20_сущносей" draw:layer="layout" svg:width="9.017cm" svg:height="5.499cm" svg:x="54.5cm" svg:y="126.5cm">
          <draw:glue-point draw:id="4" svg:x="-5cm" svg:y="-3.701cm"/>
          <draw:glue-point draw:id="5" svg:x="-5cm" svg:y="-1.017cm"/>
          <text:p><text:span text:style-name="T8">Contact ID</text:span><text:span text:style-name="T23"> </text:span></text:p>
          <text:p><text:span text:style-name="T2"/></text:p>
          <text:p><text:span text:style-name="T3">Phone number</text:span></text:p>
        </draw:rect>
        <draw:rect draw:style-name="Свойства_20_атрибутов" draw:layer="layout" svg:width="1cm" svg:height="5.499cm" svg:x="63.5cm" svg:y="126.5cm">
          <text:p><text:span text:style-name="T10">#</text:span></text:p>
          <text:p><text:span text:style-name="T10"/></text:p>
          <text:p><text:span text:style-name="T10">*</text:span></text:p>
          <text:p><text:span text:style-name="T10"/></text:p>
        </draw:rect>
        <draw:connector draw:style-name="gr19" draw:text-style-name="P2" draw:layer="layout" draw:line-skew="-0.076cm" svg:x1="53cm" svg:y1="116.15cm" svg:x2="59cm" svg:y2="123cm" draw:start-shape="id43" draw:start-glue-point="2" draw:end-shape="id44" draw:end-glue-point="0" svg:d="m53000 116150v3350h6000v3500">
          <text:p/>
        </draw:connector>
        <draw:g draw:id="id43">
          <draw:custom-shape draw:style-name="gr3" draw:text-style-name="P5" draw:layer="layout" svg:width="2cm" svg:height="2cm" svg:x="52cm" svg:y="114.15cm">
            <text:p text:style-name="P2"><text:span text:style-name="T7"><text:s/></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 draw:text-style-name="P5" draw:layer="layout" svg:width="1.4cm" svg:height="1.4cm" svg:x="52.3cm" svg:y="114.45cm">
            <text:p text:style-name="P2"><text:span text:style-name="T7"><text:s/></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onnector draw:style-name="ПолСвязи_5f_1..1" draw:layer="layout" svg:x1="53cm" svg:y1="114.15cm" svg:x2="53cm" svg:y2="112.5cm" draw:start-shape="id43" draw:start-glue-point="0" draw:end-shape="id15" draw:end-glue-point="2" svg:d="m53000 114150v-1650">
          <text:p/>
        </draw:connector>
        <draw:rect draw:style-name="gr23" draw:id="id44" draw:layer="layout" svg:width="9cm" svg:height="3.5cm" svg:x="54.5cm" svg:y="123cm">
          <text:p/>
        </draw:rect>
        <draw:rect draw:style-name="gr23" draw:layer="layout" svg:width="8.308cm" svg:height="2.5cm" svg:x="54.846cm" svg:y="123.5cm">
          <text:p/>
        </draw:rect>
        <draw:rect draw:style-name="gr24" draw:layer="layout" svg:width="7.616cm" svg:height="1.832cm" svg:x="55.192cm" svg:y="123.834cm">
          <text:p><text:span text:style-name="T4">Contact phone</text:span></text:p>
        </draw:rect>
        <draw:rect draw:style-name="Список_20_атрибутов_20_сущносей" draw:layer="layout" svg:width="8.754cm" svg:height="5.499cm" svg:x="43cm" svg:y="126.5cm">
          <draw:glue-point draw:id="4" svg:x="-5cm" svg:y="-3.701cm"/>
          <draw:glue-point draw:id="5" svg:x="-5cm" svg:y="-1.017cm"/>
          <text:p><text:span text:style-name="T8">Contact ID</text:span><text:span text:style-name="T23"> </text:span></text:p>
          <text:p><text:span text:style-name="T2"/></text:p>
          <text:p><text:span text:style-name="T3">Fax number</text:span></text:p>
        </draw:rect>
        <draw:rect draw:style-name="Свойства_20_атрибутов" draw:layer="layout" svg:width="1cm" svg:height="5.499cm" svg:x="51.737cm" svg:y="126.5cm">
          <text:p><text:span text:style-name="T10">#</text:span></text:p>
          <text:p><text:span text:style-name="T10"/></text:p>
          <text:p><text:span text:style-name="T10">*</text:span></text:p>
          <text:p><text:span text:style-name="T10"/></text:p>
        </draw:rect>
        <draw:connector draw:style-name="gr19" draw:text-style-name="P2" draw:layer="layout" draw:line-skew="-0.076cm" svg:x1="53cm" svg:y1="116.15cm" svg:x2="47.368cm" svg:y2="123cm" draw:start-shape="id43" draw:start-glue-point="2" draw:end-shape="id45" draw:end-glue-point="0" svg:d="m53000 116150v3350h-5632v3500">
          <text:p/>
        </draw:connector>
        <draw:rect draw:style-name="gr23" draw:id="id45" draw:layer="layout" svg:width="8.737cm" svg:height="3.5cm" svg:x="43cm" svg:y="123cm">
          <text:p/>
        </draw:rect>
        <draw:rect draw:style-name="gr23" draw:layer="layout" svg:width="8.065cm" svg:height="2.5cm" svg:x="43.336cm" svg:y="123.5cm">
          <text:p/>
        </draw:rect>
        <draw:rect draw:style-name="gr24" draw:layer="layout" svg:width="7.393cm" svg:height="1.832cm" svg:x="43.672cm" svg:y="123.834cm">
          <text:p><text:span text:style-name="T4">Contact fax</text:span></text:p>
        </draw:rect>
        <draw:rect draw:style-name="Список_20_атрибутов_20_сущносей" draw:layer="layout" svg:width="9cm" svg:height="5.499cm" svg:x="66.5cm" svg:y="126.5cm">
          <draw:glue-point draw:id="4" svg:x="-5cm" svg:y="-3.701cm"/>
          <draw:glue-point draw:id="5" svg:x="-5cm" svg:y="-1.017cm"/>
          <text:p><text:span text:style-name="T8">Contact ID</text:span><text:span text:style-name="T23"> </text:span></text:p>
          <text:p><text:span text:style-name="T2"/></text:p>
          <text:p><text:span text:style-name="T3">Country</text:span></text:p>
          <text:p><text:span text:style-name="T3">Region</text:span></text:p>
          <text:p><text:span text:style-name="T3">City/Town</text:span></text:p>
          <text:p><text:span text:style-name="T3">Postal index</text:span></text:p>
          <text:p><text:span text:style-name="T3">Local address</text:span></text:p>
          <text:p><text:span text:style-name="T3">Mail recepient name</text:span></text:p>
        </draw:rect>
        <draw:rect draw:style-name="Свойства_20_атрибутов" draw:layer="layout" svg:width="1cm" svg:height="5.499cm" svg:x="75.322cm" svg:y="126.5cm">
          <text:p><text:span text:style-name="T10">#</text:span></text:p>
          <text:p><text:span text:style-name="T10"/></text:p>
          <text:p><text:span text:style-name="T10">*</text:span></text:p>
          <text:p><text:span text:style-name="T10">*</text:span></text:p>
          <text:p><text:span text:style-name="T10">*</text:span></text:p>
          <text:p><text:span text:style-name="T10">*</text:span></text:p>
          <text:p><text:span text:style-name="T10">*</text:span></text:p>
          <text:p><text:span text:style-name="T10">*</text:span></text:p>
          <text:p><text:span text:style-name="T10"/></text:p>
        </draw:rect>
        <draw:connector draw:style-name="gr19" draw:text-style-name="P2" draw:layer="layout" draw:line-skew="-0.601cm" svg:x1="53cm" svg:y1="116.15cm" svg:x2="70.991cm" svg:y2="123.051cm" draw:start-shape="id43" draw:start-glue-point="2" draw:end-shape="id46" draw:end-glue-point="0" svg:d="m53000 116150v2850h17991v4051">
          <text:p/>
        </draw:connector>
        <draw:rect draw:style-name="gr23" draw:id="id46" draw:layer="layout" svg:width="8.983cm" svg:height="3.449cm" svg:x="66.5cm" svg:y="123.051cm">
          <text:p/>
        </draw:rect>
        <draw:rect draw:style-name="gr23" draw:layer="layout" svg:width="8.293cm" svg:height="2.463cm" svg:x="66.845cm" svg:y="123.544cm">
          <text:p/>
        </draw:rect>
        <draw:rect draw:style-name="gr24" draw:layer="layout" svg:width="7.602cm" svg:height="1.805cm" svg:x="67.19cm" svg:y="123.873cm">
          <text:p><text:span text:style-name="T4">Contact postal </text:span></text:p>
          <text:p><text:span text:style-name="T4">address</text:span></text:p>
        </draw:rect>
        <draw:rect draw:style-name="Список_20_атрибутов_20_сущносей" draw:layer="layout" svg:width="9.129cm" svg:height="5.499cm" svg:x="78.5cm" svg:y="126.5cm">
          <draw:glue-point draw:id="4" svg:x="-5cm" svg:y="-3.701cm"/>
          <draw:glue-point draw:id="5" svg:x="-5cm" svg:y="-1.017cm"/>
          <text:p><text:span text:style-name="T8">Contact ID</text:span><text:span text:style-name="T23"> </text:span></text:p>
          <text:p><text:span text:style-name="T2"/></text:p>
          <text:p><text:span text:style-name="T11">Person ID</text:span></text:p>
          <text:p text:style-name="P16"><text:span text:style-name="T3">Description of representation role performed by contact person</text:span></text:p>
        </draw:rect>
        <draw:rect draw:style-name="Свойства_20_атрибутов" draw:layer="layout" svg:width="1cm" svg:height="5.499cm" svg:x="87.612cm" svg:y="126.5cm">
          <text:p><text:span text:style-name="T10">#</text:span></text:p>
          <text:p><text:span text:style-name="T10"/></text:p>
          <text:p><text:span text:style-name="T10">*</text:span></text:p>
          <text:p><text:span text:style-name="T10">o</text:span></text:p>
        </draw:rect>
        <draw:connector draw:style-name="gr19" draw:text-style-name="P2" draw:layer="layout" draw:line-skew="-1.101cm" svg:x1="53cm" svg:y1="116.15cm" svg:x2="83.056cm" svg:y2="123.051cm" draw:start-shape="id43" draw:start-glue-point="2" draw:end-shape="id47" draw:end-glue-point="0" svg:d="m53000 116150v2350h30056v4551">
          <text:p/>
        </draw:connector>
        <draw:rect draw:style-name="Заголовок_20_сущности" draw:id="id47" draw:layer="layout" svg:width="9.112cm" svg:height="3.449cm" svg:x="78.5cm" svg:y="123.051cm">
          <draw:glue-point draw:id="4" svg:x="2.097cm" svg:y="-5.001cm"/>
          <text:p/>
        </draw:rect>
        <draw:rect draw:style-name="Заголовок_20_сущности" draw:layer="layout" svg:width="8.412cm" svg:height="2.463cm" svg:x="78.85cm" svg:y="123.544cm">
          <text:p/>
        </draw:rect>
        <draw:rect draw:style-name="Заголовок_20_сущности" draw:layer="layout" svg:width="7.71cm" svg:height="1.805cm" svg:x="79.201cm" svg:y="123.873cm">
          <text:p><text:span text:style-name="T4">Contact person</text:span></text:p>
        </draw:rect>
        <draw:rect draw:style-name="Список_20_атрибутов_20_сущносей" draw:layer="layout" svg:width="9cm" svg:height="5.499cm" svg:x="31.5cm" svg:y="126.5cm">
          <draw:glue-point draw:id="4" svg:x="-5cm" svg:y="-3.701cm"/>
          <draw:glue-point draw:id="5" svg:x="-5cm" svg:y="-1.017cm"/>
          <text:p><text:span text:style-name="T8">Contact ID</text:span><text:span text:style-name="T23"> </text:span></text:p>
          <text:p><text:span text:style-name="T2"/></text:p>
          <text:p><text:span text:style-name="T3">e-mail address</text:span></text:p>
        </draw:rect>
        <draw:rect draw:style-name="Свойства_20_атрибутов" draw:layer="layout" svg:width="1.059cm" svg:height="5.499cm" svg:x="40.5cm" svg:y="126.5cm">
          <text:p><text:span text:style-name="T10">#</text:span></text:p>
          <text:p><text:span text:style-name="T10"/></text:p>
          <text:p><text:span text:style-name="T10">*</text:span></text:p>
          <text:p><text:span text:style-name="T10"/></text:p>
        </draw:rect>
        <draw:connector draw:style-name="gr19" draw:text-style-name="P2" draw:layer="layout" draw:line-skew="-0.576cm" svg:x1="53cm" svg:y1="116.15cm" svg:x2="36cm" svg:y2="123cm" draw:start-shape="id43" draw:end-shape="id48" draw:end-glue-point="0" svg:d="m53000 116150v2850h-17000v4000">
          <text:p/>
        </draw:connector>
        <draw:rect draw:style-name="gr23" draw:id="id48" draw:layer="layout" svg:width="9cm" svg:height="3.5cm" svg:x="31.5cm" svg:y="123cm">
          <text:p/>
        </draw:rect>
        <draw:rect draw:style-name="gr23" draw:layer="layout" svg:width="8.308cm" svg:height="2.5cm" svg:x="31.846cm" svg:y="123.5cm">
          <text:p/>
        </draw:rect>
        <draw:rect draw:style-name="gr24" draw:layer="layout" svg:width="7.616cm" svg:height="1.832cm" svg:x="32.192cm" svg:y="123.834cm">
          <text:p><text:span text:style-name="T4">Contact e-mail</text:span></text:p>
        </draw:rect>
        <draw:rect draw:style-name="Список_20_атрибутов_20_сущносей" draw:id="id51" draw:layer="layout" svg:width="11.593cm" svg:height="5.499cm" svg:x="17.5cm" svg:y="126.5cm">
          <draw:glue-point draw:id="4" svg:x="-5cm" svg:y="-3.701cm"/>
          <draw:glue-point draw:id="5" svg:x="-5cm" svg:y="-1.017cm"/>
          <text:p><text:span text:style-name="T8">Contact ID</text:span><text:span text:style-name="T23"> </text:span></text:p>
          <text:p><text:span text:style-name="T2"/></text:p>
          <text:p><text:span text:style-name="T3">System</text:span></text:p>
          <text:p text:style-name="P17"><text:span text:style-name="T3">ID or nick in system</text:span></text:p>
          <text:p text:style-name="P17"><text:span text:style-name="T3">Addition information about addressing in the system</text:span></text:p>
        </draw:rect>
        <draw:rect draw:style-name="Свойства_20_атрибутов" draw:layer="layout" svg:width="1cm" svg:height="5.499cm" svg:x="29.076cm" svg:y="126.5cm">
          <text:p><text:span text:style-name="T10">#</text:span></text:p>
          <text:p><text:span text:style-name="T10"/></text:p>
          <text:p><text:span text:style-name="T10">*</text:span></text:p>
          <text:p><text:span text:style-name="T10">*</text:span></text:p>
          <text:p><text:span text:style-name="T10">o</text:span></text:p>
        </draw:rect>
        <draw:connector draw:style-name="gr19" draw:text-style-name="P2" draw:layer="layout" draw:line-skew="-1.076cm" svg:x1="53cm" svg:y1="116.15cm" svg:x2="23.285cm" svg:y2="123cm" draw:start-shape="id43" draw:start-glue-point="2" draw:end-shape="id49" draw:end-glue-point="0" svg:d="m53000 116150v2350h-29715v4500">
          <text:p/>
        </draw:connector>
        <draw:rect draw:style-name="Заголовок_20_сущности" draw:id="id49" draw:layer="layout" svg:width="11.571cm" svg:height="3.5cm" svg:x="17.5cm" svg:y="123cm">
          <text:p/>
        </draw:rect>
        <draw:rect draw:style-name="Заголовок_20_сущности" draw:layer="layout" svg:width="10.681cm" svg:height="2.5cm" svg:x="17.945cm" svg:y="123.5cm">
          <text:p/>
        </draw:rect>
        <draw:rect draw:style-name="Заголовок_20_сущности" draw:layer="layout" svg:width="9.791cm" svg:height="1.832cm" svg:x="18.39cm" svg:y="123.834cm">
          <text:p><text:span text:style-name="T4">Contact ID or nick </text:span></text:p>
          <text:p><text:span text:style-name="T4">in some system</text:span></text:p>
        </draw:rect>
        <draw:rect draw:style-name="Свойства_20_атрибутов" draw:id="id9" draw:layer="layout" svg:width="1cm" svg:height="4cm" svg:x="80cm" svg:y="93cm">
          <draw:glue-point draw:id="4" svg:x="5.01cm" svg:y="-2.142cm"/>
          <draw:glue-point draw:id="5" svg:x="5.01cm" svg:y="3.571cm"/>
          <text:p><text:span text:style-name="T10">#</text:span></text:p>
          <text:p><text:span text:style-name="T10">*</text:span></text:p>
          <text:p><text:span text:style-name="T10">o</text:span></text:p>
        </draw:rect>
        <draw:path draw:style-name="gr25" draw:text-style-name="P2" draw:layer="layout" svg:width="3.376cm" svg:height="3.821cm" draw:transform="rotate (-1.15261543801802) translate (54.4761069557274cm 115.78735187437cm)" svg:viewBox="0 0 3377 3822" svg:d="m0-1794c956-64 2271 383 2956-252 135-304 499-204 406-913s-1376-1708-2065-2563">
          <text:p/>
        </draw:path>
        <draw:frame draw:style-name="gr26" draw:text-style-name="P18" draw:layer="layout" svg:width="5cm" svg:height="2.25cm" svg:x="55.5cm" svg:y="116cm">
          <draw:text-box>
            <text:p><text:span text:style-name="T6">EXCLUSIVE</text:span></text:p>
            <text:p><text:span text:style-name="T6">OR</text:span></text:p>
          </draw:text-box>
        </draw:frame>
        <draw:rect draw:style-name="Кодификатор" draw:id="id50" draw:layer="layout" svg:width="8cm" svg:height="9.5cm" svg:x="37cm" svg:y="91cm">
          <text:p><text:span text:style-name="T5">Personal contacts types:</text:span></text:p>
          <text:p><text:span text:style-name="T6"/></text:p>
          <text:p>ID in some system</text:p>
          <text:p text:style-name="P4">e-mail </text:p>
          <text:p text:style-name="P4">phone</text:p>
          <text:p text:style-name="P4">fax</text:p>
          <text:p text:style-name="P4">postal</text:p>
          <text:p text:style-name="P4">another person</text:p>
          <text:p text:style-name="P4"/>
          <text:p text:style-name="P4">undefined</text:p>
          <text:p text:style-name="P4">unclassified</text:p>
        </draw:rect>
        <draw:connector draw:style-name="Привязка_20_кодификатора" draw:layer="layout" draw:type="line" svg:x1="41cm" svg:y1="100.5cm" svg:x2="48.5cm" svg:y2="103.5cm" draw:start-shape="id50" svg:d="m41000 100500 7500 3000">
          <text:p/>
        </draw:connector>
        <draw:rect draw:style-name="Кодификатор" draw:id="id52" draw:layer="layout" svg:width="9cm" svg:height="8.5cm" svg:x="11cm" svg:y="111cm">
          <text:p><text:span text:style-name="T5">Persons registering systems:</text:span></text:p>
          <text:p><text:span text:style-name="T6"/></text:p>
          <text:p>&lt;this system&gt;</text:p>
          <text:p>skype</text:p>
          <text:p text:style-name="P4"/>
          <text:p text:style-name="P4">unclassified</text:p>
        </draw:rect>
        <draw:connector draw:style-name="Привязка_20_кодификатора" draw:layer="layout" draw:type="line" svg:x1="17.5cm" svg:y1="128.69cm" svg:x2="15.5cm" svg:y2="119.5cm" draw:start-shape="id51" draw:start-glue-point="5" draw:end-shape="id52" draw:end-glue-point="2" svg:d="m17500 128690-2000-9190">
          <text:p/>
        </draw:connector>
        <draw:connector draw:style-name="gr6" draw:text-style-name="P2" draw:layer="layout" draw:type="line" svg:x1="112.75cm" svg:y1="49cm" svg:x2="112.75cm" svg:y2="50.4cm" draw:start-shape="id53" draw:start-glue-point="2" draw:end-shape="id54" draw:end-glue-point="0" svg:d="m112750 49000v1400">
          <text:p/>
        </draw:connector>
        <draw:rect draw:style-name="Список_20_атрибутов_20_сущносей" draw:id="id53" draw:layer="layout" svg:width="12.5cm" svg:height="4cm" svg:x="106.5cm" svg:y="45cm">
          <text:p><text:span text:style-name="T24">Name</text:span></text:p>
          <text:p><text:span text:style-name="T24">Entity</text:span></text:p>
          <text:p><text:span text:style-name="T24">Description</text:span></text:p>
          <text:p><text:span text:style-name="T24">Comments</text:span></text:p>
        </draw:rect>
        <draw:rect draw:style-name="gr1" draw:text-style-name="P3" draw:id="id96" draw:layer="layout" svg:width="12.5cm" svg:height="1cm" svg:x="106.5cm" svg:y="44cm">
          <text:p text:style-name="P2"><text:span text:style-name="T4">Named</text:span></text:p>
        </draw:rect>
        <draw:rect draw:style-name="Свойства_20_атрибутов" draw:id="id91" draw:layer="layout" svg:width="1cm" svg:height="4cm" svg:x="119cm" svg:y="45cm">
          <text:p><text:span text:style-name="T10">*</text:span></text:p>
          <text:p><text:span text:style-name="T10">*</text:span></text:p>
          <text:p><text:span text:style-name="T10">о</text:span></text:p>
          <text:p><text:span text:style-name="T10">о</text:span></text:p>
        </draw:rect>
        <draw:path draw:style-name="gr21" draw:text-style-name="P2" draw:id="id54" draw:layer="layout" svg:width="2.099cm" svg:height="1.099cm" svg:x="111.7cm" svg:y="50.4cm" svg:viewBox="0 0 2100 1100" svg:d="m1050 1100c-290 0-525-246-525-550s235-550 525-550 525 246 525 550-235 550-525 550zm-1050 0h2100z">
          <draw:glue-point draw:id="4" svg:x="2.619cm" svg:y="5.454cm"/>
          <draw:glue-point draw:id="5" svg:x="-2.142cm" svg:y="5.454cm"/>
          <draw:glue-point draw:id="6" svg:x="5cm" svg:y="5.454cm"/>
          <draw:glue-point draw:id="7" svg:x="-5.238cm" svg:y="5.454cm"/>
          <text:p/>
        </draw:path>
        <draw:connector draw:style-name="gr6" draw:text-style-name="P2" draw:layer="layout" draw:type="curve" svg:x1="96.166cm" svg:y1="59.971cm" svg:x2="112.301cm" svg:y2="51.5cm" draw:end-shape="id54" draw:end-glue-point="5" svg:d="m96166 59971c0-5940 16135-1705 16135-8471">
          <text:p/>
        </draw:connector>
        <draw:polyline draw:style-name="gr7" draw:text-style-name="P2" draw:layer="layout" svg:width="94.499cm" svg:height="106.499cm" svg:x="99.5cm" svg:y="34.5cm" svg:viewBox="0 0 94500 106500" draw:points="0,5918 94500,5918 94500,106500 2424,106500 2424,0">
          <text:p/>
        </draw:polyline>
        <draw:frame draw:style-name="gr8" draw:text-style-name="P9" draw:layer="layout" svg:width="11cm" svg:height="1.75cm" svg:x="182cm" svg:y="56.5cm">
          <draw:text-box>
            <text:p><text:span text:style-name="T12">Package: Codifier</text:span></text:p>
          </draw:text-box>
        </draw:frame>
        <draw:rect draw:style-name="Список_20_атрибутов_20_сущносей" draw:id="id57" draw:layer="layout" svg:width="7.5cm" svg:height="8cm" svg:x="140cm" svg:y="61.5cm">
          <draw:glue-point draw:id="4" svg:x="-5cm" svg:y="-3.701cm"/>
          <draw:glue-point draw:id="5" svg:x="-5cm" svg:y="-1.017cm"/>
          <draw:glue-point draw:id="6" svg:x="3.333cm" svg:y="5cm"/>
          <draw:glue-point draw:id="7" svg:x="-5.001cm" svg:y="1.875cm"/>
          <draw:glue-point draw:id="8" svg:x="-5cm" svg:y="-2.5cm"/>
          <text:p><text:span text:style-name="T1">Code ID</text:span><text:span text:style-name="T2"> </text:span></text:p>
          <text:p><text:span text:style-name="T3">Code type</text:span></text:p>
          <text:p><text:span text:style-name="T3">Code text</text:span></text:p>
          <text:p><text:span text:style-name="T3">Additonal field 1</text:span></text:p>
          <text:p><text:span text:style-name="T3">Additonal field 2</text:span></text:p>
          <text:p><text:span text:style-name="T3">Additonal field 3</text:span></text:p>
          <text:p><text:span text:style-name="T3">Additonal field 4</text:span></text:p>
          <text:p><text:span text:style-name="T3">Additonal field 5</text:span></text:p>
        </draw:rect>
        <draw:rect draw:style-name="gr1" draw:text-style-name="P3" draw:id="id60" draw:layer="layout" svg:width="7.5cm" svg:height="1cm" svg:x="140cm" svg:y="60.5cm">
          <draw:glue-point draw:id="4" svg:x="3.333cm" svg:y="-5cm"/>
          <draw:glue-point draw:id="5" svg:x="-2.333cm" svg:y="-5cm"/>
          <text:p text:style-name="P2"><text:span text:style-name="T4">Code</text:span></text:p>
        </draw:rect>
        <draw:rect draw:style-name="Свойства_20_атрибутов" draw:id="id63" draw:layer="layout" svg:width="1cm" svg:height="8cm" svg:x="147.5cm" svg:y="61.5cm">
          <text:p><text:span text:style-name="T10">#</text:span></text:p>
          <text:p><text:span text:style-name="T10">*</text:span></text:p>
          <text:p><text:span text:style-name="T10">*</text:span></text:p>
          <text:p><text:span text:style-name="T10">o</text:span></text:p>
          <text:p><text:span text:style-name="T10">o</text:span></text:p>
          <text:p><text:span text:style-name="T10">o</text:span></text:p>
          <text:p><text:span text:style-name="T10">o</text:span></text:p>
          <text:p><text:span text:style-name="T10">o</text:span></text:p>
        </draw:rect>
        <draw:connector draw:style-name="gr2" draw:text-style-name="P2" draw:layer="layout" svg:x1="133.541cm" svg:y1="73cm" svg:x2="130cm" svg:y2="73cm" draw:start-shape="id55" draw:start-glue-point="3" draw:end-shape="id56" draw:end-glue-point="4" svg:d="m133541 73000h-3541">
          <text:p/>
        </draw:connector>
        <draw:g draw:id="id55">
          <draw:custom-shape draw:style-name="gr3" draw:text-style-name="P5" draw:layer="layout" svg:width="2cm" svg:height="2cm" svg:x="133.541cm" svg:y="72cm">
            <text:p text:style-name="P2"><text:span text:style-name="T7"><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custom-shape draw:style-name="gr3" draw:text-style-name="P5" draw:layer="layout" svg:width="1.4cm" svg:height="1.4cm" svg:x="133.841cm" svg:y="72.3cm">
            <text:p text:style-name="P2"><text:span text:style-name="T7"><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g>
        <draw:connector draw:style-name="gr4" draw:text-style-name="P2" draw:layer="layout" svg:x1="135.541cm" svg:y1="73cm" svg:x2="140cm" svg:y2="67cm" draw:start-shape="id55" draw:start-glue-point="1" draw:end-shape="id57" draw:end-glue-point="7" svg:d="m135541 73000h2230v-6000h2229">
          <text:p/>
        </draw:connector>
        <draw:rect draw:style-name="Список_20_атрибутов_20_сущносей" draw:text-style-name="P19" draw:id="id62" draw:layer="layout" svg:width="12cm" svg:height="3cm" svg:x="155.5cm" svg:y="64cm">
          <draw:glue-point draw:id="4" svg:x="-5cm" svg:y="-3.701cm"/>
          <draw:glue-point draw:id="5" svg:x="-5cm" svg:y="-1.017cm"/>
          <draw:glue-point draw:id="6" svg:x="3.333cm" svg:y="5cm"/>
          <text:p><text:span text:style-name="T8">Supercode ID</text:span><text:span text:style-name="T23"> </text:span></text:p>
          <text:p><text:span text:style-name="T8">Subcode ID</text:span></text:p>
          <text:p><text:span text:style-name="T23">Default code</text:span></text:p>
        </draw:rect>
        <draw:rect draw:style-name="Свойства_20_атрибутов" draw:layer="layout" svg:width="1cm" svg:height="3cm" svg:x="167.5cm" svg:y="64cm">
          <text:p><text:span text:style-name="T10">#</text:span></text:p>
          <text:p><text:span text:style-name="T10">#</text:span></text:p>
          <text:p><text:span text:style-name="T10">*</text:span></text:p>
        </draw:rect>
        <draw:connector draw:style-name="gr2" draw:text-style-name="P2" draw:layer="layout" svg:x1="161.5cm" svg:y1="58.5cm" svg:x2="161.5cm" svg:y2="62cm" draw:start-shape="id58" draw:start-glue-point="2" draw:end-shape="id59" draw:end-glue-point="0" svg:d="m161500 58500v3500">
          <text:p/>
        </draw:connector>
        <draw:g draw:id="id58">
          <draw:custom-shape draw:style-name="gr3" draw:text-style-name="P5" draw:layer="layout" svg:width="2cm" svg:height="2cm" svg:x="160.5cm" svg:y="56.5cm">
            <text:p text:style-name="P2"><text:span text:style-name="T7"><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custom-shape draw:style-name="gr3" draw:text-style-name="P5" draw:layer="layout" svg:width="1.4cm" svg:height="1.4cm" svg:x="160.8cm" svg:y="56.8cm">
            <text:p text:style-name="P2"><text:span text:style-name="T7"><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g>
        <draw:connector draw:style-name="gr4" draw:text-style-name="P2" draw:layer="layout" svg:x1="160.5cm" svg:y1="57.5cm" svg:x2="146.249cm" svg:y2="60.5cm" draw:start-shape="id58" draw:start-glue-point="3" draw:end-shape="id60" draw:end-glue-point="4" svg:d="m160500 57500h-14251v3000">
          <text:p/>
        </draw:connector>
        <draw:g draw:id="id59">
          <draw:rect draw:style-name="Заголовок_20_сущности" draw:layer="layout" svg:width="12cm" svg:height="2cm" svg:x="155.5cm" svg:y="62cm">
            <text:p/>
          </draw:rect>
          <draw:rect draw:style-name="Заголовок_20_сущности" draw:layer="layout" svg:width="10.824cm" svg:height="1.428cm" svg:x="156.088cm" svg:y="62.286cm">
            <text:p><text:span text:style-name="T4">Codes tree</text:span></text:p>
          </draw:rect>
        </draw:g>
        <draw:connector draw:style-name="gr2" draw:text-style-name="P2" draw:layer="layout" svg:x1="152.8cm" svg:y1="65.5cm" svg:x2="155.5cm" svg:y2="65.5cm" draw:start-shape="id61" draw:start-glue-point="1" draw:end-shape="id62" draw:end-glue-point="3" svg:d="m152800 65500h2700">
          <text:p/>
        </draw:connector>
        <draw:g draw:id="id61">
          <draw:custom-shape draw:style-name="gr3" draw:text-style-name="P5" draw:layer="layout" svg:width="2cm" svg:height="2cm" svg:x="150.8cm" svg:y="64.5cm">
            <text:p text:style-name="P2"><text:span text:style-name="T7"><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custom-shape draw:style-name="gr3" draw:text-style-name="P5" draw:layer="layout" svg:width="1.4cm" svg:height="1.4cm" svg:x="151.1cm" svg:y="64.8cm">
            <text:p text:style-name="P2"><text:span text:style-name="T7"><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g>
        <draw:connector draw:style-name="gr4" draw:text-style-name="P2" draw:layer="layout" svg:x1="150.8cm" svg:y1="65.5cm" svg:x2="148.5cm" svg:y2="65.5cm" draw:start-shape="id61" draw:start-glue-point="3" draw:end-shape="id63" draw:end-glue-point="1" svg:d="m150800 65500h-2300">
          <text:p/>
        </draw:connector>
        <draw:rect draw:style-name="Список_20_атрибутов_20_сущносей" draw:text-style-name="P8" draw:layer="layout" svg:width="13cm" svg:height="6cm" svg:x="116cm" svg:y="68.5cm">
          <draw:glue-point draw:id="4" svg:x="-5cm" svg:y="-3.701cm"/>
          <draw:glue-point draw:id="5" svg:x="-5cm" svg:y="-1.017cm"/>
          <text:p><text:span text:style-name="T8">Code ID (that is named)</text:span></text:p>
          <text:p><text:span text:style-name="T8">Code of language, in which named</text:span></text:p>
          <text:p><text:span text:style-name="T3">Name</text:span></text:p>
          <text:p><text:span text:style-name="T3">Entity</text:span></text:p>
          <text:p><text:span text:style-name="T3">Description</text:span></text:p>
          <text:p><text:span text:style-name="T3">Comments</text:span></text:p>
          <text:p><text:span text:style-name="T3"/></text:p>
        </draw:rect>
        <draw:rect draw:style-name="Свойства_20_атрибутов" draw:id="id56" draw:layer="layout" svg:width="1cm" svg:height="6cm" svg:x="129cm" svg:y="68.5cm">
          <draw:glue-point draw:id="4" svg:x="5cm" svg:y="2.5cm"/>
          <draw:glue-point draw:id="5" svg:x="5cm" svg:y="-3.333cm"/>
          <text:p><text:span text:style-name="T10">#</text:span></text:p>
          <text:p><text:span text:style-name="T10"/></text:p>
          <text:p><text:span text:style-name="T10">#</text:span></text:p>
          <text:p><text:span text:style-name="T10">*</text:span></text:p>
          <text:p><text:span text:style-name="T10">*</text:span></text:p>
          <text:p><text:span text:style-name="T10">o</text:span></text:p>
          <text:p><text:span text:style-name="T10">o</text:span></text:p>
        </draw:rect>
        <draw:g draw:id="id69">
          <draw:glue-point draw:id="4" svg:x="3.461cm" svg:y="-5cm"/>
          <draw:rect draw:style-name="Заголовок_20_сущности" draw:layer="layout" svg:width="13cm" svg:height="2cm" svg:x="116cm" svg:y="66.5cm">
            <text:p/>
          </draw:rect>
          <draw:rect draw:style-name="Заголовок_20_сущности" draw:layer="layout" svg:width="11.726cm" svg:height="1.428cm" svg:x="116.637cm" svg:y="66.786cm">
            <text:p><text:span text:style-name="T4">Code name</text:span></text:p>
          </draw:rect>
        </draw:g>
        <draw:rect draw:style-name="Кодификатор" draw:id="id64" draw:layer="layout" svg:width="9cm" svg:height="7.5cm" svg:x="142.5cm" svg:y="72cm">
          <text:p><text:span text:style-name="T6">Codes types</text:span></text:p>
          <text:p/>
          <text:p>metacodifier</text:p>
          <text:p>codifier</text:p>
          <text:p>statuses-set</text:p>
          <text:p>composite code part</text:p>
          <text:p>plain code</text:p>
          <text:p>undefined</text:p>
          <text:p>unclassified</text:p>
        </draw:rect>
        <draw:rect draw:style-name="gr1" draw:text-style-name="P2" draw:layer="layout" svg:width="26.5cm" svg:height="10cm" svg:x="109cm" svg:y="77cm">
          <text:p text:style-name="P20">For codes that has code_type other than "plain code",</text:p>
          <text:p text:style-name="P20">code_text field becomes constrainted to hold only unique values.</text:p>
          <text:p text:style-name="P20">Besides that, a set of subcodes in scope of 1 codifier (supercode) is also </text:p>
          <text:p text:style-name="P20">constrainted to hold only unique code_text values, even if subcodes are "plain codes".</text:p>
          <text:p text:style-name="P20"/>
          <text:p text:style-name="P20">Examples:</text:p>
          <text:p text:style-name="P20">** codifier(ID: 1; code text: A), codifier(ID: 2; code text: A) — illegal (nonunique code_text)</text:p>
          <text:p text:style-name="P20">** codifier(ID: 1; code text: A; subcodes: [x,y,z,x]) — illegal (nonunique subcodes)</text:p>
          <text:p text:style-name="P20"/>
          <text:p text:style-name="P20">Same rule holds for "codes_names" table, "name" field in scope of any 1 language of name.</text:p>
          <text:p text:style-name="P20"/>
          <text:p text:style-name="P20">These constraints are controlled by triggers.</text:p>
        </draw:rect>
        <draw:connector draw:style-name="gr27" draw:text-style-name="P2" draw:layer="layout" draw:type="line" svg:x1="147cm" svg:y1="72cm" svg:x2="143.75cm" svg:y2="69.5cm" draw:start-shape="id64" draw:end-shape="id57" draw:end-glue-point="2" svg:d="m147000 72000-3250-2500">
          <text:p/>
        </draw:connector>
        <draw:rect draw:style-name="gr28" draw:text-style-name="P22" draw:layer="layout" svg:width="85.527cm" svg:height="10cm" svg:x="105.29cm" svg:y="115.546cm">
          <text:p text:style-name="P21"><text:span text:style-name="T25">-- Administration functions:</text:span></text:p>
          <text:p text:style-name="P21"><text:span text:style-name="T25"/></text:p>
          <text:p text:style-name="P21"><text:span text:style-name="T25">remove_code(par_if_exists boolean, par_acodekeyl t_addressed_code_key_by_lng, par_remove_code boolean, par_cascade_remove_subcodes boolean, par_if_cascade__only_ones_not_reachable_from_elsewhere boolean)</text:span></text:p>
          <text:p text:style-name="P21"><text:span text:style-name="T25">bind_code_to_codifier(par_c_acodekeyl t_addressed_code_key_by_lng, par_cf_codekeyl t_code_key_by_lng, par_dflt boolean)</text:span></text:p>
          <text:p text:style-name="P21"><text:span text:style-name="T25">unbind_code_from_codifier(par_if_exists boolean, par_c_acodekeyl t_addressed_code_key_by_lng)</text:span></text:p>
          <text:p text:style-name="P21"><text:span text:style-name="T25">new_code_by_userseqs(par_code_construct code_construction_input, par_super_code t_code_key_by_lng, par_dflt_isit boolean, par_codifier_ids_seq_name varchar, par_plaincode_ids_seq_name varchar)</text:span></text:p>
          <text:p text:style-name="P21"><text:span text:style-name="T25">new_code(par_code_construct code_construction_input, par_super_code t_code_key_by_lng, par_dflt_isit boolean)</text:span></text:p>
          <text:p text:style-name="P21"><text:span text:style-name="T25">add_subcodes_under_codifier(par_cf t_code_key_by_lng, par_cf_dflt_codestr varchar, VARIADIC par_codes_array code_construction_input[])</text:span></text:p>
          <text:p text:style-name="P21"><text:span text:style-name="T25">new_codifier_w_subcodes(par_super_cf t_code_key_by_lng, par_cf_construct code_construction_input, par_cf_dflt_codestr varchar, VARIADIC par_codes_array code_construction_input[])</text:span></text:p>
          <text:p text:style-name="P21"><text:span text:style-name="T25">make_codifier_from_plaincode(par_if_exists boolean, par_reidentify boolean, par_cf t_code_key_by_lng, par_cf_new_type code_type)</text:span></text:p>
          <text:p text:style-name="P21"><text:span text:style-name="T25">make_codifier_from_plaincode_w_values(par_if_exists boolean, par_reidentify boolean, par_c t_code_key_by_lng, par_cf_new_type code_type, par_cf_dflt_codestr varchar, VARIADIC par_codes_array code_construction_input[])</text:span></text:p>
          <text:p text:style-name="P21"><text:span text:style-name="T25">add_code_lng_names(par_if_exists boolean, par_c t_addressed_code_key_by_lng, VARIADIC par_codesnames_array name_construction_input[])</text:span></text:p>
        </draw:rect>
        <draw:rect draw:style-name="gr28" draw:text-style-name="P22" draw:layer="layout" svg:width="64.21cm" svg:height="13.303cm" svg:x="105.29cm" svg:y="126.197cm">
          <text:p text:style-name="P21"><text:span text:style-name="T25">-- Lookup functions:</text:span></text:p>
          <text:p text:style-name="P21"><text:span text:style-name="T25"/></text:p>
          <text:p text:style-name="P21"><text:span text:style-name="T25">code_id_of(par_if_exists boolean, par_acodekeyl t_addressed_code_key_by_lng)</text:span></text:p>
          <text:p text:style-name="P21"><text:span text:style-name="T25">code_id_of_undefined()</text:span></text:p>
          <text:p text:style-name="P21"><text:span text:style-name="T25">code_id_of_unclassified()</text:span></text:p>
          <text:p text:style-name="P21"><text:span text:style-name="T25">code_id_of_error()</text:span></text:p>
          <text:p text:style-name="P21"><text:span text:style-name="T25">code_id_of_ambiguous()</text:span></text:p>
          <text:p text:style-name="P21"><text:span text:style-name="T25">code_id_of_language(varchar)</text:span></text:p>
          <text:p text:style-name="P21"><text:span text:style-name="T25">code_id_of_entity(entity_code_text varchar)</text:span></text:p>
          <text:p text:style-name="P21"><text:span text:style-name="T25">code_belongs_to_codifier(par_if_cf_exists boolean, par_acodekeyl t_addressed_code_key_by_lng)</text:span></text:p>
          <text:p text:style-name="P21"><text:span text:style-name="T25">get_code(par_if_exists boolean, par_key t_addressed_code_key_by_lng)</text:span></text:p>
          <text:p text:style-name="P21"><text:span text:style-name="T25">codifier_default_code(par_if_exists boolean, par_cf_keyl t_code_key_by_lng)</text:span></text:p>
          <text:p text:style-name="P21"><text:span text:style-name="T25">get_codes_l(par_key t_code_key_by_lng)</text:span></text:p>
          <text:p text:style-name="P21"><text:span text:style-name="T25">get_nonplaincode_by_str(par_codifier varchar)</text:span></text:p>
          <text:p text:style-name="P21"><text:span text:style-name="T25">get_code_by_str(par_codifier varchar, par_code varchar)</text:span></text:p>
          <text:p text:style-name="P21"><text:span text:style-name="T25">get_codes_of_codifier(par_acodekeyl t_addressed_code_key_by_lng)</text:span></text:p>
          <text:p text:style-name="P21"><text:span text:style-name="T25">get_codifiers_of_code(par_acodekeyl t_addressed_code_key_by_lng)</text:span></text:p>
          <text:p><text:span text:style-name="T25">find_subcodes(par_if_exists boolean, par_cf_key t_addressed_code_key_by_lng, par_include_code_itself boolean, par_only_ones_not_reachable_from_elsewhere boolean)</text:span></text:p>
        </draw:rect>
        <draw:g draw:id="id65">
          <draw:custom-shape draw:style-name="gr3" draw:text-style-name="P5" draw:layer="layout" svg:width="2cm" svg:height="2cm" svg:x="135.241cm" svg:y="62.5cm">
            <text:p text:style-name="P2"><text:span text:style-name="T7"><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custom-shape draw:style-name="gr3" draw:text-style-name="P5" draw:layer="layout" svg:width="1.4cm" svg:height="1.4cm" svg:x="135.541cm" svg:y="62.8cm">
            <text:p text:style-name="P2"><text:span text:style-name="T7"><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g>
        <draw:connector draw:style-name="gr4" draw:text-style-name="P2" draw:layer="layout" svg:x1="137.241cm" svg:y1="63.5cm" svg:x2="140cm" svg:y2="63.5cm" draw:start-shape="id65" draw:start-glue-point="1" draw:end-shape="id57" draw:end-glue-point="8" svg:d="m137241 63500h2759">
          <text:p/>
        </draw:connector>
        <draw:connector draw:style-name="gr6" draw:text-style-name="P2" draw:layer="layout" draw:type="curve" svg:x1="117.5cm" svg:y1="55.5cm" svg:x2="113.299cm" svg:y2="51.5cm" draw:start-shape="id66" draw:start-glue-point="0" draw:end-shape="id54" draw:end-glue-point="4" svg:d="m117500 55500c0-2962-4201-963-4201-4000">
          <text:p/>
        </draw:connector>
        <draw:rect draw:style-name="Список_20_атрибутов_20_сущносей" draw:text-style-name="P8" draw:id="id68" draw:layer="layout" svg:width="13cm" svg:height="4.115cm" svg:x="111cm" svg:y="57.5cm">
          <draw:glue-point draw:id="4" svg:x="-5cm" svg:y="-3.701cm"/>
          <draw:glue-point draw:id="5" svg:x="-5cm" svg:y="-1.017cm"/>
          <text:p><text:span text:style-name="T8">Code of language, in which named</text:span></text:p>
          <text:p><text:span text:style-name="T3">Name</text:span></text:p>
          <text:p><text:span text:style-name="T3">Entity</text:span></text:p>
          <text:p><text:span text:style-name="T3">Description</text:span></text:p>
          <text:p><text:span text:style-name="T3">Comments</text:span></text:p>
          <text:p><text:span text:style-name="T3"/></text:p>
        </draw:rect>
        <draw:rect draw:style-name="Свойства_20_атрибутов" draw:id="id67" draw:layer="layout" svg:width="1cm" svg:height="4.115cm" svg:x="124cm" svg:y="57.5cm">
          <draw:glue-point draw:id="4" svg:x="5cm" svg:y="2.5cm"/>
          <draw:glue-point draw:id="5" svg:x="5cm" svg:y="-3.333cm"/>
          <text:p><text:span text:style-name="T10">#</text:span></text:p>
          <text:p><text:span text:style-name="T10"/></text:p>
          <text:p><text:span text:style-name="T10">#</text:span></text:p>
          <text:p><text:span text:style-name="T10">*</text:span></text:p>
          <text:p><text:span text:style-name="T10">*</text:span></text:p>
          <text:p><text:span text:style-name="T10">o</text:span></text:p>
          <text:p><text:span text:style-name="T10">o</text:span></text:p>
        </draw:rect>
        <draw:g draw:id="id66">
          <draw:glue-point draw:id="4" svg:x="3.461cm" svg:y="-5cm"/>
          <draw:rect draw:style-name="Заголовок_20_сущности" draw:layer="layout" svg:width="13cm" svg:height="2cm" svg:x="111cm" svg:y="55.5cm">
            <text:p/>
          </draw:rect>
          <draw:rect draw:style-name="Заголовок_20_сущности" draw:layer="layout" svg:width="11.726cm" svg:height="1.428cm" svg:x="111.637cm" svg:y="55.786cm">
            <text:p><text:span text:style-name="T4">Named in language</text:span></text:p>
          </draw:rect>
        </draw:g>
        <draw:connector draw:style-name="gr2" draw:text-style-name="P2" draw:layer="layout" draw:line-skew="2.38cm" svg:x1="135.241cm" svg:y1="63.5cm" svg:x2="125cm" svg:y2="58.186cm" draw:start-shape="id65" draw:start-glue-point="3" draw:end-shape="id67" draw:end-glue-point="5" svg:d="m135241 63500h-2741v-5314h-7500">
          <text:p/>
        </draw:connector>
        <draw:connector draw:style-name="gr6" draw:text-style-name="P2" draw:layer="layout" draw:type="line" svg:x1="117.5cm" svg:y1="61.615cm" svg:x2="117.5cm" svg:y2="62.8cm" draw:start-shape="id68" draw:end-shape="id11" draw:end-glue-point="0" svg:d="m117500 61615v1185">
          <text:p/>
        </draw:connector>
        <draw:path draw:style-name="gr21" draw:text-style-name="P2" draw:id="id11" draw:layer="layout" svg:width="2.099cm" svg:height="1.099cm" svg:x="116.45cm" svg:y="62.8cm" svg:viewBox="0 0 2100 1100" svg:d="m1050 1100c-290 0-525-246-525-550s235-550 525-550 525 246 525 550-235 550-525 550zm-1050 0h2100z">
          <draw:glue-point draw:id="4" svg:x="2.619cm" svg:y="5.454cm"/>
          <draw:glue-point draw:id="5" svg:x="-2.142cm" svg:y="5.454cm"/>
          <draw:glue-point draw:id="6" svg:x="5cm" svg:y="5.454cm"/>
          <draw:glue-point draw:id="7" svg:x="-5.238cm" svg:y="5.454cm"/>
          <text:p/>
        </draw:path>
        <draw:connector draw:style-name="gr6" draw:text-style-name="P2" draw:layer="layout" draw:type="curve" svg:x1="97.512cm" svg:y1="69.862cm" svg:x2="117.051cm" svg:y2="63.9cm" draw:end-shape="id11" draw:end-glue-point="5" svg:d="m97512 69862c0-4059 19539-1078 19539-5962">
          <text:p/>
        </draw:connector>
        <draw:connector draw:style-name="gr6" draw:text-style-name="P2" draw:layer="layout" draw:type="curve" svg:x1="122.5cm" svg:y1="66.5cm" svg:x2="118.049cm" svg:y2="63.9cm" draw:start-shape="id69" draw:start-glue-point="0" draw:end-shape="id11" draw:end-glue-point="4" svg:d="m122500 66500c0-1912-4451-613-4451-2600">
          <text:p/>
        </draw:connector>
        <draw:connector draw:style-name="gr29" draw:text-style-name="P2" draw:layer="layout" draw:type="curve" svg:x1="135.241cm" svg:y1="63.5cm" svg:x2="130cm" svg:y2="69.501cm" draw:start-shape="id65" draw:end-shape="id56" draw:end-glue-point="5" svg:d="m135241 63500c-3931 0-1311 6001-5241 6001">
          <text:p/>
        </draw:connector>
        <draw:ellipse draw:style-name="gr30" draw:text-style-name="P2" draw:id="id70" draw:layer="layout" svg:width="4.5cm" svg:height="2.5cm" svg:x="126.5cm" svg:y="89cm">
          <text:p text:style-name="P2">Root</text:p>
          <text:p text:style-name="P2">ID: 0</text:p>
        </draw:ellipse>
        <draw:ellipse draw:style-name="gr30" draw:text-style-name="P2" draw:id="id71" draw:layer="layout" svg:width="5.5cm" svg:height="2.435cm" svg:x="109.5cm" svg:y="94.5cm">
          <text:p text:style-name="P2">Usual codifiers</text:p>
          <text:p text:style-name="P2">ID: 1</text:p>
        </draw:ellipse>
        <draw:connector draw:style-name="gr31" draw:text-style-name="P2" draw:layer="layout" draw:type="line" svg:x1="128.75cm" svg:y1="91.5cm" svg:x2="112.25cm" svg:y2="94.5cm" draw:start-shape="id70" draw:start-glue-point="2" draw:end-shape="id71" draw:end-glue-point="0" svg:d="m128750 91500-16500 3000">
          <text:p/>
        </draw:connector>
        <draw:ellipse draw:style-name="gr30" draw:text-style-name="P2" draw:id="id72" draw:layer="layout" svg:width="5.5cm" svg:height="2.435cm" svg:x="116.2cm" svg:y="94.5cm">
          <text:p text:style-name="P2">Statuses sets</text:p>
          <text:p text:style-name="P2">ID: 2</text:p>
        </draw:ellipse>
        <draw:connector draw:style-name="gr32" draw:text-style-name="P2" draw:layer="layout" draw:type="line" svg:x1="128.75cm" svg:y1="91.5cm" svg:x2="118.95cm" svg:y2="94.5cm" draw:start-shape="id70" draw:start-glue-point="2" draw:end-shape="id72" draw:end-glue-point="0" svg:d="m128750 91500-9800 3000">
          <text:p/>
        </draw:connector>
        <draw:ellipse draw:style-name="gr30" draw:text-style-name="P2" draw:id="id73" draw:layer="layout" svg:width="5.5cm" svg:height="2.435cm" svg:x="122.5cm" svg:y="94.5cm">
          <text:p text:style-name="P2">Complex codes</text:p>
          <text:p text:style-name="P2">ID: 3</text:p>
        </draw:ellipse>
        <draw:connector draw:style-name="gr33" draw:text-style-name="P2" draw:layer="layout" draw:type="line" svg:x1="128.75cm" svg:y1="91.5cm" svg:x2="125.25cm" svg:y2="94.5cm" draw:start-shape="id70" draw:start-glue-point="2" draw:end-shape="id73" draw:end-glue-point="0" svg:d="m128750 91500-3500 3000">
          <text:p/>
        </draw:connector>
        <draw:ellipse draw:style-name="gr30" draw:text-style-name="P2" draw:id="id74" draw:layer="layout" svg:width="6cm" svg:height="2.435cm" svg:x="136cm" svg:y="94.5cm">
          <text:p text:style-name="P2">System codifiers</text:p>
          <text:p text:style-name="P2">ID: 4</text:p>
        </draw:ellipse>
        <draw:ellipse draw:style-name="gr30" draw:text-style-name="P2" draw:id="id75" draw:layer="layout" svg:width="7.5cm" svg:height="2cm" svg:x="151.5cm" svg:y="100.25cm">
          <text:p text:style-name="P2">Languages</text:p>
          <text:p text:style-name="P2">ID: 6</text:p>
        </draw:ellipse>
        <draw:connector draw:style-name="gr34" draw:text-style-name="P2" draw:layer="layout" draw:type="line" svg:x1="139cm" svg:y1="96.935cm" svg:x2="155.25cm" svg:y2="100.25cm" draw:start-shape="id74" draw:start-glue-point="2" draw:end-shape="id75" draw:end-glue-point="0" svg:d="m139000 96935 16250 3315">
          <text:p/>
        </draw:connector>
        <draw:ellipse draw:style-name="gr30" draw:text-style-name="P2" draw:id="id76" draw:layer="layout" svg:width="9cm" svg:height="3cm" svg:x="126.9cm" svg:y="99.75cm">
          <text:p text:style-name="P2">Common nominal codes sets</text:p>
          <text:p text:style-name="P2">ID: 5</text:p>
        </draw:ellipse>
        <draw:connector draw:style-name="gr35" draw:text-style-name="P2" draw:layer="layout" draw:type="line" svg:x1="139cm" svg:y1="96.935cm" svg:x2="131.4cm" svg:y2="99.75cm" draw:start-shape="id74" draw:start-glue-point="2" draw:end-shape="id76" draw:end-glue-point="0" svg:d="m139000 96935-7600 2815">
          <text:p/>
        </draw:connector>
        <draw:connector draw:style-name="gr36" draw:text-style-name="P2" draw:layer="layout" draw:type="line" svg:x1="128.75cm" svg:y1="91.5cm" svg:x2="139cm" svg:y2="94.5cm" draw:start-shape="id70" draw:start-glue-point="2" draw:end-shape="id74" draw:end-glue-point="0" svg:d="m128750 91500 10250 3000">
          <text:p/>
        </draw:connector>
        <draw:ellipse draw:style-name="gr37" draw:id="id77" draw:layer="layout" svg:width="3.5cm" svg:height="2.5cm" svg:x="131.667cm" svg:y="106.75cm">
          <text:p>error</text:p>
          <text:p>ID: 52</text:p>
        </draw:ellipse>
        <draw:connector draw:style-name="gr38" draw:text-style-name="P2" draw:layer="layout" draw:type="line" svg:x1="131.4cm" svg:y1="102.75cm" svg:x2="133.417cm" svg:y2="106.75cm" draw:start-shape="id76" draw:start-glue-point="2" draw:end-shape="id77" draw:end-glue-point="0" svg:d="m131400 102750 2017 4000">
          <text:p/>
        </draw:connector>
        <draw:ellipse draw:style-name="gr37" draw:id="id78" draw:layer="layout" svg:width="4.5cm" svg:height="2.5cm" svg:x="136cm" svg:y="106.75cm">
          <text:p>ambiguous</text:p>
          <text:p>ID: 53</text:p>
        </draw:ellipse>
        <draw:connector draw:style-name="gr39" draw:text-style-name="P2" draw:layer="layout" draw:type="line" svg:x1="131.4cm" svg:y1="102.75cm" svg:x2="138.25cm" svg:y2="106.75cm" draw:start-shape="id76" draw:start-glue-point="2" draw:end-shape="id78" draw:end-glue-point="0" svg:d="m131400 102750 6850 4000">
          <text:p/>
        </draw:connector>
        <draw:ellipse draw:style-name="gr37" draw:id="id79" draw:layer="layout" svg:width="4.5cm" svg:height="2.5cm" svg:x="126.833cm" svg:y="106.75cm">
          <text:p>unclassified</text:p>
          <text:p>ID: 51</text:p>
        </draw:ellipse>
        <draw:connector draw:style-name="gr38" draw:text-style-name="P2" draw:layer="layout" draw:type="line" svg:x1="131.4cm" svg:y1="102.75cm" svg:x2="129.083cm" svg:y2="106.75cm" draw:start-shape="id76" draw:start-glue-point="2" draw:end-shape="id79" draw:end-glue-point="0" svg:d="m131400 102750-2317 4000">
          <text:p/>
        </draw:connector>
        <draw:ellipse draw:style-name="gr37" draw:id="id80" draw:layer="layout" svg:width="4.5cm" svg:height="2.5cm" svg:x="121.5cm" svg:y="106.75cm">
          <text:p>undefined</text:p>
          <text:p>ID: 50</text:p>
        </draw:ellipse>
        <draw:connector draw:style-name="gr38" draw:text-style-name="P2" draw:layer="layout" draw:type="line" svg:x1="131.4cm" svg:y1="102.75cm" svg:x2="123.75cm" svg:y2="106.75cm" draw:start-shape="id76" draw:start-glue-point="2" draw:end-shape="id80" draw:end-glue-point="0" svg:d="m131400 102750-7650 4000">
          <text:p/>
        </draw:connector>
        <draw:ellipse draw:style-name="gr37" draw:id="id81" draw:layer="layout" svg:width="3.5cm" svg:height="2.5cm" svg:x="153.5cm" svg:y="106.75cm">
          <text:p>spa</text:p>
          <text:p>ID: 9002</text:p>
        </draw:ellipse>
        <draw:connector draw:style-name="gr38" draw:text-style-name="P2" draw:layer="layout" draw:type="line" svg:x1="155.25cm" svg:y1="102.25cm" svg:x2="155.25cm" svg:y2="106.75cm" draw:start-shape="id75" draw:start-glue-point="2" draw:end-shape="id81" draw:end-glue-point="0" svg:d="m155250 102250v4500">
          <text:p/>
        </draw:connector>
        <draw:ellipse draw:style-name="gr37" draw:id="id82" draw:layer="layout" svg:width="4.5cm" svg:height="2.5cm" svg:x="157.654cm" svg:y="106.75cm">
          <text:p>fra</text:p>
          <text:p>ID: 9003</text:p>
        </draw:ellipse>
        <draw:connector draw:style-name="gr39" draw:text-style-name="P2" draw:layer="layout" draw:type="line" svg:x1="155.25cm" svg:y1="102.25cm" svg:x2="159.904cm" svg:y2="106.75cm" draw:start-shape="id75" draw:start-glue-point="2" draw:end-shape="id82" draw:end-glue-point="0" svg:d="m155250 102250 4654 4500">
          <text:p/>
        </draw:connector>
        <draw:ellipse draw:style-name="gr37" draw:id="id83" draw:layer="layout" svg:width="4.5cm" svg:height="2.5cm" svg:x="148.487cm" svg:y="106.75cm">
          <text:p>rus</text:p>
          <text:p>ID: 9001</text:p>
        </draw:ellipse>
        <draw:connector draw:style-name="gr38" draw:text-style-name="P2" draw:layer="layout" draw:type="line" svg:x1="155.25cm" svg:y1="102.25cm" svg:x2="150.737cm" svg:y2="106.75cm" draw:start-shape="id75" draw:start-glue-point="2" draw:end-shape="id83" draw:end-glue-point="0" svg:d="m155250 102250-4513 4500">
          <text:p/>
        </draw:connector>
        <draw:ellipse draw:style-name="gr37" draw:id="id84" draw:layer="layout" svg:width="4.5cm" svg:height="2.5cm" svg:x="143.154cm" svg:y="106.75cm">
          <text:p>eng</text:p>
          <text:p>ID: 9000</text:p>
        </draw:ellipse>
        <draw:connector draw:style-name="gr38" draw:text-style-name="P2" draw:layer="layout" draw:type="line" svg:x1="155.25cm" svg:y1="102.25cm" svg:x2="145.404cm" svg:y2="106.75cm" draw:start-shape="id75" draw:start-glue-point="2" draw:end-shape="id84" draw:end-glue-point="0" svg:d="m155250 102250-9846 4500">
          <text:p/>
        </draw:connector>
        <draw:ellipse draw:style-name="gr37" draw:id="id85" draw:layer="layout" svg:width="4.5cm" svg:height="2.5cm" svg:x="162.687cm" svg:y="106.75cm">
          <text:p>deu</text:p>
          <text:p>ID: 9004</text:p>
        </draw:ellipse>
        <draw:connector draw:style-name="gr39" draw:text-style-name="P2" draw:layer="layout" draw:type="line" svg:x1="155.25cm" svg:y1="102.25cm" svg:x2="164.937cm" svg:y2="106.75cm" draw:start-shape="id75" draw:start-glue-point="2" draw:end-shape="id85" draw:end-glue-point="0" svg:d="m155250 102250 9687 4500">
          <text:p/>
        </draw:connector>
        <draw:custom-shape draw:style-name="gr40" draw:text-style-name="P2" draw:id="id86" draw:layer="layout" svg:width="9.9cm" svg:height="3.5cm" svg:x="108.5cm" svg:y="102.5cm">
          <text:p text:style-name="P2">For use in user's domain</text:p>
          <draw:enhanced-geometry svg:viewBox="0 0 21600 21600" draw:text-areas="3000 3320 17110 17330" draw:type="cloud-callout" draw:modifiers="11272.3159276841 1178.4061696658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onnector draw:style-name="gr41" draw:text-style-name="P2" draw:layer="layout" draw:type="line" svg:x1="113.45cm" svg:y1="102.5cm" svg:x2="112.25cm" svg:y2="96.935cm" draw:start-shape="id86" draw:start-glue-point="0" draw:end-shape="id71" draw:end-glue-point="2" svg:d="m113450 102500-1200-5565">
          <text:p/>
        </draw:connector>
        <draw:connector draw:style-name="gr42" draw:text-style-name="P2" draw:layer="layout" draw:type="line" svg:x1="113.45cm" svg:y1="102.5cm" svg:x2="118.95cm" svg:y2="96.935cm" draw:start-shape="id86" draw:start-glue-point="0" draw:end-shape="id72" draw:end-glue-point="2" svg:d="m113450 102500 5500-5565">
          <text:p/>
        </draw:connector>
        <draw:connector draw:style-name="gr41" draw:text-style-name="P2" draw:layer="layout" draw:type="line" svg:x1="113.45cm" svg:y1="102.5cm" svg:x2="125.25cm" svg:y2="96.935cm" draw:start-shape="id86" draw:start-glue-point="0" draw:end-shape="id73" draw:end-glue-point="2" svg:d="m113450 102500 11800-5565">
          <text:p/>
        </draw:connector>
        <draw:custom-shape draw:style-name="gr40" draw:text-style-name="P2" draw:id="id87" draw:layer="layout" svg:width="9.9cm" svg:height="3.5cm" svg:x="136.241cm" svg:y="88cm">
          <text:p text:style-name="P2">Used by package itself</text:p>
          <draw:enhanced-geometry svg:viewBox="0 0 21600 21600" draw:text-areas="3000 3320 17110 17330" draw:type="cloud-callout" draw:modifiers="11272.3159276841 1178.4061696658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onnector draw:style-name="gr41" draw:text-style-name="P2" draw:layer="layout" draw:type="line" svg:x1="141.191cm" svg:y1="91.5cm" svg:x2="139cm" svg:y2="94.5cm" draw:start-shape="id87" draw:start-glue-point="2" draw:end-shape="id74" draw:end-glue-point="0" svg:d="m141191 91500-2191 3000">
          <text:p/>
        </draw:connector>
        <draw:frame draw:style-name="gr8" draw:text-style-name="P2" draw:layer="layout" svg:width="6.5cm" svg:height="1.75cm" svg:x="133cm" svg:y="60.475cm">
          <draw:text-box>
            <text:p text:style-name="P2"><text:span text:style-name="T8">Code of language, in which named</text:span></text:p>
          </draw:text-box>
        </draw:frame>
        <draw:frame draw:style-name="gr8" draw:text-style-name="P2" draw:layer="layout" svg:width="6.5cm" svg:height="1.75cm" svg:x="131.5cm" svg:y="74cm">
          <draw:text-box>
            <text:p text:style-name="P2"><text:span text:style-name="T8">Code that is named</text:span></text:p>
          </draw:text-box>
        </draw:frame>
        <draw:ellipse draw:style-name="gr30" draw:text-style-name="P2" draw:id="id88" draw:layer="layout" svg:width="9cm" svg:height="3cm" svg:x="168.501cm" svg:y="99.75cm">
          <text:p text:style-name="P2">Entities</text:p>
          <text:p text:style-name="P2">ID: 7</text:p>
        </draw:ellipse>
        <draw:connector draw:style-name="gr35" draw:text-style-name="P2" draw:layer="layout" draw:type="line" svg:x1="139cm" svg:y1="96.935cm" svg:x2="173.001cm" svg:y2="99.75cm" draw:end-shape="id88" draw:end-glue-point="0" svg:d="m139000 96935 34001 2815">
          <text:p/>
        </draw:connector>
        <draw:ellipse draw:style-name="gr37" draw:id="id89" draw:layer="layout" svg:width="3.5cm" svg:height="2.5cm" svg:x="171.251cm" svg:y="106.75cm">
          <text:p>code</text:p>
          <text:p>ID: 9500</text:p>
        </draw:ellipse>
        <draw:connector draw:style-name="gr38" draw:text-style-name="P2" draw:layer="layout" draw:type="line" svg:x1="173.001cm" svg:y1="102.75cm" svg:x2="173.001cm" svg:y2="106.75cm" draw:start-shape="id88" draw:start-glue-point="2" draw:end-shape="id89" draw:end-glue-point="0" svg:d="m173001 102750v4000">
          <text:p/>
        </draw:connector>
        <draw:custom-shape draw:style-name="gr40" draw:text-style-name="P2" draw:layer="layout" svg:width="9.9cm" svg:height="3.5cm" svg:x="152cm" svg:y="111cm">
          <text:p text:style-name="P2">Languages use special </text:p>
          <text:p text:style-name="P2">IDs sequence called </text:p>
          <text:p text:style-name="P2">"languages_ids_seq"</text:p>
          <draw:enhanced-geometry svg:viewBox="0 0 21600 21600" draw:text-areas="3000 3320 17110 17330" draw:type="cloud-callout" draw:modifiers="11272.3159276841 1178.4061696658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40" draw:text-style-name="P2" draw:layer="layout" svg:width="9.9cm" svg:height="3.5cm" svg:x="168.212cm" svg:y="110.239cm">
          <text:p text:style-name="P2">Entities use special </text:p>
          <text:p text:style-name="P2">IDs sequence called </text:p>
          <text:p text:style-name="P2">"entities_ids_seq"</text:p>
          <draw:enhanced-geometry svg:viewBox="0 0 21600 21600" draw:text-areas="3000 3320 17110 17330" draw:type="cloud-callout" draw:modifiers="11272.3159276841 1178.4061696658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onnector draw:style-name="gr2" draw:text-style-name="P2" draw:layer="layout" svg:x1="141cm" svg:y1="47cm" svg:x2="120cm" svg:y2="47cm" draw:start-shape="id90" draw:start-glue-point="3" draw:end-shape="id91" draw:end-glue-point="1" svg:d="m141000 47000h-21000">
          <text:p/>
        </draw:connector>
        <draw:g draw:id="id90">
          <draw:custom-shape draw:style-name="gr3" draw:text-style-name="P5" draw:layer="layout" svg:width="2cm" svg:height="2cm" svg:x="141cm" svg:y="46cm">
            <text:p text:style-name="P2"><text:span text:style-name="T7"><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custom-shape draw:style-name="gr3" draw:text-style-name="P5" draw:layer="layout" svg:width="1.4cm" svg:height="1.4cm" svg:x="141.3cm" svg:y="46.3cm">
            <text:p text:style-name="P2"><text:span text:style-name="T7"><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g>
        <draw:connector draw:style-name="gr4" draw:text-style-name="P2" draw:layer="layout" svg:x1="142cm" svg:y1="48cm" svg:x2="142.001cm" svg:y2="60.5cm" draw:start-shape="id90" draw:start-glue-point="2" draw:end-shape="id60" draw:end-glue-point="5" svg:d="m142000 48000v6251h1v6249">
          <text:p/>
        </draw:connector>
        <draw:frame draw:style-name="gr8" draw:text-style-name="P2" draw:layer="layout" svg:width="6.5cm" svg:height="1.75cm" svg:x="138.677cm" svg:y="44.029cm">
          <draw:text-box>
            <text:p text:style-name="P2"><text:span text:style-name="T8">Code of entity, which is named</text:span></text:p>
          </draw:text-box>
        </draw:frame>
        <draw:connector draw:style-name="gr29" draw:text-style-name="P2" draw:layer="layout" draw:type="curve" svg:x1="141cm" svg:y1="47cm" svg:x2="121.999cm" svg:y2="55.5cm" draw:start-shape="id90" draw:start-glue-point="3" draw:end-shape="id66" draw:end-glue-point="4" svg:d="m141000 47000c-12668 0-19001 2833-19001 8500">
          <text:p/>
        </draw:connector>
        <draw:connector draw:style-name="gr29" draw:text-style-name="P2" draw:layer="layout" draw:type="curve" svg:x1="141cm" svg:y1="47cm" svg:x2="126.999cm" svg:y2="66.5cm" draw:start-shape="id90" draw:start-glue-point="3" draw:end-shape="id69" draw:end-glue-point="4" svg:d="m141000 47000c-9334 0-14001 6500-14001 19500">
          <text:p/>
        </draw:connector>
        <draw:rect draw:style-name="gr28" draw:text-style-name="P22" draw:layer="layout" svg:width="54.175cm" svg:height="19cm" svg:x="9.825cm" svg:y="135.5cm">
          <text:p text:style-name="P21"><text:span text:style-name="T25">-- Referncing functions:</text:span></text:p>
          <text:p text:style-name="P21"><text:span text:style-name="T25"/></text:p>
          <text:p text:style-name="P21"><text:span text:style-name="T25">mk_person_language_construction_input(par_lng_code t_code_key_by_lng, par_lng_skill integer, par_lng_personal_priority integer)</text:span></text:p>
          <text:p text:style-name="P21"><text:span text:style-name="T25">mk_contact_construction_input(par_contact_type t_code_key_by_lng, par_contact_personal_priority integer, par_contact_constraints varchar)</text:span></text:p>
          <text:p text:style-name="P21"><text:span text:style-name="T25"/></text:p>
          <text:p text:style-name="P21"><text:span text:style-name="T25">-- Lookup functions:</text:span></text:p>
          <text:p text:style-name="P21"><text:span text:style-name="T25"/></text:p>
          <text:p text:style-name="P21"><text:span text:style-name="T25">find_person_by_contact(par_contact_id integer)</text:span></text:p>
          <text:p text:style-name="P21"><text:span text:style-name="T25">find_contacts_of_person(par_person_id integer)</text:span></text:p>
          <text:p text:style-name="P21"><text:span text:style-name="T25">find_persons_by_name(par_lng_codekeyl t_code_key_by_lng, par_name_regexp varchar, par_regexp_match_op posix_regexp_match_op)</text:span></text:p>
          <text:p text:style-name="P21"><text:span text:style-name="T25"/></text:p>
          <text:p text:style-name="P21"><text:span text:style-name="T25">-- Administration functions:</text:span></text:p>
          <text:p text:style-name="P21"><text:span text:style-name="T25"/></text:p>
          <text:p text:style-name="P21"><text:span text:style-name="T25">new_abstract_contact(par_person_id integer, par_contact_ci contact_construction_input, par_contact_names name_construction_input[])</text:span></text:p>
          <text:p text:style-name="P21"><text:span text:style-name="T25">add_names_to_contact(par_contact_id integer, par_contact_names name_construction_input[])</text:span></text:p>
          <text:p text:style-name="P21"><text:span text:style-name="T25">new_person(par_person_type t_code_key_by_lng, par_names name_construction_input[], par_languages t_person_language_construction_input[])</text:span></text:p>
          <text:p text:style-name="P21"><text:span text:style-name="T25">add_languages_to_person(par_person_id integer, par_languages t_person_language_construction_input[])</text:span></text:p>
          <text:p text:style-name="P21"><text:span text:style-name="T25">add_names_to_person(par_person_id integer, par_names name_construction_input[])</text:span></text:p>
          <text:p text:style-name="P21"><text:span text:style-name="T25"/></text:p>
          <text:p text:style-name="P21"><text:span text:style-name="T25">instaniate_contact_as_fax(par_contact_id integer, par_contact_fax_ci contact_fax_construction_input)</text:span></text:p>
          <text:p text:style-name="P21"><text:span text:style-name="T25">instaniate_contact_as_email(par_contact_id integer, par_contact_email_ci contact_email_construction_input)</text:span></text:p>
          <text:p text:style-name="P21"><text:span text:style-name="T25">instaniate_contact_as_person(par_contact_id integer, par_contact_person_ci contact_person_construction_input)</text:span></text:p>
          <text:p text:style-name="P21"><text:span text:style-name="T25">instaniate_contact_as_phone(par_contact_id integer, par_contact_phone_ci contact_phone_construction_input)</text:span></text:p>
          <text:p text:style-name="P21"><text:span text:style-name="T25">instaniate_contact_as_postal(par_contact_id integer, par_contact_postal_ci contact_postal_construction_input)</text:span></text:p>
          <text:p text:style-name="P21"><text:span text:style-name="T25">new_postal_address(par_postal_address_ci postal_address_construction_input)</text:span></text:p>
          <text:p text:style-name="P21"><text:span text:style-name="T25">instaniate_contact_as_system_id(par_contact_id integer, par_contact_system_id_ci contact_system_id_construction_input)</text:span></text:p>
        </draw:rect>
        <draw:rect draw:style-name="Список_20_атрибутов_20_сущносей" draw:id="id93" draw:layer="layout" svg:width="9cm" svg:height="5.499cm" svg:x="66.5cm" svg:y="126.501cm">
          <draw:glue-point draw:id="4" svg:x="-5cm" svg:y="-3.701cm"/>
          <draw:glue-point draw:id="5" svg:x="-5cm" svg:y="-1.017cm"/>
          <text:p><text:span text:style-name="T8">Contact ID</text:span><text:span text:style-name="T23"> </text:span></text:p>
          <text:p><text:span text:style-name="T2"/></text:p>
          <text:p><text:span text:style-name="T11">Postal address ID</text:span></text:p>
          <text:p text:style-name="P23"><text:span text:style-name="T23">Mail receiving person ID</text:span></text:p>
        </draw:rect>
        <draw:rect draw:style-name="Свойства_20_атрибутов" draw:layer="layout" svg:width="1cm" svg:height="5.499cm" svg:x="75.5cm" svg:y="126.501cm">
          <text:p><text:span text:style-name="T10">#</text:span></text:p>
          <text:p><text:span text:style-name="T10"/></text:p>
          <text:p><text:span text:style-name="T10">*</text:span></text:p>
          <text:p><text:span text:style-name="T10">o</text:span></text:p>
        </draw:rect>
        <draw:rect draw:style-name="gr23" draw:id="id100" draw:layer="layout" svg:width="8.983cm" svg:height="3.449cm" svg:x="66.5cm" svg:y="123.052cm">
          <draw:glue-point draw:id="4" svg:x="2.367cm" svg:y="-5.001cm"/>
          <text:p/>
        </draw:rect>
        <draw:rect draw:style-name="gr23" draw:layer="layout" svg:width="8.293cm" svg:height="2.463cm" svg:x="66.845cm" svg:y="123.545cm">
          <text:p/>
        </draw:rect>
        <draw:rect draw:style-name="gr24" draw:layer="layout" svg:width="7.602cm" svg:height="1.805cm" svg:x="67.19cm" svg:y="123.874cm">
          <text:p><text:span text:style-name="T4">Contact postal </text:span></text:p>
          <text:p><text:span text:style-name="T4">address</text:span></text:p>
        </draw:rect>
        <draw:rect draw:style-name="Список_20_атрибутов_20_сущносей" draw:layer="layout" svg:width="8.839cm" svg:height="6.051cm" svg:x="66.5cm" svg:y="148.449cm">
          <draw:glue-point draw:id="4" svg:x="-5cm" svg:y="-3.701cm"/>
          <draw:glue-point draw:id="5" svg:x="-5cm" svg:y="-1.017cm"/>
          <text:p><text:span text:style-name="T8">Postal address ID</text:span><text:span text:style-name="T23"> </text:span></text:p>
          <text:p><text:span text:style-name="T8">Address language code</text:span></text:p>
          <text:p><text:span text:style-name="T2"/></text:p>
          <text:p><text:span text:style-name="T3">Country</text:span></text:p>
          <text:p><text:span text:style-name="T3">Region</text:span></text:p>
          <text:p><text:span text:style-name="T3">City/Town</text:span></text:p>
          <text:p><text:span text:style-name="T3">Postal index</text:span></text:p>
          <text:p><text:span text:style-name="T3">Local address</text:span></text:p>
        </draw:rect>
        <draw:rect draw:style-name="Свойства_20_атрибутов" draw:layer="layout" svg:width="1cm" svg:height="6.051cm" svg:x="75.322cm" svg:y="148.449cm">
          <text:p><text:span text:style-name="T10">#</text:span></text:p>
          <text:p><text:span text:style-name="T10"/></text:p>
          <text:p><text:span text:style-name="T10">*</text:span></text:p>
          <text:p><text:span text:style-name="T10">*</text:span></text:p>
          <text:p><text:span text:style-name="T10">*</text:span></text:p>
          <text:p><text:span text:style-name="T10">*</text:span></text:p>
          <text:p><text:span text:style-name="T10">*</text:span></text:p>
          <text:p><text:span text:style-name="T10">*</text:span></text:p>
        </draw:rect>
        <draw:rect draw:style-name="gr23" draw:id="id98" draw:layer="layout" svg:width="8.822cm" svg:height="3.449cm" svg:x="66.5cm" svg:y="145cm">
          <draw:glue-point draw:id="4" svg:x="2.732cm" svg:y="-4.998cm"/>
          <text:p/>
        </draw:rect>
        <draw:rect draw:style-name="gr24" draw:layer="layout" svg:width="8.144cm" svg:height="2.463cm" svg:x="66.839cm" svg:y="145.493cm">
          <text:p><text:span text:style-name="T4">Postal address</text:span></text:p>
          <text:p><text:span text:style-name="T4">in language</text:span></text:p>
        </draw:rect>
        <draw:rect draw:style-name="Список_20_атрибутов_20_сущносей" draw:text-style-name="P24" draw:id="id99" draw:layer="layout" svg:width="9cm" svg:height="1.505cm" svg:x="66.5cm" svg:y="137.495cm">
          <draw:glue-point draw:id="4" svg:x="-5cm" svg:y="-3.701cm"/>
          <draw:glue-point draw:id="5" svg:x="-5cm" svg:y="-1.017cm"/>
          <text:p><text:span text:style-name="T1">Postal address ID</text:span><text:span text:style-name="T2"> </text:span></text:p>
          <text:p><text:span text:style-name="T23"/></text:p>
        </draw:rect>
        <draw:rect draw:style-name="Свойства_20_атрибутов" draw:layer="layout" svg:width="1cm" svg:height="1.505cm" svg:x="75.5cm" svg:y="137.5cm">
          <text:p><text:span text:style-name="T10">#</text:span></text:p>
        </draw:rect>
        <draw:rect draw:style-name="gr24" draw:id="id92" draw:layer="layout" svg:width="9cm" svg:height="1.995cm" svg:x="66.5cm" svg:y="135.5cm">
          <text:p><text:span text:style-name="T4">Postal address</text:span></text:p>
        </draw:rect>
        <draw:connector draw:style-name="gr5" draw:text-style-name="P2" draw:layer="layout" svg:x1="71cm" svg:y1="135.5cm" svg:x2="71cm" svg:y2="132cm" draw:start-shape="id92" draw:start-glue-point="0" draw:end-shape="id93" draw:end-glue-point="2" svg:d="m71000 135500v-3500">
          <text:p/>
        </draw:connector>
        <draw:connector draw:style-name="gr5" draw:text-style-name="P2" draw:layer="layout" svg:x1="80.5cm" svg:y1="97cm" svg:x2="84.966cm" svg:y2="123.051cm" draw:start-shape="id9" draw:start-glue-point="2" draw:end-shape="id47" draw:end-glue-point="4" svg:d="m80500 97000v13026h4466v13025">
          <text:p/>
        </draw:connector>
        <draw:connector draw:style-name="Привязка_20_кодификатора" draw:layer="layout" draw:type="line" svg:x1="110.3cm" svg:y1="61.2cm" svg:x2="111cm" svg:y2="59.139cm" draw:start-shape="id94" draw:start-glue-point="1" draw:end-shape="id68" draw:end-glue-point="5" svg:d="m110300 61200 700-2061">
          <text:p/>
        </draw:connector>
        <draw:rect draw:style-name="Кодификатор" draw:id="id94" draw:layer="layout" svg:width="6cm" svg:height="8cm" svg:x="104.3cm" svg:y="57.2cm">
          <text:p><text:span text:style-name="T5">Languages:</text:span></text:p>
          <text:p><text:span text:style-name="T6"/></text:p>
          <text:p>eng</text:p>
          <text:p>rus</text:p>
          <text:p>spa</text:p>
          <text:p>fra</text:p>
          <text:p>deu</text:p>
          <text:p/>
          <text:p text:style-name="P4">undefined</text:p>
          <text:p text:style-name="P4">unclassified</text:p>
        </draw:rect>
        <draw:rect draw:style-name="Кодификатор" draw:id="id95" draw:layer="layout" svg:width="7.5cm" svg:height="3cm" svg:x="123.3cm" svg:y="42.2cm">
          <text:p><text:span text:style-name="T5">Named entities:</text:span></text:p>
          <text:p><text:span text:style-name="T6"/></text:p>
          <text:p>code</text:p>
        </draw:rect>
        <draw:connector draw:style-name="Привязка_20_кодификатора" draw:layer="layout" draw:type="line" svg:x1="123.3cm" svg:y1="43.7cm" svg:x2="119cm" svg:y2="44.5cm" draw:start-shape="id95" draw:start-glue-point="3" draw:end-shape="id96" draw:end-glue-point="1" svg:d="m123300 43700-4300 800">
          <text:p/>
        </draw:connector>
        <draw:connector draw:style-name="gr2" draw:text-style-name="P2" draw:layer="layout" svg:x1="71cm" svg:y1="143.1cm" svg:x2="70.911cm" svg:y2="145cm" draw:start-shape="id97" draw:start-glue-point="2" draw:end-shape="id98" draw:end-glue-point="0" svg:d="m71000 143100v951h-89v949">
          <text:p/>
        </draw:connector>
        <draw:g draw:id="id97">
          <draw:custom-shape draw:style-name="gr3" draw:text-style-name="P5" draw:layer="layout" svg:width="2cm" svg:height="2cm" svg:x="70cm" svg:y="141.1cm">
            <text:p text:style-name="P2"><text:span text:style-name="T7"><text:s/></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 draw:text-style-name="P5" draw:layer="layout" svg:width="1.4cm" svg:height="1.4cm" svg:x="70.3cm" svg:y="141.4cm">
            <text:p text:style-name="P2"><text:span text:style-name="T7"><text:s/></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onnector draw:style-name="ПолСвязи_5f_1..1" draw:layer="layout" svg:x1="71cm" svg:y1="141.1cm" svg:x2="71cm" svg:y2="139cm" draw:start-shape="id97" draw:start-glue-point="0" draw:end-shape="id99" draw:end-glue-point="2" svg:d="m71000 141100v-2100">
          <text:p/>
        </draw:connector>
        <draw:connector draw:style-name="gr5" draw:text-style-name="P2" draw:layer="layout" svg:x1="78cm" svg:y1="97cm" svg:x2="73.117cm" svg:y2="123.052cm" draw:start-shape="id3" draw:start-glue-point="6" draw:end-shape="id100" draw:end-glue-point="4" svg:d="m78000 97000v13026h-4883v13026">
          <text:p/>
        </draw:connector>
        <draw:line draw:style-name="gr43" draw:text-style-name="P2" draw:layer="layout" svg:x1="72.8cm" svg:y1="117.5cm" svg:x2="72.8cm" svg:y2="119.5cm">
          <text:p/>
        </draw:line>
        <draw:line draw:style-name="gr43" draw:text-style-name="P2" draw:layer="layout" svg:x1="73.5cm" svg:y1="117.5cm" svg:x2="73.5cm" svg:y2="119.5cm">
          <text:p/>
        </draw:line>
        <draw:rect draw:style-name="gr28" draw:text-style-name="P22" draw:layer="layout" svg:width="33.5cm" svg:height="26.5cm" svg:x="155cm" svg:y="69cm">
          <text:p text:style-name="P21"><text:span text:style-name="T25">-- Referencing functions:</text:span></text:p>
          <text:p text:style-name="P21"><text:span text:style-name="T25"/></text:p>
          <text:p text:style-name="P21"><text:span text:style-name="T25">make_codekey(par_code_id integer, par_code_text varchar)</text:span></text:p>
          <text:p text:style-name="P21"><text:span text:style-name="T25">make_codekey_null()</text:span></text:p>
          <text:p text:style-name="P21"><text:span text:style-name="T25">make_codekey_byid(par_code_id integer)</text:span></text:p>
          <text:p text:style-name="P21"><text:span text:style-name="T25">make_codekey_bystr(par_code_text varchar)</text:span></text:p>
          <text:p text:style-name="P21"><text:span text:style-name="T25">make_acodekey(par_cf_key t_code_key, par_c_key t_code_key)</text:span></text:p>
          <text:p text:style-name="P21"><text:span text:style-name="T25">make_acodekey_null()</text:span></text:p>
          <text:p text:style-name="P21"><text:span text:style-name="T25">make_codekeyl(par_key_lng t_code_key, par_code_key t_code_key)</text:span></text:p>
          <text:p text:style-name="P21"><text:span text:style-name="T25">make_codekeyl_null()</text:span></text:p>
          <text:p text:style-name="P21"><text:span text:style-name="T25">make_codekeyl_byid(par_code_id integer)</text:span></text:p>
          <text:p text:style-name="P21"><text:span text:style-name="T25">make_codekeyl_bystr(par_code_text varchar)</text:span></text:p>
          <text:p text:style-name="P21"><text:span text:style-name="T25">make_codekeyl_bystrl(par_lng_key t_code_key, par_code_text varchar)</text:span></text:p>
          <text:p text:style-name="P21"><text:span text:style-name="T25">make_acodekeyl(par_key_lng t_code_key, par_cf_key t_code_key, par_c_key t_code_key)</text:span></text:p>
          <text:p text:style-name="P21"><text:span text:style-name="T25">make_acodekeyl_null()</text:span></text:p>
          <text:p text:style-name="P21"><text:span text:style-name="T25">make_acodekeyl_byid(par_code_id integer)</text:span></text:p>
          <text:p text:style-name="P21"><text:span text:style-name="T25">make_acodekeyl_bystr1(par_code_text varchar)</text:span></text:p>
          <text:p text:style-name="P21"><text:span text:style-name="T25">make_acodekeyl_bystr2(par_codifier_text varchar, par_code_text varchar)</text:span></text:p>
          <text:p text:style-name="P21"><text:span text:style-name="T25">show_codekey(par_key t_code_key)</text:span></text:p>
          <text:p text:style-name="P21"><text:span text:style-name="T25">show_acodekey(par_key t_addressed_code_key)</text:span></text:p>
          <text:p text:style-name="P21"><text:span text:style-name="T25">show_codekeyl(par_key t_code_key_by_lng)</text:span></text:p>
          <text:p text:style-name="P21"><text:span text:style-name="T25">show_acodekeyl(par_key t_addressed_code_key_by_lng)</text:span></text:p>
          <text:p text:style-name="P21"><text:span text:style-name="T25">generalize_codekey(par_key t_code_key)</text:span></text:p>
          <text:p text:style-name="P21"><text:span text:style-name="T25">generalize_codekeyl(par_key t_code_key_by_lng)</text:span></text:p>
          <text:p text:style-name="P21"><text:span text:style-name="T25">generalize_acodekey(par_key t_addressed_code_key)</text:span></text:p>
          <text:p text:style-name="P21"><text:span text:style-name="T25">generalize_codekey_wcf(par_cf_codekey t_code_key, par_key t_code_key)</text:span></text:p>
          <text:p text:style-name="P21"><text:span text:style-name="T25">generalize_codekeyl_wcf(par_cf_codekey t_code_key, par_key t_code_key_by_lng)</text:span></text:p>
          <text:p text:style-name="P21"><text:span text:style-name="T25">codekey_type(par_key t_code_key)</text:span></text:p>
          <text:p text:style-name="P21"><text:span text:style-name="T25">acodekey_type(par_key t_addressed_code_key)</text:span></text:p>
          <text:p text:style-name="P21"><text:span text:style-name="T25">codekeyl_type(par_key t_code_key_by_lng)</text:span></text:p>
          <text:p text:style-name="P21"><text:span text:style-name="T25">acodekeyl_type(par_key t_addressed_code_key_by_lng)</text:span></text:p>
          <text:p text:style-name="P21"><text:span text:style-name="T25">mk_name_construction_input(</text:span></text:p>
          <text:p text:style-name="P21"><text:span text:style-name="T25"><text:tab/></text:span><text:span text:style-name="T25"> <text:s/></text:span><text:span text:style-name="T25">par_lng <text:s/>t_code_key_by_lng</text:span></text:p>
          <text:p text:style-name="P21"><text:span text:style-name="T25"><text:tab/></text:span><text:span text:style-name="T25">, par_name varchar</text:span></text:p>
          <text:p text:style-name="P21"><text:span text:style-name="T25"><text:s text:c="3"/></text:span><text:span text:style-name="T25">, par_entity t_code_key_by_lng</text:span></text:p>
          <text:p text:style-name="P21"><text:span text:style-name="T25"><text:s text:c="3"/></text:span><text:span text:style-name="T25">, par_description varchar</text:span></text:p>
          <text:p text:style-name="P21"><text:span text:style-name="T25"><text:s text:c="3"/></text:span><text:span text:style-name="T25">)</text:span></text:p>
          <text:p><text:span text:style-name="T25"/></text:p>
        </draw:rect>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ERD_5f_0..1" draw:display-name="ERD_0..1" svg:viewBox="0 0 80000 97000" svg:d="m43000 0v21000h37000v8000h-37000v8000c990 150 2160 450 3180 600 960 240 1920 480 2910 720 930 330 1860 660 2760 990 900 390 1770 810 2640 1230 840 480 1650 990 2490 1470 750 570 1530 1140 2280 1710 720 630 1410 1260 2130 1890 630 720 1260 1410 1890 2130 570 750 1140 1530 1710 2280 480 840 990 1650 1470 2490 420 870 840 1740 1230 2640 330 900 660 1830 990 2760 240 990 480 1950 720 2910 150 1020 300 2040 450 3030 5 793 115 2345 152 3132h-5992c25-6038-2666-13105-6827-17176-4380-4286-11055-6806-17183-6806s-12869 2469-17202 6802-6798 11070-6798 17198 2465 12866 6798 17199 8765 6824 17202 6801 12966-2581 17237-6760 6798-9185 6773-17229h5992c-50 717-102 2422-152 3139-150 990-300 2010-450 3030-240 960-480 1920-720 2910-330 930-660 1860-990 2760-390 900-810 1770-1230 2640-480 840-990 1650-1470 2490-570 750-1140 1530-1710 2280-630 720-1260 1410-1890 2130-720 630-1410 1260-2130 1890-750 570-1530 1140-2280 1710-840 480-1650 990-2490 1470-870 420-1740 840-2640 1230-900 330-1830 660-2760 990-990 240-1950 480-2910 720-1020 150-2040 300-3030 450-1050 60-2100 90-3150 150-1050-60-2100-90-3150-150-990-150-2010-300-3030-450-960-240-1920-480-2910-720-930-330-1860-660-2760-990-900-390-1770-810-2640-1230-840-480-1650-990-2490-1470-750-570-1530-1140-2280-1710-720-630-1410-1260-2130-1890-630-720-1260-1410-1890-2130-570-750-1140-1530-1710-2280-480-840-990-1650-1470-2490-420-870-840-1740-1230-2640-330-900-660-1830-990-2760-240-990-480-1950-720-2910-150-1020-300-2040-450-3030-60-1050-90-2100-150-3150 60-1050 90-2100 150-3150 150-990 300-2010 450-3030 240-960 480-1920 720-2910 330-930 660-1860 990-2760 390-900 810-1770 1230-2640 480-840 990-1650 1470-2490 570-750 1140-1530 1710-2280 630-720 1260-1410 1890-2130 720-630 1410-1260 2130-1890 750-570 1530-1140 2280-1710 840-480 1650-990 2490-1470 870-420 1740-840 2640-1230 900-330 1830-660 2760-990 990-240 1950-480 2910-720 1020-150 2190-450 3180-600v-8000h-37000v-8000h37000v-21000z"/>
    <draw:marker draw:name="ERD_5f_0..N" draw:display-name="ERD_0..N" svg:viewBox="0 0 84000 97000" svg:d="m45000 0v31000l33000-31000h6000l-39000 37000c990 150 2160 450 3180 600 960 240 1920 480 2910 720 930 330 1860 660 2760 990 900 390 1770 810 2640 1230 840 480 1650 990 2490 1470 750 570 1530 1140 2280 1710 720 630 1410 1260 2130 1890 630 720 1260 1410 1890 2130 570 750 1140 1530 1710 2280 480 840 990 1650 1470 2490 420 870 840 1740 1230 2640 330 900 660 1830 990 2760 240 990 480 1950 720 2910 150 1020 300 2040 450 3030 5 793 115 2345 152 3132h-5992c25-6038-2666-13105-6827-17176-4380-4286-11055-6806-17183-6806s-12869 2469-17202 6802-6798 11070-6798 17198 2465 12866 6798 17199 8765 6824 17202 6801 12966-2581 17237-6760 6798-9185 6773-17229h5992c-50 717-102 2422-152 3139-150 990-300 2010-450 3030-240 960-480 1920-720 2910-330 930-660 1860-990 2760-390 900-810 1770-1230 2640-480 840-990 1650-1470 2490-570 750-1140 1530-1710 2280-630 720-1260 1410-1890 2130-720 630-1410 1260-2130 1890-750 570-1530 1140-2280 1710-840 480-1650 990-2490 1470-870 420-1740 840-2640 1230-900 330-1830 660-2760 990-990 240-1950 480-2910 720-1020 150-2040 300-3030 450-1050 60-2100 90-3150 150-1050-60-2100-90-3150-150-990-150-2010-300-3030-450-960-240-1920-480-2910-720-930-330-1860-660-2760-990-900-390-1770-810-2640-1230-840-480-1650-990-2490-1470-750-570-1530-1140-2280-1710-720-630-1410-1260-2130-1890-630-720-1260-1410-1890-2130-570-750-1140-1530-1710-2280-480-840-990-1650-1470-2490-420-870-840-1740-1230-2640-330-900-660-1830-990-2760-240-990-480-1950-720-2910-150-1020-300-2040-450-3030-60-1050-90-2100-150-3150 60-1050 90-2100 150-3150 150-990 300-2010 450-3030 240-960 480-1920 720-2910 330-930 660-1860 990-2760 390-900 810-1770 1230-2640 480-840 990-1650 1470-2490 570-750 1140-1530 1710-2280 630-720 1260-1410 1890-2130 720-630 1410-1260 2130-1890 750-570 1530-1140 2280-1710 840-480 1650-990 2490-1470 870-420 1740-840 2640-1230 900-330 1830-660 2760-990 990-240 1950-480 2910-720 1020-150 2190-450 3180-600l-39000-37000h6000l33000 31000v-31000z"/>
    <draw:marker draw:name="ERD_5f_1..1" draw:display-name="ERD_1..1" svg:viewBox="0 0 84000 97000" svg:d="m45000 0v40000h39000v8000h-39000v49000h-6000v-49000h-39000v-8000h39000v-40000z"/>
    <draw:marker draw:name="ERD_5f_1..N" draw:display-name="ERD_1..N" svg:viewBox="0 0 84000 97000" svg:d="m45000 0v31000l33000-31000h6000l-39000 37000v3000h39000v8000h-39000v49000h-6000v-49000h-39000v-8000h39000v-3000l-39000-37000h6000l33000 31000v-31000z"/>
    <draw:marker draw:name="Стили_20_стрелок_20_1" draw:display-name="Стили стрелок 1" svg:viewBox="0 0 84000 97000" svg:d="m45000 0v31000l33000-31000h6000l-39000 37000c990 150 2160 450 3180 600 960 240 1920 480 2910 720 930 330 1860 660 2760 990 900 390 1770 810 2640 1230 840 480 1650 990 2490 1470 750 570 1530 1140 2280 1710 720 630 1410 1260 2130 1890 630 720 1260 1410 1890 2130 570 750 1140 1530 1710 2280 480 840 990 1650 1470 2490 420 870 840 1740 1230 2640 330 900 660 1830 990 2760 240 990 480 1950 720 2910 150 1020 300 2040 450 3030 5 793 115 2345 152 3132h-5992c25-6038-2666-13105-6827-17176-4380-4286-11055-6806-17183-6806s-12869 2469-17202 6802-6798 11070-6798 17198 2465 12866 6798 17199 8765 6824 17202 6801 12966-2581 17237-6760 6798-9185 6773-17229h5992c-50 717-102 2422-152 3139-150 990-300 2010-450 3030-240 960-480 1920-720 2910-330 930-660 1860-990 2760-390 900-810 1770-1230 2640-480 840-990 1650-1470 2490-570 750-1140 1530-1710 2280-630 720-1260 1410-1890 2130-720 630-1410 1260-2130 1890-750 570-1530 1140-2280 1710-840 480-1650 990-2490 1470-870 420-1740 840-2640 1230-900 330-1830 660-2760 990-990 240-1950 480-2910 720-1020 150-2040 300-3030 450-1050 60-2100 90-3150 150-1050-60-2100-90-3150-150-990-150-2010-300-3030-450-960-240-1920-480-2910-720-930-330-1860-660-2760-990-900-390-1770-810-2640-1230-840-480-1650-990-2490-1470-750-570-1530-1140-2280-1710-720-630-1410-1260-2130-1890-630-720-1260-1410-1890-2130-570-750-1140-1530-1710-2280-480-840-990-1650-1470-2490-420-870-840-1740-1230-2640-330-900-660-1830-990-2760-240-990-480-1950-720-2910-150-1020-300-2040-450-3030-60-1050-90-2100-150-3150 60-1050 90-2100 150-3150 150-990 300-2010 450-3030 240-960 480-1920 720-2910 330-930 660-1860 990-2760 390-900 810-1770 1230-2640 480-840 990-1650 1470-2490 570-750 1140-1530 1710-2280 630-720 1260-1410 1890-2130 720-630 1410-1260 2130-1890 750-570 1530-1140 2280-1710 840-480 1650-990 2490-1470 870-420 1740-840 2640-1230 900-330 1830-660 2760-990 990-240 1950-480 2910-720 1020-150 2190-450 3180-600l-39000-37000h6000l33000 31000v-31000z"/>
    <draw:marker draw:name="Стили_20_стрелок_20_14" draw:display-name="Стили стрелок 14" svg:viewBox="0 0 1321 3493" svg:d="m1321 3493h-1321l702-3493z"/>
    <draw:marker draw:name="Стили_20_стрелок_20_17" draw:display-name="Стили стрелок 17" svg:viewBox="0 0 1321 3493" svg:d="m1321 3493h-1321l702-3493z"/>
    <draw:marker draw:name="Стили_20_стрелок_20_22" draw:display-name="Стили стрелок 22" svg:viewBox="0 0 1321 3493" svg:d="m1321 3493h-1321l702-3493z"/>
    <draw:marker draw:name="Стили_20_стрелок_20_23" draw:display-name="Стили стрелок 23" svg:viewBox="0 0 1321 3493" svg:d="m1321 3493h-1321l702-3493z"/>
    <draw:marker draw:name="Стили_20_стрелок_20_24" draw:display-name="Стили стрелок 24" svg:viewBox="0 0 1321 3493" svg:d="m1321 3493h-1321l702-3493z"/>
    <draw:marker draw:name="Стили_20_стрелок_20_27" draw:display-name="Стили стрелок 27" svg:viewBox="0 0 1321 3493" svg:d="m1321 3493h-1321l702-3493z"/>
    <draw:marker draw:name="Стили_20_стрелок_20_29" draw:display-name="Стили стрелок 29" svg:viewBox="0 0 1321 3493" svg:d="m1321 3493h-1321l702-3493z"/>
    <draw:marker draw:name="Стили_20_стрелок_20_32" draw:display-name="Стили стрелок 32" svg:viewBox="0 0 1122 2243" svg:d="m0 2108v17 17l12 42 30 34 38 21 43 4 29-8 30-21 25-26 13-34 343-1532 339 1520 13 42 29 34 39 21 42 4 42-12 34-30 21-42v-39-12l-4 4-440-1998-9-42-25-39-38-25-43-8-42 8-38 25-26 39-8 42z"/>
    <draw:marker draw:name="Стили_20_стрелок_20_5" draw:display-name="Стили стрелок 5" svg:viewBox="0 0 1321 3493" svg:d="m1321 3493h-1321l702-3493z"/>
    <draw:stroke-dash draw:name="_32__20_Dots_20_1_20_Dash" draw:display-name="2 Dots 1 Dash" draw:style="rect" draw:dots1="2" draw:dots2="1" draw:dots2-length="0.203cm" draw:distance="0.203cm"/>
    <draw:stroke-dash draw:name="Dash_20_1" draw:display-name="Dash 1" draw:style="rect" draw:dots1="1" draw:dots1-length="0.02cm" draw:dots2="1" draw:dots2-length="0.02cm" draw:distance="0.02cm"/>
    <draw:stroke-dash draw:name="Dash_20_2" draw:display-name="Dash 2" draw:style="rect" draw:dots1="7" draw:dots1-length="500%" draw:distance="450%"/>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Заголовок_20_сущности" style:display-name="Заголовок сущности" style:family="graphic" style:parent-style-name="standard">
      <style:graphic-properties draw:textarea-horizontal-align="center" draw:textarea-vertical-align="middle"/>
      <style:paragraph-properties fo:text-align="center"/>
      <style:text-properties fo:font-family="'Courier New'" style:font-family-generic="modern" style:font-pitch="fixed" fo:font-size="20pt" fo:font-style="normal" fo:font-weight="bold" style:font-size-asian="20pt" style:font-style-asian="normal" style:font-weight-asian="bold" style:font-size-complex="20pt" style:font-style-complex="normal" style:font-weight-complex="bold"/>
    </style:style>
    <style:style style:name="Вид" style:family="graphic" style:parent-style-name="standard">
      <style:graphic-properties draw:stroke-dash="Dash_20_1" draw:fill="solid" draw:fill-color="#0099ff" draw:fill-gradient-name="Gradient_20_7" draw:fill-hatch-name="Hatch_20_1" draw:fill-image-name="Bitmape_20_1" draw:textarea-horizontal-align="justify" draw:textarea-vertical-align="middle" draw:auto-grow-height="false"/>
      <style:paragraph-properties fo:text-align="center"/>
      <style:text-properties fo:font-family="'Courier New'" style:font-family-generic="modern" style:font-pitch="fixed" fo:font-weight="bold" style:font-weight-asian="bold" style:font-weight-complex="bold"/>
    </style:style>
    <style:style style:name="Связь_5f_1..N_5f_1..N" style:display-name="Связь_1..N_1..N" style:family="graphic" style:parent-style-name="standard">
      <style:graphic-properties svg:stroke-width="0.1cm" svg:stroke-color="#800000" draw:marker-start="ERD_5f_1..N" draw:marker-start-width="1.25cm" draw:marker-end="ERD_5f_1..N" draw:marker-end-width="1.25cm" draw:textarea-horizontal-align="center" draw:textarea-vertical-align="middle" fo:padding-top="0.175cm" fo:padding-bottom="0.175cm" fo:padding-left="0.3cm" fo:padding-right="0.3cm"/>
      <style:paragraph-properties fo:text-align="center"/>
    </style:style>
    <style:style style:name="Связь_5f_1..N_5f_0..1" style:display-name="Связь_1..N_0..1" style:family="graphic" style:parent-style-name="standard">
      <style:graphic-properties svg:stroke-width="0.1cm" svg:stroke-color="#800000" draw:marker-start="ERD_5f_1..N" draw:marker-start-width="1.25cm" draw:marker-end="ERD_5f_0..1" draw:marker-end-width="1.25cm" draw:textarea-horizontal-align="center" draw:textarea-vertical-align="middle" fo:padding-top="0.175cm" fo:padding-bottom="0.175cm" fo:padding-left="0.3cm" fo:padding-right="0.3cm"/>
      <style:paragraph-properties fo:text-align="center"/>
    </style:style>
    <style:style style:name="Связь_5f_1..N_5f_0..N" style:display-name="Связь_1..N_0..N" style:family="graphic" style:parent-style-name="standard">
      <style:graphic-properties svg:stroke-width="0.1cm" svg:stroke-color="#800000" draw:marker-start="ERD_5f_1..N" draw:marker-start-width="1.25cm" draw:marker-end="Стили_20_стрелок_20_1" draw:marker-end-width="1.25cm" draw:textarea-horizontal-align="center" draw:textarea-vertical-align="middle" fo:padding-top="0.175cm" fo:padding-bottom="0.175cm" fo:padding-left="0.3cm" fo:padding-right="0.3cm"/>
      <style:paragraph-properties fo:text-align="center"/>
    </style:style>
    <style:style style:name="Связь_5f_1..1_5f_1..N" style:display-name="Связь_1..1_1..N" style:family="graphic" style:parent-style-name="standard">
      <style:graphic-properties svg:stroke-width="0.1cm" svg:stroke-color="#800000" draw:marker-start="ERD_5f_1..1" draw:marker-start-width="1.25cm" draw:marker-end="ERD_5f_1..N" draw:marker-end-width="1.25cm" draw:textarea-horizontal-align="center" draw:textarea-vertical-align="middle" fo:padding-top="0.175cm" fo:padding-bottom="0.175cm" fo:padding-left="0.3cm" fo:padding-right="0.3cm"/>
      <style:paragraph-properties fo:text-align="center"/>
    </style:style>
    <style:style style:name="Связь_5f_1..1_5f_0..1" style:display-name="Связь_1..1_0..1" style:family="graphic" style:parent-style-name="standard">
      <style:graphic-properties svg:stroke-width="0.1cm" svg:stroke-color="#800000" draw:marker-start="ERD_5f_1..1" draw:marker-start-width="1.25cm" draw:marker-end="ERD_5f_0..1" draw:marker-end-width="1.25cm" draw:textarea-horizontal-align="center" draw:textarea-vertical-align="middle" fo:padding-top="0.175cm" fo:padding-bottom="0.175cm" fo:padding-left="0.3cm" fo:padding-right="0.3cm"/>
      <style:paragraph-properties fo:text-align="center"/>
    </style:style>
    <style:style style:name="Связь_5f_1..1_5f_0..N" style:display-name="Связь_1..1_0..N" style:family="graphic" style:parent-style-name="standard">
      <style:graphic-properties svg:stroke-width="0.1cm" svg:stroke-color="#800000" draw:marker-start="ERD_5f_1..1" draw:marker-start-width="1.25cm" draw:marker-end="Стили_20_стрелок_20_1" draw:marker-end-width="1.25cm" draw:textarea-horizontal-align="center" draw:textarea-vertical-align="middle" fo:padding-top="0.175cm" fo:padding-bottom="0.175cm" fo:padding-left="0.3cm" fo:padding-right="0.3cm"/>
      <style:paragraph-properties fo:text-align="center"/>
    </style:style>
    <style:style style:name="Связь_5f_0..N_5f_1..N" style:display-name="Связь_0..N_1..N" style:family="graphic" style:parent-style-name="standard">
      <style:graphic-properties svg:stroke-width="0.1cm" svg:stroke-color="#800000" draw:marker-start="Стили_20_стрелок_20_1" draw:marker-start-width="1.25cm" draw:marker-end="ERD_5f_1..N" draw:marker-end-width="1.25cm" draw:textarea-horizontal-align="center" draw:textarea-vertical-align="middle" fo:padding-top="0.175cm" fo:padding-bottom="0.175cm" fo:padding-left="0.3cm" fo:padding-right="0.3cm"/>
      <style:paragraph-properties fo:text-align="center"/>
    </style:style>
    <style:style style:name="Связь_5f_0..N_5f_0..1" style:display-name="Связь_0..N_0..1" style:family="graphic" style:parent-style-name="standard">
      <style:graphic-properties svg:stroke-width="0.1cm" svg:stroke-color="#800000" draw:marker-start="Стили_20_стрелок_20_1" draw:marker-start-width="1.25cm" draw:marker-end="ERD_5f_0..1" draw:marker-end-width="1.25cm" draw:textarea-horizontal-align="center" draw:textarea-vertical-align="middle" fo:padding-top="0.175cm" fo:padding-bottom="0.175cm" fo:padding-left="0.3cm" fo:padding-right="0.3cm"/>
      <style:paragraph-properties fo:text-align="center"/>
    </style:style>
    <style:style style:name="Связь_5f_0..N_5f_0..N" style:display-name="Связь_0..N_0..N" style:family="graphic" style:parent-style-name="standard">
      <style:graphic-properties svg:stroke-width="0.1cm" svg:stroke-color="#800000" draw:marker-start="Стили_20_стрелок_20_1" draw:marker-start-width="1.25cm" draw:marker-end="Стили_20_стрелок_20_1" draw:marker-end-width="1.25cm" draw:textarea-horizontal-align="center" draw:textarea-vertical-align="middle" fo:padding-top="0.175cm" fo:padding-bottom="0.175cm" fo:padding-left="0.3cm" fo:padding-right="0.3cm"/>
      <style:paragraph-properties fo:text-align="center"/>
    </style:style>
    <style:style style:name="Связь_5f_1..N_5f_1..1" style:display-name="Связь_1..N_1..1" style:family="graphic" style:parent-style-name="standard">
      <style:graphic-properties svg:stroke-width="0.1cm" svg:stroke-color="#800000" draw:marker-start="ERD_5f_1..N" draw:marker-start-width="1.25cm" draw:marker-end="ERD_5f_1..1" draw:marker-end-width="1.25cm" draw:textarea-horizontal-align="center" draw:textarea-vertical-align="middle" fo:padding-top="0.175cm" fo:padding-bottom="0.175cm" fo:padding-left="0.3cm" fo:padding-right="0.3cm"/>
      <style:paragraph-properties fo:text-align="center"/>
    </style:style>
    <style:style style:name="Связь_5f_1..1_5f_1..1" style:display-name="Связь_1..1_1..1" style:family="graphic" style:parent-style-name="standard">
      <style:graphic-properties svg:stroke-width="0.1cm" svg:stroke-color="#800000" draw:marker-start="ERD_5f_1..1" draw:marker-start-width="1.25cm" draw:marker-end="ERD_5f_1..1" draw:marker-end-width="1.25cm" draw:textarea-horizontal-align="center" draw:textarea-vertical-align="middle" fo:padding-top="0.175cm" fo:padding-bottom="0.175cm" fo:padding-left="0.3cm" fo:padding-right="0.3cm"/>
      <style:paragraph-properties fo:text-align="center"/>
    </style:style>
    <style:style style:name="Связь_5f_0..N_5f_1..1" style:display-name="Связь_0..N_1..1" style:family="graphic" style:parent-style-name="standard">
      <style:graphic-properties svg:stroke-width="0.1cm" svg:stroke-color="#800000" draw:marker-start="Стили_20_стрелок_20_1" draw:marker-start-width="1.25cm" draw:marker-end="ERD_5f_1..1" draw:marker-end-width="1.25cm" draw:textarea-horizontal-align="center" draw:textarea-vertical-align="middle" fo:padding-top="0.175cm" fo:padding-bottom="0.175cm" fo:padding-left="0.3cm" fo:padding-right="0.3cm"/>
      <style:paragraph-properties fo:text-align="center"/>
    </style:style>
    <style:style style:name="Связь_5f_0..1_5f_1..N" style:display-name="Связь_0..1_1..N" style:family="graphic" style:parent-style-name="standard">
      <style:graphic-properties svg:stroke-width="0.1cm" svg:stroke-color="#800000" draw:marker-start="ERD_5f_0..1" draw:marker-start-width="1.25cm" draw:marker-end="ERD_5f_1..N" draw:marker-end-width="1.25cm" draw:textarea-horizontal-align="center" draw:textarea-vertical-align="middle" fo:padding-top="0.175cm" fo:padding-bottom="0.175cm" fo:padding-left="0.3cm" fo:padding-right="0.3cm"/>
      <style:paragraph-properties fo:text-align="center"/>
    </style:style>
    <style:style style:name="Связь_5f_0..1_5f_0..1" style:display-name="Связь_0..1_0..1" style:family="graphic" style:parent-style-name="standard">
      <style:graphic-properties svg:stroke-width="0.1cm" svg:stroke-color="#800000" draw:marker-start="ERD_5f_0..1" draw:marker-start-width="1.25cm" draw:marker-end="ERD_5f_0..1" draw:marker-end-width="1.25cm" draw:textarea-horizontal-align="center" draw:textarea-vertical-align="middle" fo:padding-top="0.175cm" fo:padding-bottom="0.175cm" fo:padding-left="0.3cm" fo:padding-right="0.3cm"/>
      <style:paragraph-properties fo:text-align="center"/>
    </style:style>
    <style:style style:name="Связь_5f_0..1_5f_0..N" style:display-name="Связь_0..1_0..N" style:family="graphic" style:parent-style-name="standard">
      <style:graphic-properties svg:stroke-width="0.1cm" svg:stroke-color="#800000" draw:marker-start="ERD_5f_0..1" draw:marker-start-width="1.25cm" draw:marker-end="Стили_20_стрелок_20_1" draw:marker-end-width="1.25cm" draw:textarea-horizontal-align="center" draw:textarea-vertical-align="middle" fo:padding-top="0.175cm" fo:padding-bottom="0.175cm" fo:padding-left="0.3cm" fo:padding-right="0.3cm"/>
      <style:paragraph-properties fo:text-align="center"/>
    </style:style>
    <style:style style:name="Связь_5f_0..1_5f_1..1" style:display-name="Связь_0..1_1..1" style:family="graphic" style:parent-style-name="standard">
      <style:graphic-properties svg:stroke-width="0.1cm" svg:stroke-color="#800000" draw:marker-start="ERD_5f_0..1" draw:marker-start-width="1.25cm" draw:marker-end="ERD_5f_1..1" draw:marker-end-width="1.25cm" draw:textarea-horizontal-align="center" draw:textarea-vertical-align="middle" fo:padding-top="0.175cm" fo:padding-bottom="0.175cm" fo:padding-left="0.3cm" fo:padding-right="0.3cm"/>
      <style:paragraph-properties fo:text-align="center"/>
    </style:style>
    <style:style style:name="Связь" style:family="graphic" style:parent-style-name="standard">
      <style:graphic-properties svg:stroke-width="0.1cm" svg:stroke-color="#800000" draw:marker-start-width="0.35cm" draw:marker-end-width="0.35cm" draw:textarea-horizontal-align="center" draw:textarea-vertical-align="middle" fo:padding-top="0.175cm" fo:padding-bottom="0.175cm" fo:padding-left="0.3cm" fo:padding-right="0.3cm"/>
      <style:paragraph-properties fo:text-align="center"/>
    </style:style>
    <style:style style:name="Кодификатор" style:family="graphic" style:parent-style-name="Список_20_атрибутов_20_сущносей">
      <style:graphic-properties draw:fill="solid" draw:fill-color="#99cc99" draw:fill-image-width="0cm" draw:fill-image-height="0cm"/>
      <style:paragraph-properties fo:margin-left="0.322cm" fo:margin-right="0.3cm" fo:text-indent="0cm">
        <style:tab-stops/>
      </style:paragraph-properties>
    </style:style>
    <style:style style:name="Список_20_атрибутов_20_сущносей" style:display-name="Список атрибутов сущносей" style:family="graphic" style:parent-style-name="standard">
      <style:graphic-properties draw:stroke-dash="Dash_20_1" draw:fill="solid" draw:fill-color="#ccffff" draw:fill-gradient-name="Gradient_20_7" draw:fill-hatch-name="Hatch_20_1" draw:fill-image-name="Bitmape_20_1" draw:fill-image-width="0cm" draw:fill-image-height="0cm" draw:textarea-horizontal-align="left" draw:textarea-vertical-align="top" draw:fit-to-size="false" draw:fit-to-contour="true" fo:padding-top="0cm" fo:padding-bottom="0cm" fo:padding-left="0cm" fo:padding-right="0cm"/>
      <style:paragraph-properties fo:margin-left="0.4cm" fo:margin-right="0.2cm" fo:margin-top="0.07cm" fo:margin-bottom="0.07cm" fo:line-height="100%" fo:text-align="start" fo:text-indent="0cm" style:text-autospace="none"/>
      <style:text-properties fo:font-family="'Courier New'" style:font-style-name="Обычный" style:font-family-generic="modern" style:font-pitch="fixed" fo:font-size="18pt" style:font-size-asian="18pt" style:font-size-complex="18pt"/>
    </style:style>
    <style:style style:name="Свойства_20_атрибутов" style:display-name="Свойства атрибутов" style:family="graphic" style:parent-style-name="standard">
      <style:graphic-properties draw:stroke-dash="Dash_20_1" draw:fill="solid" draw:fill-color="#ccffff" draw:fill-gradient-name="Gradient_20_8" draw:fill-hatch-name="Hatch_20_1" draw:fill-image-name="Bitmape_20_1" draw:textarea-horizontal-align="left" draw:textarea-vertical-align="top" draw:fit-to-contour="true" fo:padding-top="0cm" fo:padding-bottom="0cm" fo:padding-left="0cm" fo:padding-right="0cm"/>
      <style:paragraph-properties fo:margin-top="0.07cm" fo:margin-bottom="0.07cm" fo:line-height="100%" fo:text-align="center" style:text-autospace="none"/>
      <style:text-properties fo:font-family="'Courier New'" style:font-style-name="Обычный" style:font-family-generic="modern" style:font-pitch="fixed" fo:font-size="18pt" style:font-size-asian="18pt" style:font-size-complex="18pt"/>
    </style:style>
    <style:style style:name="ПолСвязи_5f_0..1" style:display-name="ПолСвязи_0..1" style:family="graphic" style:parent-style-name="standard">
      <style:graphic-properties svg:stroke-width="0.1cm" svg:stroke-color="#800000" draw:marker-start-width="1.25cm" draw:marker-end="ERD_5f_0..1" draw:marker-end-width="1.25cm" draw:textarea-horizontal-align="center" draw:textarea-vertical-align="middle" fo:padding-top="0.175cm" fo:padding-bottom="0.175cm" fo:padding-left="0.3cm" fo:padding-right="0.3cm"/>
      <style:paragraph-properties fo:text-align="center"/>
    </style:style>
    <style:style style:name="ПолСвязи_5f_0..N" style:display-name="ПолСвязи_0..N" style:family="graphic" style:parent-style-name="standard">
      <style:graphic-properties svg:stroke-width="0.1cm" svg:stroke-color="#800000" draw:marker-start-width="1.25cm" draw:marker-end="ERD_5f_0..N" draw:marker-end-width="1.25cm" draw:textarea-horizontal-align="center" draw:textarea-vertical-align="middle" fo:padding-top="0.175cm" fo:padding-bottom="0.175cm" fo:padding-left="0.3cm" fo:padding-right="0.3cm"/>
      <style:paragraph-properties fo:text-align="center"/>
    </style:style>
    <style:style style:name="ПолСвязи_5f_1..1" style:display-name="ПолСвязи_1..1" style:family="graphic" style:parent-style-name="standard">
      <style:graphic-properties svg:stroke-width="0.1cm" svg:stroke-color="#800000" draw:marker-start-width="1.25cm" draw:marker-end="ERD_5f_1..1" draw:marker-end-width="1.25cm" draw:textarea-horizontal-align="center" draw:textarea-vertical-align="middle" fo:padding-top="0.175cm" fo:padding-bottom="0.175cm" fo:padding-left="0.3cm" fo:padding-right="0.3cm"/>
      <style:paragraph-properties fo:text-align="center"/>
    </style:style>
    <style:style style:name="ПолСвязи_5f_1..N" style:display-name="ПолСвязи_1..N" style:family="graphic" style:parent-style-name="standard">
      <style:graphic-properties svg:stroke-width="0.1cm" svg:stroke-color="#800000" draw:marker-start-width="1.25cm" draw:marker-end="ERD_5f_1..N" draw:marker-end-width="1.25cm" draw:textarea-horizontal-align="center" draw:textarea-vertical-align="middle" fo:padding-top="0.175cm" fo:padding-bottom="0.175cm" fo:padding-left="0.3cm" fo:padding-right="0.3cm"/>
      <style:paragraph-properties fo:text-align="center"/>
    </style:style>
    <style:style style:name="Привязка_20_кодификатора" style:display-name="Привязка кодификатора" style:family="graphic" style:parent-style-name="Связь">
      <style:graphic-properties svg:stroke-color="#ff9966" draw:fill="solid" draw:fill-color="#ff6633"/>
    </style:style>
    <style:style style:name="_32_22" style:display-name="222" style:family="graphic" style:parent-style-name="standard">
      <style:graphic-properties draw:fill="solid" draw:fill-color="#ff9966" draw:textarea-horizontal-align="center" draw:textarea-vertical-align="middle"/>
      <style:paragraph-properties fo:text-align="center"/>
    </style:style>
  </office:styles>
  <office:automatic-styles>
    <style:page-layout style:name="PM0">
      <style:page-layout-properties fo:margin-top="1cm" fo:margin-bottom="1cm" fo:margin-left="1cm" fo:margin-right="1cm" fo:page-width="204cm" fo:page-height="168.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Belka </meta:initial-creator>
    <meta:creation-date>2010-01-04T22:05:14.20</meta:creation-date>
    <dc:date>2010-03-18T15:32:36.21</dc:date>
    <dc:creator>Belka </dc:creator>
    <meta:editing-duration>PT118H17M38S</meta:editing-duration>
    <meta:editing-cycles>22</meta:editing-cycles>
    <meta:generator>OpenOffice.org/3.1$Win32 OpenOffice.org_project/310m19$Build-9420</meta:generator>
    <meta:document-statistic meta:object-count="358"/>
  </office:meta>
</office:document-meta>
</file>